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008000000084CDE366A.png" manifest:media-type="image/png"/>
  <manifest:file-entry manifest:full-path="Pictures/10000000000000200000002000309F1C.png" manifest:media-type="image/png"/>
  <manifest:file-entry manifest:full-path="Pictures/1000000000000258000000682CC68BFD.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hatch" draw:fill-color="#ffffff" draw:fill-hatch-name="Black_5f_90_5f_degrees_5f_22" draw:fill-image-name="Bitmape_20_1" draw:fill-image-width="0cm" draw:fill-image-height="0cm" style:repeat="repeat"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solid" svg:stroke-width="0.026cm" svg:stroke-color="#000000" draw:stroke-linejoin="round" draw:fill="solid" draw:fill-color="#333399"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solid" svg:stroke-width="0.08cm" svg:stroke-color="#000000" draw:marker-end="msArrowEnd_20_5" draw:marker-end-width="0.24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solid" svg:stroke-width="0.08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solid" svg:stroke-width="0.026cm" svg:stroke-color="#000000" draw:stroke-linejoin="miter" draw:fill="solid" draw:fill-color="#333399"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9"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2" style:family="graphic" style:parent-style-name="standard">
      <style:graphic-properties draw:stroke="solid" svg:stroke-width="0.079cm" svg:stroke-color="#000000" draw:marker-end="Arrowheads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solid" svg:stroke-width="0.079cm" svg:stroke-color="#000000" draw:marker-end="Arrowheads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26cm" svg:stroke-color="#000000" draw:stroke-linejoin="miter" draw:fill="solid" draw:fill-color="#333399" draw:textarea-horizontal-align="justify" draw:textarea-vertical-align="middle" draw:auto-grow-height="false" fo:padding-top="0.13cm" fo:padding-bottom="0.13cm" fo:padding-left="0.25cm" fo:padding-right="0.25cm" fo:wrap-option="no-wrap" draw:shadow="hidden"/>
    </style:style>
    <style:style style:name="gr15"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style:style>
    <style:style style:name="gr1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0" style:family="graphic" style:parent-style-name="standard">
      <style:graphic-properties draw:stroke="solid" svg:stroke-width="0.079cm" svg:stroke-color="#000000" draw:marker-end="Arrowheads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2" style:family="graphic" style:parent-style-name="standard">
      <style:graphic-properties draw:stroke="solid" svg:stroke-width="0.079cm" svg:stroke-color="#000000" draw:marker-end="Arrowheads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5"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2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3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31" style:family="graphic" style:parent-style-name="standard" style:list-style-name="L1">
      <style:graphic-properties draw:stroke="none" draw:fill="none" draw:fill-color="#ffffff" draw:textarea-horizontal-align="justify" draw:textarea-vertical-align="top" draw:auto-grow-height="true" fo:min-height="1.231cm" fo:padding-top="0.13cm" fo:padding-bottom="0.13cm" fo:padding-left="0.25cm" fo:padding-right="0.25cm" fo:wrap-option="wrap" draw:shadow="hidden"/>
    </style:style>
    <style:style style:name="gr32"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33" style:family="graphic" style:parent-style-name="standard" style:list-style-name="L1">
      <style:graphic-properties draw:stroke="none" draw:fill="none" draw:fill-color="#ffffff" draw:textarea-horizontal-align="justify" draw:textarea-vertical-align="top" draw:auto-grow-height="true" fo:min-height="1.231cm" fo:padding-top="0.13cm" fo:padding-bottom="0.13cm" fo:padding-left="0.25cm" fo:padding-right="0.25cm" fo:wrap-option="wrap" draw:shadow="hidden"/>
    </style:style>
    <style:style style:name="gr3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35" style:family="graphic" style:parent-style-name="standard" style:list-style-name="L1">
      <style:graphic-properties draw:stroke="none" draw:fill="none" draw:fill-color="#ffffff" draw:textarea-horizontal-align="justify" draw:textarea-vertical-align="top" draw:auto-grow-height="true" fo:min-height="1.116cm" fo:padding-top="0.13cm" fo:padding-bottom="0.13cm" fo:padding-left="0.25cm" fo:padding-right="0.25cm" fo:wrap-option="wrap" draw:shadow="hidden"/>
    </style:style>
    <style:style style:name="gr3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3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3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3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2"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5"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4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2"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5"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6" style:family="graphic" style:parent-style-name="standard">
      <style:graphic-properties draw:stroke="solid" svg:stroke-width="0.079cm" svg:stroke-color="#000000" draw:marker-end="Arrowheads_20_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59" style:family="graphic">
      <style:graphic-properties style:protect="size"/>
    </style:style>
    <style:style style:name="gr60" style:family="graphic" style:parent-style-name="standard">
      <style:graphic-properties draw:stroke="solid" svg:stroke-width="0.026cm" svg:stroke-color="#000000" draw:stroke-linejoin="miter" draw:fill="hatch" draw:fill-color="#ffffff" draw:fill-hatch-name="Black_5f_90_5f_degrees_5f_22" draw:fill-hatch-solid="false" draw:fill-image-name="Bitmape_20_1" draw:fill-image-width="0cm" draw:fill-image-height="0cm" style:repeat="repeat" draw:textarea-horizontal-align="left" draw:textarea-vertical-align="middle" draw:auto-grow-height="false" fo:padding-top="0.13cm" fo:padding-bottom="0.13cm" fo:padding-left="0.25cm" fo:padding-right="0.25cm" fo:wrap-option="no-wrap" draw:shadow="hidden"/>
    </style:style>
    <style:style style:name="gr61" style:family="graphic" style:parent-style-name="objectwithoutfill">
      <style:graphic-properties draw:fill="none" draw:textarea-horizontal-align="center" draw:textarea-vertical-align="middle"/>
    </style:style>
    <style:style style:name="gr6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6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6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65" style:family="graphic" style:parent-style-name="standard">
      <style:graphic-properties draw:stroke="solid" svg:stroke-width="0.079cm" svg:stroke-color="#000000" draw:marker-end="Arrowheads_20_1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6"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6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68" style:family="graphic" style:parent-style-name="standard">
      <style:graphic-properties draw:stroke="solid" svg:stroke-width="0.079cm" svg:stroke-color="#000000" draw:marker-end="Arrowheads_20_1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9"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7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71" style:family="graphic" style:parent-style-name="standard">
      <style:graphic-properties draw:stroke="solid" svg:stroke-width="0.079cm" svg:stroke-color="#000000" draw:marker-end="Arrowheads_20_1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7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74" style:family="graphic" style:parent-style-name="standard">
      <style:graphic-properties draw:stroke="solid" svg:stroke-width="0.079cm" svg:stroke-color="#000000" draw:marker-end="Arrowheads_20_19"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5"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7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77" style:family="graphic" style:parent-style-name="standard">
      <style:graphic-properties draw:stroke="solid" svg:stroke-width="0.079cm" svg:stroke-color="#000000" draw:marker-end="Arrowheads_20_2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8"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7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0" style:family="graphic" style:parent-style-name="standard">
      <style:graphic-properties draw:stroke="solid" svg:stroke-width="0.08cm" svg:stroke-color="#000000" draw:marker-end="msArrowEnd_20_5" draw:marker-end-width="0.2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1" style:family="graphic" style:parent-style-name="standard">
      <style:graphic-properties draw:stroke="solid" svg:stroke-width="0.079cm" svg:stroke-color="#000000" draw:marker-end="Arrowheads_20_2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2"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5" style:family="graphic" style:parent-style-name="standard" style:list-style-name="L1">
      <style:graphic-properties draw:stroke="none" draw:fill="none" draw:fill-color="#ffffff" draw:textarea-horizontal-align="justify" draw:textarea-vertical-align="top" draw:auto-grow-height="true" fo:min-height="1.231cm" fo:padding-top="0.13cm" fo:padding-bottom="0.13cm" fo:padding-left="0.25cm" fo:padding-right="0.25cm" fo:wrap-option="wrap" draw:shadow="hidden"/>
    </style:style>
    <style:style style:name="gr8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8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9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9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92"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9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9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95" style:family="graphic" style:parent-style-name="standard" style:list-style-name="L1">
      <style:graphic-properties draw:stroke="none" draw:fill="none" draw:fill-color="#ffffff" draw:textarea-horizontal-align="justify" draw:textarea-vertical-align="top" draw:auto-grow-height="true" fo:min-height="1.116cm" fo:padding-top="0.13cm" fo:padding-bottom="0.13cm" fo:padding-left="0.25cm" fo:padding-right="0.25cm" fo:wrap-option="wrap" draw:shadow="hidden"/>
    </style:style>
    <style:style style:name="gr96" style:family="graphic" style:parent-style-name="standard">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no-wrap" draw:shadow="hidden"/>
    </style:style>
    <style:style style:name="gr97" style:family="graphic" style:parent-style-name="standard" style:list-style-name="L1">
      <style:graphic-properties draw:stroke="none" draw:fill="none" draw:fill-color="#ffffff" draw:textarea-horizontal-align="justify" draw:textarea-vertical-align="top" draw:auto-grow-height="true" fo:min-height="0.528cm" fo:padding-top="0.13cm" fo:padding-bottom="0.13cm" fo:padding-left="0.25cm" fo:padding-right="0.25cm" fo:wrap-option="wrap" draw:shadow="hidden"/>
    </style:style>
    <style:style style:name="gr98" style:family="graphic" style:parent-style-name="standard">
      <style:graphic-properties draw:stroke="solid" svg:stroke-width="0.079cm" svg:stroke-color="#000000" draw:marker-end="Arrowheads_20_2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0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01" style:family="graphic" style:parent-style-name="standard">
      <style:graphic-properties draw:stroke="solid" svg:stroke-width="0.079cm" svg:stroke-color="#000000" draw:marker-end="Arrowheads_20_2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2" style:family="graphic" style:parent-style-name="standard">
      <style:graphic-properties draw:stroke="solid" svg:stroke-width="0.08cm" svg:stroke-color="#000000" draw:marker-end="msArrowEnd_20_5" draw:marker-end-width="0.24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0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05"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06" style:family="graphic" style:parent-style-name="standard" style:list-style-name="L1">
      <style:graphic-properties draw:stroke="none" draw:fill="solid" draw:fill-color="#000000" draw:opacity="0%" draw:textarea-horizontal-align="justify" draw:textarea-vertical-align="top" draw:auto-grow-height="true" fo:min-height="0.616cm" fo:padding-top="0.13cm" fo:padding-bottom="0.13cm" fo:padding-left="0.25cm" fo:padding-right="0.25cm" fo:wrap-option="wrap" draw:shadow="hidden"/>
    </style:style>
    <style:style style:name="gr107" style:family="graphic" style:parent-style-name="standard" style:list-style-name="L1">
      <style:graphic-properties draw:stroke="none" draw:fill="solid" draw:fill-color="#000000" draw:opacity="0%" draw:textarea-horizontal-align="justify" draw:textarea-vertical-align="top" draw:auto-grow-height="true" fo:min-height="0.616cm" fo:padding-top="0.13cm" fo:padding-bottom="0.13cm" fo:padding-left="0.25cm" fo:padding-right="0.25cm" fo:wrap-option="wrap" draw:shadow="hidden"/>
    </style:style>
    <style:style style:name="gr10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0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10" style:family="graphic" style:parent-style-name="standard" style:list-style-name="L1">
      <style:graphic-properties draw:stroke="none" draw:fill="none" draw:fill-color="#ffffff" draw:textarea-horizontal-align="justify" draw:textarea-vertical-align="top" draw:auto-grow-height="true" fo:min-height="0.835cm" fo:padding-top="0.13cm" fo:padding-bottom="0.13cm" fo:padding-left="0.25cm" fo:padding-right="0.25cm" fo:wrap-option="wrap" draw:shadow="hidden"/>
    </style:style>
    <style:style style:name="gr111" style:family="graphic" style:parent-style-name="standard" style:list-style-name="L1">
      <style:graphic-properties draw:stroke="none" draw:fill="none" draw:fill-color="#ffffff" draw:textarea-horizontal-align="justify" draw:textarea-vertical-align="top" draw:auto-grow-height="true" fo:min-height="0.528cm" fo:padding-top="0.13cm" fo:padding-bottom="0.13cm" fo:padding-left="0.25cm" fo:padding-right="0.25cm" fo:wrap-option="wrap" draw:shadow="hidden"/>
    </style:style>
    <style:style style:name="gr112" style:family="graphic" style:parent-style-name="standard" style:list-style-name="L1">
      <style:graphic-properties draw:stroke="none" draw:fill="none" draw:fill-color="#ffffff" draw:textarea-horizontal-align="justify" draw:textarea-vertical-align="top" draw:auto-grow-height="true" fo:min-height="0.835cm" fo:padding-top="0.13cm" fo:padding-bottom="0.13cm" fo:padding-left="0.25cm" fo:padding-right="0.25cm" fo:wrap-option="wrap" draw:shadow="hidden"/>
    </style:style>
    <style:style style:name="gr113" style:family="graphic" style:parent-style-name="standard" style:list-style-name="L1">
      <style:graphic-properties draw:stroke="none" draw:fill="none" draw:fill-color="#ffffff" draw:textarea-horizontal-align="justify" draw:textarea-vertical-align="top" draw:auto-grow-height="true" fo:min-height="1.116cm" fo:padding-top="0.13cm" fo:padding-bottom="0.13cm" fo:padding-left="0.25cm" fo:padding-right="0.25cm" fo:wrap-option="wrap" draw:shadow="hidden"/>
    </style:style>
    <style:style style:name="gr11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15" style:family="graphic" style:parent-style-name="standard">
      <style:graphic-properties draw:stroke="solid" svg:stroke-width="0.079cm" svg:stroke-color="#000000" draw:marker-end="Arrowheads_20_2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6" style:family="graphic" style:parent-style-name="standard">
      <style:graphic-properties draw:stroke="solid" svg:stroke-width="0.079cm" svg:stroke-color="#000000" draw:marker-end="Arrowheads_20_2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7" style:family="graphic" style:parent-style-name="standard" style:list-style-name="L1">
      <style:graphic-properties draw:stroke="none" draw:fill="solid" draw:fill-color="#000000" draw:opacity="0%" draw:textarea-horizontal-align="justify" draw:textarea-vertical-align="top" draw:auto-grow-height="true" fo:min-height="0.616cm" fo:padding-top="0.13cm" fo:padding-bottom="0.13cm" fo:padding-left="0.25cm" fo:padding-right="0.25cm" fo:wrap-option="wrap" draw:shadow="hidden"/>
    </style:style>
    <style:style style:name="gr118" style:family="graphic" style:parent-style-name="standard">
      <style:graphic-properties draw:stroke="solid" svg:stroke-width="0.079cm" svg:stroke-color="#000000" draw:marker-end="Arrowheads_20_2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9" style:family="graphic" style:parent-style-name="standard">
      <style:graphic-properties draw:stroke="solid" svg:stroke-width="0.079cm" svg:stroke-color="#000000" draw:marker-end="Arrowheads_20_29"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0"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21" style:family="graphic" style:parent-style-name="standard">
      <style:graphic-properties draw:stroke="solid" svg:stroke-width="0.079cm" svg:stroke-color="#000000" draw:marker-end="Arrowheads_20_3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2"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style:style>
    <style:style style:name="gr123" style:family="graphic" style:parent-style-name="standard" style:list-style-name="L1">
      <style:graphic-properties draw:stroke="none" draw:fill="none" draw:fill-color="#ffffff" draw:textarea-horizontal-align="justify" draw:textarea-vertical-align="top" draw:auto-grow-height="true" fo:min-height="0.528cm" fo:padding-top="0.13cm" fo:padding-bottom="0.13cm" fo:padding-left="0.25cm" fo:padding-right="0.25cm" fo:wrap-option="wrap" draw:shadow="hidden"/>
    </style:style>
    <style:style style:name="gr124" style:family="graphic" style:parent-style-name="standard" style:list-style-name="L1">
      <style:graphic-properties draw:stroke="none" draw:fill="none" draw:fill-color="#ffffff" draw:textarea-horizontal-align="justify" draw:textarea-vertical-align="top" draw:auto-grow-height="true" fo:min-height="0.528cm" fo:padding-top="0.13cm" fo:padding-bottom="0.13cm" fo:padding-left="0.25cm" fo:padding-right="0.25cm" fo:wrap-option="wrap" draw:shadow="hidden"/>
    </style:style>
    <style:style style:name="gr125"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2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2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2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2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2"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3"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4"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5"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6" style:family="graphic" style:parent-style-name="standard" style:list-style-name="L1">
      <style:graphic-properties draw:stroke="none" draw:fill="solid" draw:fill-color="#000000" draw:opacity="0%" draw:textarea-horizontal-align="justify" draw:textarea-vertical-align="top" draw:auto-grow-height="true" fo:min-height="0.616cm" fo:padding-top="0.13cm" fo:padding-bottom="0.13cm" fo:padding-left="0.25cm" fo:padding-right="0.25cm" fo:wrap-option="wrap" draw:shadow="hidden"/>
    </style:style>
    <style:style style:name="gr137" style:family="graphic" style:parent-style-name="standard" style:list-style-name="L1">
      <style:graphic-properties draw:stroke="none" draw:fill="none" draw:fill-color="#ffffff" draw:textarea-horizontal-align="justify" draw:textarea-vertical-align="top" draw:auto-grow-height="true" fo:min-height="0.528cm" fo:padding-top="0.13cm" fo:padding-bottom="0.13cm" fo:padding-left="0.25cm" fo:padding-right="0.25cm" fo:wrap-option="wrap" draw:shadow="hidden"/>
    </style:style>
    <style:style style:name="gr13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39"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4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4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42"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43" style:family="graphic" style:parent-style-name="standard">
      <style:graphic-properties draw:stroke="solid" svg:stroke-width="0.026cm" svg:stroke-color="#000000" draw:stroke-linejoin="miter" draw:fill="hatch" draw:fill-color="#ffffff" draw:fill-hatch-name="Black_5f_0_5f_degrees_5f_22" draw:fill-hatch-solid="false" draw:fill-image-name="Bitmape_20_1" draw:fill-image-width="0cm" draw:fill-image-height="0cm" style:repeat="repeat" draw:textarea-horizontal-align="left" draw:textarea-vertical-align="middle" draw:auto-grow-height="false" fo:padding-top="0.13cm" fo:padding-bottom="0.13cm" fo:padding-left="0.25cm" fo:padding-right="0.25cm" fo:wrap-option="no-wrap" draw:shadow="hidden"/>
    </style:style>
    <style:style style:name="gr144" style:family="graphic" style:parent-style-name="standard" style:list-style-name="L1">
      <style:graphic-properties draw:stroke="none" draw:fill="none" draw:fill-color="#ffffff" draw:textarea-horizontal-align="justify" draw:textarea-vertical-align="top" draw:auto-grow-height="true" fo:min-height="1.116cm" fo:padding-top="0.13cm" fo:padding-bottom="0.13cm" fo:padding-left="0.25cm" fo:padding-right="0.25cm" fo:wrap-option="wrap" draw:shadow="hidden"/>
    </style:style>
    <style:style style:name="gr145" style:family="graphic" style:parent-style-name="standard" style:list-style-name="L1">
      <style:graphic-properties draw:stroke="none" draw:fill="solid" draw:fill-color="#000000" draw:opacity="0%" draw:textarea-horizontal-align="justify" draw:textarea-vertical-align="top" draw:auto-grow-height="true" fo:min-height="0.616cm" fo:padding-top="0.13cm" fo:padding-bottom="0.13cm" fo:padding-left="0.25cm" fo:padding-right="0.25cm" fo:wrap-option="wrap" draw:shadow="hidden"/>
    </style:style>
    <style:style style:name="gr146"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4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48"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49"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50"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51"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52" style:family="graphic" style:parent-style-name="objectwithoutfill">
      <style:graphic-properties svg:stroke-width="0.08cm" draw:marker-start-width="0.42cm" draw:marker-end="Symmetric_20_Arrow" draw:marker-end-width="0.28cm" draw:fill="none" draw:textarea-horizontal-align="center" draw:textarea-vertical-align="middle" fo:padding-top="0.165cm" fo:padding-bottom="0.165cm" fo:padding-left="0.29cm" fo:padding-right="0.29cm"/>
    </style:style>
    <style:style style:name="gr153" style:family="graphic" style:parent-style-name="standard" style:list-style-name="L1">
      <style:graphic-properties draw:stroke="none" draw:fill="none" draw:fill-color="#ffffff" draw:textarea-horizontal-align="justify" draw:textarea-vertical-align="top" draw:auto-grow-height="true" fo:min-height="1.116cm" fo:padding-top="0.13cm" fo:padding-bottom="0.13cm" fo:padding-left="0.25cm" fo:padding-right="0.25cm" fo:wrap-option="wrap" draw:shadow="hidden"/>
    </style:style>
    <style:style style:name="gr154" style:family="graphic" style:parent-style-name="standard">
      <style:graphic-properties draw:stroke="solid" svg:stroke-width="0.08cm" svg:stroke-color="#000000" draw:marker-start-width="0.3cm" draw:marker-end="msArrowEnd_20_5" draw:marker-end-width="0.24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5" style:family="graphic" style:parent-style-name="standard">
      <style:graphic-properties draw:stroke="dash" draw:stroke-dash="Dash_20_2"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56" style:family="graphic" style:parent-style-name="standard">
      <style:graphic-properties draw:stroke="solid" svg:stroke-width="0.08cm" svg:stroke-color="#000000" draw:marker-start-width="0.281cm" draw:marker-end="Arrowheads_20_31" draw:marker-end-width="0.291cm" draw:marker-end-center="false" draw:stroke-linejoin="miter" draw:fill="none" draw:fill-color="#ffffff" draw:textarea-horizontal-align="left" draw:textarea-vertical-align="top" draw:auto-grow-height="false" fo:padding-top="0.157cm" fo:padding-bottom="0.157cm" fo:padding-left="0.277cm" fo:padding-right="0.277cm" fo:wrap-option="wrap" draw:shadow="hidden"/>
    </style:style>
    <style:style style:name="gr157" style:family="graphic" style:parent-style-name="standard">
      <style:graphic-properties draw:stroke="solid" svg:stroke-width="0.08cm" svg:stroke-color="#000000" draw:marker-start-width="0.281cm" draw:marker-end="Arrowheads_20_32" draw:marker-end-width="0.291cm" draw:marker-end-center="false" draw:stroke-linejoin="miter" draw:fill="none" draw:fill-color="#ffffff" draw:textarea-horizontal-align="left" draw:textarea-vertical-align="top" draw:auto-grow-height="false" fo:padding-top="0.157cm" fo:padding-bottom="0.157cm" fo:padding-left="0.277cm" fo:padding-right="0.277cm" fo:wrap-option="wrap" draw:shadow="hidden"/>
    </style:style>
    <style:style style:name="gr158" style:family="graphic" style:parent-style-name="standard">
      <style:graphic-properties draw:stroke="solid" svg:stroke-width="0.08cm" svg:stroke-color="#000000" draw:marker-start-width="0.281cm" draw:marker-end="Arrowheads_20_33" draw:marker-end-width="0.291cm" draw:marker-end-center="false" draw:stroke-linejoin="miter" draw:fill="none" draw:fill-color="#ffffff" draw:textarea-horizontal-align="left" draw:textarea-vertical-align="top" draw:auto-grow-height="false" fo:padding-top="0.157cm" fo:padding-bottom="0.157cm" fo:padding-left="0.277cm" fo:padding-right="0.277cm" fo:wrap-option="wrap" draw:shadow="hidden"/>
    </style:style>
    <style:style style:name="gr159" style:family="graphic" style:parent-style-name="standard">
      <style:graphic-properties draw:stroke="solid" svg:stroke-width="0.08cm" svg:stroke-color="#000000" draw:marker-start-width="0.281cm" draw:marker-end="Arrowheads_20_34" draw:marker-end-width="0.291cm" draw:marker-end-center="false" draw:stroke-linejoin="miter" draw:fill="none" draw:fill-color="#ffffff" draw:textarea-horizontal-align="left" draw:textarea-vertical-align="top" draw:auto-grow-height="false" fo:padding-top="0.157cm" fo:padding-bottom="0.157cm" fo:padding-left="0.277cm" fo:padding-right="0.277cm" fo:wrap-option="wrap" draw:shadow="hidden"/>
    </style:style>
    <style:style style:name="gr160" style:family="graphic" style:parent-style-name="standard">
      <style:graphic-properties draw:stroke="solid" svg:stroke-width="0.08cm" svg:stroke-color="#000000" draw:marker-start-width="0.281cm" draw:marker-end="Arrowheads_20_35" draw:marker-end-width="0.291cm" draw:marker-end-center="false" draw:stroke-linejoin="miter" draw:fill="none" draw:fill-color="#ffffff" draw:textarea-horizontal-align="left" draw:textarea-vertical-align="top" draw:auto-grow-height="false" fo:padding-top="0.157cm" fo:padding-bottom="0.157cm" fo:padding-left="0.277cm" fo:padding-right="0.277cm" fo:wrap-option="wrap" draw:shadow="hidden"/>
    </style:style>
    <style:style style:name="gr161"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62" style:family="graphic" style:parent-style-name="standard">
      <style:graphic-properties draw:stroke="solid" svg:stroke-width="0.08cm" svg:stroke-color="#000000" draw:marker-start-width="0.281cm" draw:marker-end="Arrowheads_20_38" draw:marker-end-width="0.291cm" draw:marker-end-center="false" draw:stroke-linejoin="miter" draw:fill="none" draw:fill-color="#ffffff" draw:textarea-horizontal-align="left" draw:textarea-vertical-align="top" draw:auto-grow-height="false" fo:padding-top="0.157cm" fo:padding-bottom="0.157cm" fo:padding-left="0.277cm" fo:padding-right="0.277cm" fo:wrap-option="wrap" draw:shadow="hidden"/>
    </style:style>
    <style:style style:name="gr163"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64" style:family="graphic" style:parent-style-name="standard">
      <style:graphic-properties draw:stroke="solid" svg:stroke-width="0.08cm" svg:stroke-color="#000000" draw:marker-start-width="0.281cm" draw:marker-end="Arrowheads_20_39" draw:marker-end-width="0.291cm" draw:marker-end-center="false" draw:stroke-linejoin="miter" draw:fill="none" draw:fill-color="#ffffff" draw:textarea-horizontal-align="left" draw:textarea-vertical-align="top" draw:auto-grow-height="false" fo:padding-top="0.157cm" fo:padding-bottom="0.157cm" fo:padding-left="0.277cm" fo:padding-right="0.277cm" fo:wrap-option="wrap" draw:shadow="hidden"/>
    </style:style>
    <style:style style:name="gr165"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6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67" style:family="graphic" style:parent-style-name="standard" style:list-style-name="L1">
      <style:graphic-properties draw:stroke="none" svg:stroke-width="0.08cm" draw:marker-start-width="0.32cm" draw:marker-end-width="0.32cm"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68" style:family="graphic" style:parent-style-name="standard">
      <style:graphic-properties draw:stroke="solid" svg:stroke-width="0.08cm" svg:stroke-color="#000000" draw:marker-start-width="0.268cm" draw:marker-end="Arrowheads_20_40" draw:marker-end-width="0.278cm" draw:marker-end-center="false"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169" style:family="graphic" style:parent-style-name="standard">
      <style:graphic-properties draw:stroke="solid" svg:stroke-width="0.08cm" svg:stroke-color="#000000" draw:marker-start-width="0.268cm" draw:marker-end="Arrowheads_20_41" draw:marker-end-width="0.278cm" draw:marker-end-center="false"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170" style:family="graphic" style:parent-style-name="standard">
      <style:graphic-properties draw:stroke="solid" svg:stroke-width="0.08cm" svg:stroke-color="#000000" draw:marker-start-width="0.268cm" draw:marker-end="Arrowheads_20_42" draw:marker-end-width="0.278cm" draw:marker-end-center="false"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171"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72"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73" style:family="graphic" style:parent-style-name="standard" style:list-style-name="L1">
      <style:graphic-properties draw:stroke="none" svg:stroke-width="0.08cm" draw:marker-start-width="0.32cm" draw:marker-end-width="0.32cm"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74" style:family="graphic" style:parent-style-name="standard">
      <style:graphic-properties draw:stroke="solid" svg:stroke-width="0.08cm" svg:stroke-color="#000000" draw:marker-start-width="0.268cm" draw:marker-end="Arrowheads_20_43" draw:marker-end-width="0.278cm" draw:marker-end-center="false"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175" style:family="graphic" style:parent-style-name="standard">
      <style:graphic-properties draw:stroke="solid" svg:stroke-width="0.08cm" svg:stroke-color="#000000" draw:marker-start-width="0.268cm" draw:marker-end="Arrowheads_20_44" draw:marker-end-width="0.278cm" draw:marker-end-center="false"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176"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77"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78" style:family="graphic" style:parent-style-name="standard">
      <style:graphic-properties draw:stroke="solid" svg:stroke-width="0.08cm" svg:stroke-color="#000000" draw:marker-start-width="0.26cm" draw:marker-end="Arrowheads_20_46" draw:marker-end-width="0.27cm" draw:marker-end-center="false" draw:stroke-linejoin="round" draw:fill="none" draw:fill-color="#ffffff" draw:textarea-horizontal-align="left" draw:textarea-vertical-align="top" draw:auto-grow-height="false" fo:padding-top="0.15cm" fo:padding-bottom="0.15cm" fo:padding-left="0.27cm" fo:padding-right="0.27cm" fo:wrap-option="wrap" draw:shadow="hidden"/>
    </style:style>
    <style:style style:name="gr179" style:family="graphic" style:parent-style-name="standard">
      <style:graphic-properties draw:stroke="solid" svg:stroke-width="0.08cm" svg:stroke-color="#000000" draw:marker-start-width="0.275cm" draw:marker-end="Arrowheads_20_47" draw:marker-end-width="0.285cm" draw:marker-end-center="false" draw:stroke-linejoin="round" draw:fill="none" draw:fill-color="#ffffff" draw:textarea-horizontal-align="left" draw:textarea-vertical-align="top" draw:auto-grow-height="false" fo:padding-top="0.155cm" fo:padding-bottom="0.155cm" fo:padding-left="0.275cm" fo:padding-right="0.275cm" fo:wrap-option="wrap" draw:shadow="hidden"/>
    </style:style>
    <style:style style:name="gr180" style:family="graphic" style:parent-style-name="standard">
      <style:graphic-properties draw:stroke="solid" svg:stroke-width="0.026cm" svg:stroke-color="#000000" draw:stroke-linejoin="miter" draw:fill="solid" draw:fill-color="#800000" draw:textarea-horizontal-align="justify" draw:textarea-vertical-align="middle" draw:auto-grow-height="false" fo:padding-top="0.13cm" fo:padding-bottom="0.13cm" fo:padding-left="0.25cm" fo:padding-right="0.25cm" fo:wrap-option="no-wrap" draw:shadow="hidden"/>
    </style:style>
    <style:style style:name="gr181" style:family="graphic" style:parent-style-name="standard" style:list-style-name="L1">
      <style:graphic-properties draw:stroke="none" svg:stroke-width="0.08cm" draw:marker-start-width="0.32cm" draw:marker-end-width="0.32cm"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82"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83" style:family="graphic" style:parent-style-name="standard" style:list-style-name="L1">
      <style:graphic-properties draw:stroke="none" svg:stroke-width="0.08cm" draw:marker-start-width="0.32cm" draw:marker-end-width="0.32cm"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84"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85" style:family="graphic" style:parent-style-name="standard" style:list-style-name="L1">
      <style:graphic-properties draw:stroke="none" svg:stroke-width="0.08cm" draw:marker-start-width="0.32cm" draw:marker-end-width="0.32cm"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86" style:family="graphic" style:parent-style-name="standard">
      <style:graphic-properties draw:stroke="solid" svg:stroke-width="0.08cm" svg:stroke-color="#000000" draw:marker-start-width="0.268cm" draw:marker-end="Arrowheads_20_45" draw:marker-end-width="0.278cm" draw:marker-end-center="false" draw:stroke-linejoin="miter" draw:fill="none" draw:fill-color="#ffffff" draw:textarea-horizontal-align="left" draw:textarea-vertical-align="top" draw:auto-grow-height="false" fo:padding-top="0.153cm" fo:padding-bottom="0.153cm" fo:padding-left="0.273cm" fo:padding-right="0.273cm" fo:wrap-option="wrap" draw:shadow="hidden"/>
    </style:style>
    <style:style style:name="gr187" style:family="graphic" style:parent-style-name="standard" style:list-style-name="L1">
      <style:graphic-properties draw:stroke="none" draw:fill="none" draw:fill-color="#ffffff" draw:textarea-horizontal-align="justify" draw:textarea-vertical-align="top" draw:auto-grow-height="true" fo:min-height="0.616cm" fo:padding-top="0.13cm" fo:padding-bottom="0.13cm" fo:padding-left="0.25cm" fo:padding-right="0.25cm" fo:wrap-option="wrap" draw:shadow="hidden"/>
    </style:style>
    <style:style style:name="gr188" style:family="graphic" style:parent-style-name="objectwithoutfill">
      <style:graphic-properties svg:stroke-width="0.08cm" draw:marker-start-width="0.425cm" draw:marker-end-width="0.285cm" draw:fill="none" draw:textarea-horizontal-align="center" draw:textarea-vertical-align="middle" fo:padding-top="0.125cm" fo:padding-bottom="0.125cm" fo:padding-left="0.25cm" fo:padding-right="0.25cm"/>
    </style:style>
    <style:style style:name="gr189" style:family="graphic" style:parent-style-name="standard" style:list-style-name="L1">
      <style:graphic-properties draw:stroke="none" draw:fill="none" draw:fill-color="#ffffff" draw:textarea-horizontal-align="justify" draw:textarea-vertical-align="top" draw:auto-grow-height="true" fo:min-height="1.116cm" fo:padding-top="0.13cm" fo:padding-bottom="0.13cm" fo:padding-left="0.25cm" fo:padding-right="0.25cm" fo:wrap-option="wrap" draw:shadow="hidden"/>
    </style:style>
    <style:style style:name="gr190"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13cm" fo:padding-bottom="0.13cm" fo:padding-left="0.25cm" fo:padding-right="0.25cm" fo:wrap-option="no-wrap" draw:shadow="hidden"/>
    </style:style>
    <style:style style:name="gr191"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gr192" style:family="graphic" style:parent-style-name="standard" style:list-style-name="L1">
      <style:graphic-properties draw:stroke="none" draw:fill="none" draw:fill-color="#ffffff" draw:textarea-horizontal-align="justify" draw:textarea-vertical-align="top" draw:auto-grow-height="true" fo:min-height="0.593cm" fo:padding-top="0.13cm" fo:padding-bottom="0.13cm" fo:padding-left="0.25cm" fo:padding-right="0.25cm" fo:wrap-option="wrap" draw:shadow="hidden"/>
    </style:style>
    <style:style style:name="pr1" style:family="presentation" style:parent-style-name="Default-notes">
      <style:graphic-properties draw:fill-color="#ffffff" fo:min-height="13.042cm"/>
    </style:style>
    <style:style style:name="P1" style:family="paragraph">
      <style:paragraph-properties style:writing-mode="lr-tb" style:font-independent-line-spacing="true"/>
    </style:style>
    <style:style style:name="P2" style:family="paragraph">
      <style:paragraph-properties fo:text-align="center" style:writing-mode="lr-tb"/>
      <style:text-properties fo:font-size="24pt"/>
    </style:style>
    <style:style style:name="P3" style:family="paragraph">
      <style:paragraph-properties fo:margin-left="0cm" fo:margin-right="0cm" fo:margin-top="0.308cm" fo:margin-bottom="0cm" fo:text-indent="0cm" style:punctuation-wrap="hanging" style:line-break="strict"/>
    </style:style>
    <style:style style:name="P4" style:family="paragraph">
      <style:paragraph-properties fo:margin-left="0cm" fo:margin-right="0cm" fo:margin-top="0.308cm" fo:margin-bottom="0cm" fo:text-indent="0cm" style:punctuation-wrap="hanging" style:line-break="strict" style:writing-mode="lr-tb" style:font-independent-line-spacing="true"/>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margin-top="0.308cm" fo:margin-bottom="0cm" fo:text-indent="0cm" style:punctuation-wrap="hanging" style:line-break="strict" style:writing-mode="lr-tb" style:font-independent-line-spacing="true"/>
      <style:text-properties fo:font-size="24pt" style:font-size-asian="24pt" style:font-size-complex="24pt"/>
    </style:style>
    <style:style style:name="P7" style:family="paragraph">
      <style:paragraph-properties fo:margin-left="0cm" fo:margin-right="0cm" fo:text-indent="0cm" style:line-break="strict"/>
    </style:style>
    <style:style style:name="P8" style:family="paragraph">
      <style:paragraph-properties fo:margin-left="0cm" fo:margin-right="0cm" fo:margin-top="0.308cm" fo:margin-bottom="0cm" fo:line-height="100%" fo:text-indent="0cm" style:line-break="strict"/>
    </style:style>
    <style:style style:name="P9" style:family="paragraph">
      <style:paragraph-properties fo:margin-left="0cm" fo:margin-right="0cm" fo:margin-top="0.308cm" fo:margin-bottom="0cm" fo:line-height="100%" fo:text-indent="0cm" style:line-break="strict" style:writing-mode="lr-tb" style:font-independent-line-spacing="true"/>
    </style:style>
    <style:style style:name="P10" style:family="paragraph">
      <style:paragraph-properties fo:margin-left="0cm" fo:margin-right="0cm" fo:margin-top="0.308cm" fo:margin-bottom="0cm" fo:line-height="100%" fo:text-align="center" fo:text-indent="0cm" style:line-break="strict"/>
    </style:style>
    <style:style style:name="P11" style:family="paragraph">
      <style:paragraph-properties fo:margin-left="0cm" fo:margin-right="0cm" fo:margin-top="0.308cm" fo:margin-bottom="0cm" fo:line-height="100%" fo:text-align="center" fo:text-indent="0cm" style:line-break="strict" style:writing-mode="lr-tb" style:font-independent-line-spacing="true"/>
    </style:style>
    <style:style style:name="P12" style:family="paragraph">
      <style:paragraph-properties fo:margin-left="0cm" fo:margin-right="0cm" fo:margin-top="0.308cm" fo:margin-bottom="0cm" fo:line-height="100%" fo:text-align="center" fo:text-indent="0cm" style:line-break="strict" style:writing-mode="lr-tb"/>
    </style:style>
    <style:style style:name="P13" style:family="paragraph">
      <style:paragraph-properties fo:margin-left="0cm" fo:margin-right="0cm" fo:line-height="100%" fo:text-align="center" fo:text-indent="0cm" style:line-break="strict"/>
      <style:text-properties fo:font-size="14pt" style:font-size-asian="14pt" style:font-size-complex="14pt"/>
    </style:style>
    <style:style style:name="P14" style:family="paragraph">
      <style:paragraph-properties fo:margin-left="0cm" fo:margin-right="0cm" fo:line-height="100%" fo:text-align="center" fo:text-indent="0cm" style:line-break="strict" style:writing-mode="lr-tb" style:font-independent-line-spacing="true"/>
      <style:text-properties fo:font-size="14pt" style:font-size-asian="14pt" style:font-size-complex="14pt"/>
    </style:style>
    <style:style style:name="P15" style:family="paragraph">
      <style:paragraph-properties fo:margin-left="0cm" fo:margin-right="0cm" fo:line-height="100%" fo:text-align="center" fo:text-indent="0cm" style:line-break="strict"/>
    </style:style>
    <style:style style:name="P16" style:family="paragraph">
      <style:paragraph-properties fo:margin-left="0cm" fo:margin-right="0cm" fo:line-height="100%" fo:text-align="center" fo:text-indent="0cm" style:line-break="strict" style:writing-mode="lr-tb" style:font-independent-line-spacing="true"/>
    </style:style>
    <style:style style:name="P17" style:family="paragraph">
      <style:paragraph-properties fo:margin-left="0cm" fo:margin-right="0cm" fo:line-height="100%" fo:text-align="center" fo:text-indent="0cm" style:line-break="strict"/>
      <style:text-properties fo:font-size="13pt" style:font-size-asian="13pt" style:font-size-complex="13pt"/>
    </style:style>
    <style:style style:name="P18" style:family="paragraph">
      <style:paragraph-properties fo:margin-left="0cm" fo:margin-right="0cm" fo:line-height="100%" fo:text-align="center" fo:text-indent="0cm" style:line-break="strict" style:writing-mode="lr-tb" style:font-independent-line-spacing="true"/>
      <style:text-properties fo:font-size="13pt" style:font-size-asian="13pt" style:font-size-complex="13pt"/>
    </style:style>
    <style:style style:name="P19" style:family="paragraph">
      <style:paragraph-properties fo:margin-left="0cm" fo:margin-right="0cm" fo:margin-top="0.308cm" fo:margin-bottom="0cm" fo:text-indent="0cm" style:punctuation-wrap="hanging" style:line-break="strict"/>
      <style:text-properties fo:font-size="14pt" style:font-size-asian="14pt" style:font-size-complex="14pt"/>
    </style:style>
    <style:style style:name="P20" style:family="paragraph">
      <style:paragraph-properties fo:margin-left="0cm" fo:margin-right="0cm" fo:margin-top="0.308cm" fo:margin-bottom="0cm" fo:text-indent="0cm" style:punctuation-wrap="hanging" style:line-break="strict" style:writing-mode="lr-tb" style:font-independent-line-spacing="true"/>
      <style:text-properties fo:font-size="14pt" fo:font-weight="bold" style:font-size-asian="14pt" style:font-weight-asian="bold" style:font-size-complex="14pt" style:font-weight-complex="bold"/>
    </style:style>
    <style:style style:name="P21" style:family="paragraph">
      <style:paragraph-properties fo:margin-left="0cm" fo:margin-right="0cm" fo:text-indent="0cm" style:punctuation-wrap="hanging" style:line-break="strict"/>
      <style:text-properties fo:font-weight="bold" style:font-weight-asian="bold" style:font-weight-complex="bold"/>
    </style:style>
    <style:style style:name="P22" style:family="paragraph">
      <style:paragraph-properties style:writing-mode="lr-tb" style:font-independent-line-spacing="true"/>
      <style:text-properties fo:font-weight="bold" style:font-weight-asian="bold" style:font-weight-complex="bold"/>
    </style:style>
    <style:style style:name="P23" style:family="paragraph">
      <style:paragraph-properties fo:margin-left="0cm" fo:margin-right="0cm" fo:text-indent="0cm" style:punctuation-wrap="hanging" style:line-break="strict" style:writing-mode="lr-tb" style:font-independent-line-spacing="true"/>
    </style:style>
    <style:style style:name="T1" style:family="text">
      <style:text-properties fo:color="#ffffff" fo:font-size="14pt" fo:language="en" fo:country="GB" style:font-size-asian="14pt" style:font-size-complex="14pt"/>
    </style:style>
    <style:style style:name="T2" style:family="text">
      <style:text-properties fo:color="#ffffff" fo:font-size="12pt" fo:language="en" fo:country="GB" style:font-size-asian="12pt" style:font-size-complex="12pt"/>
    </style:style>
    <style:style style:name="T3" style:family="text">
      <style:text-properties fo:color="#ffffff" fo:font-size="10pt" fo:language="en" fo:country="GB" fo:font-weight="bold" style:font-size-asian="10pt" style:font-weight-asian="bold" style:font-size-complex="10pt" style:font-weight-complex="bold"/>
    </style:style>
    <style:style style:name="T4" style:family="text">
      <style:text-properties fo:color="#000000" fo:font-size="14pt" fo:language="en" fo:country="GB" style:font-size-asian="14pt" style:font-size-complex="14pt"/>
    </style:style>
    <style:style style:name="T5" style:family="text">
      <style:text-properties fo:color="#000000" fo:font-size="24pt" fo:language="en" fo:country="GB" style:font-size-asian="24pt" style:font-size-complex="24pt"/>
    </style:style>
    <style:style style:name="T6" style:family="text">
      <style:text-properties fo:color="#000000" fo:font-size="36pt" fo:language="en" fo:country="GB" style:font-size-asian="36pt" style:font-size-complex="36pt"/>
    </style:style>
    <style:style style:name="T7" style:family="text">
      <style:text-properties fo:color="#000000" fo:font-size="14pt" fo:language="en" fo:country="GB" fo:font-weight="bold" style:font-size-asian="14pt" style:font-weight-asian="bold" style:font-size-complex="14pt" style:font-weight-complex="bold"/>
    </style:style>
    <style:style style:name="T8" style:family="text">
      <style:text-properties fo:color="#000000" fo:font-family="'DejaVu Sans'" style:font-pitch="variable" fo:font-size="14pt" fo:language="en" fo:country="GB" style:font-size-asian="14pt" style:font-size-complex="14pt"/>
    </style:style>
    <style:style style:name="T9" style:family="text">
      <style:text-properties fo:font-size="12pt" fo:language="en" fo:country="GB" fo:font-weight="bold" style:font-size-asian="12pt" style:font-weight-asian="bold" style:font-size-complex="12pt" style:font-weight-complex="bold"/>
    </style:style>
    <style:style style:name="T10" style:family="text">
      <style:text-properties fo:font-size="14pt" fo:language="en" fo:country="GB" fo:font-weight="bold" style:font-size-asian="14pt" style:font-weight-asian="bold" style:font-size-complex="14pt" style:font-weight-complex="bold"/>
    </style:style>
    <style:style style:name="T11" style:family="text">
      <style:text-properties fo:color="#000000" fo:font-size="8pt" fo:language="en" fo:country="GB" fo:font-weight="bold" style:font-size-asian="8pt" style:font-weight-asian="bold" style:font-size-complex="8pt" style:font-weight-complex="bold"/>
    </style:style>
    <style:style style:name="T12" style:family="text">
      <style:text-properties fo:color="#000000" fo:font-family="'DejaVu Sans'" style:font-pitch="variable" fo:font-size="14pt" fo:language="en" fo:country="GB" style:font-family-asian="'DejaVu Sans'" style:font-pitch-asian="variable" style:font-size-asian="14pt" style:font-family-complex="'DejaVu Sans'" style:font-pitch-complex="variable" style:font-size-complex="14pt"/>
    </style:style>
    <style:style style:name="T13" style:family="text">
      <style:text-properties fo:color="#ffffff" fo:font-size="14pt" fo:language="en" fo:country="GB" fo:font-weight="bold" style:font-size-asian="14pt" style:font-weight-asian="bold" style:font-size-complex="14pt" style:font-weight-complex="bold"/>
    </style:style>
    <style:style style:name="T14" style:family="text">
      <style:text-properties fo:color="#ffffff" fo:font-size="13pt" fo:language="en" fo:country="GB" fo:font-weight="bold" style:font-size-asian="13pt" style:font-weight-asian="bold" style:font-size-complex="13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draw:custom-shape draw:style-name="gr1" draw:text-style-name="P1" draw:layer="layout" svg:width="19.999cm" svg:height="1.204cm" svg:x="3.001cm" svg:y="2.925cm">
          <text:p/>
          <draw:enhanced-geometry svg:viewBox="0 0 21600 21600" draw:type="rectangle" draw:enhanced-path="M 0 0 L 21600 0 21600 21600 0 21600 0 0 Z N"/>
        </draw:custom-shape>
        <draw:custom-shape draw:style-name="gr2" draw:text-style-name="P1" draw:layer="layout" svg:width="2.509cm" svg:height="4cm" svg:x="20.135cm" svg:y="1.602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2" draw:text-style-name="P1" draw:layer="layout" svg:width="2.51cm" svg:height="4cm" svg:x="14.534cm" svg:y="1.602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2" draw:text-style-name="P1" draw:layer="layout" svg:width="2.509cm" svg:height="4cm" svg:x="3.237cm" svg:y="7.099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2" draw:text-style-name="P1" draw:layer="layout" svg:width="2.509cm" svg:height="4cm" svg:x="3.135cm" svg:y="1.602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2" draw:text-style-name="P1" draw:layer="layout" svg:width="2.509cm" svg:height="4cm" svg:x="8.436cm" svg:y="1.602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line draw:style-name="gr3" draw:text-style-name="P2" draw:layer="layout" svg:x1="13.601cm" svg:y1="12.498cm" svg:x2="15.4cm" svg:y2="12.503cm">
          <text:p/>
        </draw:line>
        <draw:line draw:style-name="gr4" draw:text-style-name="P2" draw:layer="layout" svg:x1="5.499cm" svg:y1="1.999cm" svg:x2="7.999cm" svg:y2="2.003cm">
          <text:p/>
        </draw:line>
        <draw:custom-shape draw:style-name="gr5" draw:text-style-name="P1" draw:layer="layout" svg:width="1.169cm" svg:height="0.86cm" svg:x="5.935cm" svg:y="1.099cm">
          <text:p/>
          <draw:enhanced-geometry svg:viewBox="0 0 1169 861" draw:type="non-primitive" draw:enhanced-path="M 61 0 C 61 0 0 369 430 614 861 860 1168 860 1168 860 N"/>
        </draw:custom-shape>
        <draw:custom-shape draw:style-name="gr6" draw:text-style-name="P1" draw:layer="layout" svg:width="1.001cm" svg:height="1.001cm" svg:x="5.495cm" svg:y="0.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1.504cm" svg:height="0.876cm" svg:x="3.898cm" svg:y="2.898cm">
          <text:p text:style-name="P3"><text:span text:style-name="T1">InR</text:span></text:p>
          <draw:enhanced-geometry svg:viewBox="0 0 21600 21600" draw:type="mso-spt202" draw:enhanced-path="M 0 0 L 21600 0 21600 21600 0 21600 0 0 Z N"/>
        </draw:custom-shape>
        <draw:custom-shape draw:style-name="gr8" draw:text-style-name="P4" draw:layer="layout" svg:width="1.503cm" svg:height="0.876cm" svg:x="5.398cm" svg:y="0.301cm">
          <text:p text:style-name="P3"><text:span text:style-name="T1">Ins</text:span></text:p>
          <draw:enhanced-geometry svg:viewBox="0 0 21600 21600" draw:type="mso-spt202" draw:enhanced-path="M 0 0 L 21600 0 21600 21600 0 21600 0 0 Z N"/>
        </draw:custom-shape>
        <draw:line draw:style-name="gr9" draw:text-style-name="P2" draw:layer="layout" svg:x1="8.048cm" svg:y1="2.299cm" svg:x2="5.45cm" svg:y2="2.303cm">
          <text:p/>
        </draw:line>
        <draw:custom-shape draw:style-name="gr10" draw:text-style-name="P4" draw:layer="layout" svg:width="1.504cm" svg:height="0.876cm" svg:x="9cm" svg:y="2.898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8.595cm" svg:y="1.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1.503cm" svg:height="0.876cm" svg:x="8.498cm" svg:y="1.104cm">
          <text:p text:style-name="P3"><text:span text:style-name="T1">Ins</text:span></text:p>
          <draw:enhanced-geometry svg:viewBox="0 0 21600 21600" draw:type="mso-spt202" draw:enhanced-path="M 0 0 L 21600 0 21600 21600 0 21600 0 0 Z N"/>
        </draw:custom-shape>
        <draw:custom-shape draw:style-name="gr5" draw:text-style-name="P1" draw:layer="layout" svg:width="2.703cm" svg:height="4.904cm" svg:x="8.299cm" svg:y="0.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 draw:layer="layout" svg:x1="11.602cm" svg:y1="1.999cm" svg:x2="14.102cm" svg:y2="2.003cm">
          <text:p/>
        </draw:line>
        <draw:line draw:style-name="gr13" draw:text-style-name="P2" draw:layer="layout" svg:x1="14.145cm" svg:y1="2.303cm" svg:x2="11.548cm" svg:y2="2.308cm">
          <text:p/>
        </draw:line>
        <draw:line draw:style-name="gr3" draw:text-style-name="P2" draw:layer="layout" svg:x1="12.7cm" svg:y1="5.045cm" svg:x2="12.704cm" svg:y2="2.448cm">
          <text:p/>
        </draw:line>
        <draw:custom-shape draw:style-name="gr14" draw:text-style-name="P1" draw:layer="layout" svg:width="1.398cm" svg:height="0.798cm" svg:x="11.999cm" svg:y="5.024cm">
          <text:p text:style-name="P5"><text:span text:style-name="T2">PTP1B</text:span></text:p>
          <draw:enhanced-geometry svg:viewBox="0 0 21600 21600" draw:type="rectangle" draw:enhanced-path="M 0 0 L 21600 0 21600 21600 0 21600 0 0 Z N"/>
        </draw:custom-shape>
        <draw:custom-shape draw:style-name="gr15" draw:text-style-name="P4" draw:layer="layout" svg:width="1.504cm" svg:height="0.876cm" svg:x="15.094cm" svg:y="2.898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14.596cm" svg:y="1.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4" draw:layer="layout" svg:width="1.504cm" svg:height="0.876cm" svg:x="14.499cm" svg:y="1.104cm">
          <text:p text:style-name="P3"><text:span text:style-name="T1">Ins</text:span></text:p>
          <draw:enhanced-geometry svg:viewBox="0 0 21600 21600" draw:type="mso-spt202" draw:enhanced-path="M 0 0 L 21600 0 21600 21600 0 21600 0 0 Z N"/>
        </draw:custom-shape>
        <draw:custom-shape draw:style-name="gr17" draw:text-style-name="P1" draw:layer="layout" svg:width="0.599cm" svg:height="0.6cm" svg:x="15.496cm" svg:y="4.415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1.504cm" svg:height="0.876cm" svg:x="20.695cm" svg:y="2.898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20.197cm" svg:y="1.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4" draw:layer="layout" svg:width="1.503cm" svg:height="0.876cm" svg:x="20.1cm" svg:y="1.104cm">
          <text:p text:style-name="P3"><text:span text:style-name="T1">Ins</text:span></text:p>
          <draw:enhanced-geometry svg:viewBox="0 0 21600 21600" draw:type="mso-spt202" draw:enhanced-path="M 0 0 L 21600 0 21600 21600 0 21600 0 0 Z N"/>
        </draw:custom-shape>
        <draw:custom-shape draw:style-name="gr17" draw:text-style-name="P1" draw:layer="layout" svg:width="0.6cm" svg:height="0.6cm" svg:x="21.096cm" svg:y="4.415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2" draw:layer="layout" svg:x1="17.198cm" svg:y1="1.999cm" svg:x2="19.698cm" svg:y2="2.003cm">
          <text:p/>
        </draw:line>
        <draw:custom-shape draw:style-name="gr5" draw:text-style-name="P1" draw:layer="layout" svg:width="1.168cm" svg:height="0.86cm" svg:x="17.639cm" svg:y="1.099cm">
          <text:p/>
          <draw:enhanced-geometry svg:viewBox="0 0 1169 861" draw:type="non-primitive" draw:enhanced-path="M 61 0 C 61 0 0 369 430 614 861 860 1168 860 1168 860 N"/>
        </draw:custom-shape>
        <draw:custom-shape draw:style-name="gr6" draw:text-style-name="P1" draw:layer="layout" svg:width="1.001cm" svg:height="1.001cm" svg:x="17.194cm" svg:y="0.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4" draw:layer="layout" svg:width="1.504cm" svg:height="0.876cm" svg:x="17.096cm" svg:y="0.301cm">
          <text:p text:style-name="P3"><text:span text:style-name="T1">Ins</text:span></text:p>
          <draw:enhanced-geometry svg:viewBox="0 0 21600 21600" draw:type="mso-spt202" draw:enhanced-path="M 0 0 L 21600 0 21600 21600 0 21600 0 0 Z N"/>
        </draw:custom-shape>
        <draw:line draw:style-name="gr22" draw:text-style-name="P2" draw:layer="layout" svg:x1="19.747cm" svg:y1="2.303cm" svg:x2="17.149cm" svg:y2="2.308cm">
          <text:p/>
        </draw:line>
        <draw:custom-shape draw:style-name="gr6" draw:text-style-name="P1" draw:layer="layout" svg:width="1.001cm" svg:height="1.001cm" svg:x="21.497cm" svg:y="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1.504cm" svg:height="0.876cm" svg:x="21.4cm" svg:y="1.104cm">
          <text:p text:style-name="P3"><text:span text:style-name="T1">Ins</text:span></text:p>
          <draw:enhanced-geometry svg:viewBox="0 0 21600 21600" draw:type="mso-spt202" draw:enhanced-path="M 0 0 L 21600 0 21600 21600 0 21600 0 0 Z N"/>
        </draw:custom-shape>
        <draw:custom-shape draw:style-name="gr6" draw:text-style-name="P1" draw:layer="layout" svg:width="1.001cm" svg:height="1.001cm" svg:x="20.197cm" svg:y="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 draw:layer="layout" svg:width="1.503cm" svg:height="0.876cm" svg:x="20.1cm" svg:y="1.104cm">
          <text:p text:style-name="P3"><text:span text:style-name="T1">Ins</text:span></text:p>
          <draw:enhanced-geometry svg:viewBox="0 0 21600 21600" draw:type="mso-spt202" draw:enhanced-path="M 0 0 L 21600 0 21600 21600 0 21600 0 0 Z N"/>
        </draw:custom-shape>
        <draw:custom-shape draw:style-name="gr25" draw:text-style-name="P4" draw:layer="layout" svg:width="1.601cm" svg:height="0.876cm" svg:x="6.901cm" svg:y="1.099cm">
          <text:p text:style-name="P3"><text:span text:style-name="T4">R1f</text:span></text:p>
          <draw:enhanced-geometry svg:viewBox="0 0 21600 21600" draw:type="mso-spt202" draw:enhanced-path="M 0 0 L 21600 0 21600 21600 0 21600 0 0 Z N"/>
        </draw:custom-shape>
        <draw:custom-shape draw:style-name="gr26" draw:text-style-name="P4" draw:layer="layout" svg:width="1.199cm" svg:height="0.876cm" svg:x="11.602cm" svg:y="1.099cm">
          <text:p text:style-name="P3"><text:span text:style-name="T4">R2</text:span></text:p>
          <draw:enhanced-geometry svg:viewBox="0 0 21600 21600" draw:type="mso-spt202" draw:enhanced-path="M 0 0 L 21600 0 21600 21600 0 21600 0 0 Z N"/>
        </draw:custom-shape>
        <draw:custom-shape draw:style-name="gr27" draw:text-style-name="P4" draw:layer="layout" svg:width="1.199cm" svg:height="0.876cm" svg:x="11.602cm" svg:y="2.1cm">
          <text:p text:style-name="P3"><text:span text:style-name="T4">R4</text:span></text:p>
          <draw:enhanced-geometry svg:viewBox="0 0 21600 21600" draw:type="mso-spt202" draw:enhanced-path="M 0 0 L 21600 0 21600 21600 0 21600 0 0 Z N"/>
        </draw:custom-shape>
        <draw:custom-shape draw:style-name="gr28" draw:text-style-name="P4" draw:layer="layout" svg:width="1.601cm" svg:height="0.876cm" svg:x="6.901cm" svg:y="2.1cm">
          <text:p text:style-name="P3"><text:span text:style-name="T4">R1r</text:span></text:p>
          <draw:enhanced-geometry svg:viewBox="0 0 21600 21600" draw:type="mso-spt202" draw:enhanced-path="M 0 0 L 21600 0 21600 21600 0 21600 0 0 Z N"/>
        </draw:custom-shape>
        <draw:custom-shape draw:style-name="gr29" draw:text-style-name="P4" draw:layer="layout" svg:width="1.601cm" svg:height="0.876cm" svg:x="18.499cm" svg:y="1.099cm">
          <text:p text:style-name="P3"><text:span text:style-name="T4">R3f</text:span></text:p>
          <draw:enhanced-geometry svg:viewBox="0 0 21600 21600" draw:type="mso-spt202" draw:enhanced-path="M 0 0 L 21600 0 21600 21600 0 21600 0 0 Z N"/>
        </draw:custom-shape>
        <draw:custom-shape draw:style-name="gr30" draw:text-style-name="P4" draw:layer="layout" svg:width="1.601cm" svg:height="0.876cm" svg:x="18.499cm" svg:y="2.1cm">
          <text:p text:style-name="P3"><text:span text:style-name="T4">R3r</text:span></text:p>
          <draw:enhanced-geometry svg:viewBox="0 0 21600 21600" draw:type="mso-spt202" draw:enhanced-path="M 0 0 L 21600 0 21600 21600 0 21600 0 0 Z N"/>
        </draw:custom-shape>
        <draw:custom-shape draw:style-name="gr31" draw:text-style-name="P4" draw:layer="layout" svg:width="2.602cm" svg:height="1.491cm" svg:x="4.702cm" svg:y="4.201cm">
          <text:p text:style-name="P3"><text:span text:style-name="T4">Cell Surface</text:span></text:p>
          <draw:enhanced-geometry svg:viewBox="0 0 21600 21600" draw:type="mso-spt202" draw:enhanced-path="M 0 0 L 21600 0 21600 21600 0 21600 0 0 Z N"/>
        </draw:custom-shape>
        <draw:custom-shape draw:style-name="gr32" draw:text-style-name="P4" draw:layer="layout" svg:width="2.999cm" svg:height="0.876cm" svg:x="6.198cm" svg:y="10.202cm">
          <text:p text:style-name="P3"><text:span text:style-name="T4">Cytoplasm</text:span></text:p>
          <draw:enhanced-geometry svg:viewBox="0 0 21600 21600" draw:type="mso-spt202" draw:enhanced-path="M 0 0 L 21600 0 21600 21600 0 21600 0 0 Z N"/>
        </draw:custom-shape>
        <draw:custom-shape draw:style-name="gr33" draw:text-style-name="P4" draw:layer="layout" svg:width="3.499cm" svg:height="1.491cm" svg:x="2.301cm" svg:y="-0.002cm">
          <text:p text:style-name="P3"><text:span text:style-name="T4">Extra-cellular</text:span></text:p>
          <draw:enhanced-geometry svg:viewBox="0 0 21600 21600" draw:type="mso-spt202" draw:enhanced-path="M 0 0 L 21600 0 21600 21600 0 21600 0 0 Z N"/>
        </draw:custom-shape>
        <draw:custom-shape draw:style-name="gr34" draw:text-style-name="P4" draw:layer="layout" svg:width="1.601cm" svg:height="0.876cm" svg:x="14.199cm" svg:y="5.602cm">
          <text:p text:style-name="P3"><text:span text:style-name="T4">R7f</text:span></text:p>
          <draw:enhanced-geometry svg:viewBox="0 0 21600 21600" draw:type="mso-spt202" draw:enhanced-path="M 0 0 L 21600 0 21600 21600 0 21600 0 0 Z N"/>
        </draw:custom-shape>
        <draw:custom-shape draw:style-name="gr35" draw:text-style-name="P6" draw:layer="layout" svg:width="1.6cm" svg:height="1.376cm" svg:x="1cm" svg:y="0.224cm">
          <text:p text:style-name="P3"><text:span text:style-name="T5">A</text:span></text:p>
          <draw:enhanced-geometry svg:viewBox="0 0 21600 21600" draw:type="mso-spt202" draw:enhanced-path="M 0 0 L 21600 0 21600 21600 0 21600 0 0 Z N"/>
        </draw:custom-shape>
        <draw:custom-shape draw:style-name="gr36" draw:text-style-name="P4" draw:layer="layout" svg:width="1.601cm" svg:height="0.876cm" svg:x="13.901cm" svg:y="12.399cm">
          <text:p text:style-name="P3"><text:span text:style-name="T4">R11</text:span></text:p>
          <draw:enhanced-geometry svg:viewBox="0 0 21600 21600" draw:type="mso-spt202" draw:enhanced-path="M 0 0 L 21600 0 21600 21600 0 21600 0 0 Z N"/>
        </draw:custom-shape>
        <draw:custom-shape draw:style-name="gr37" draw:text-style-name="P4" draw:layer="layout" svg:width="1.601cm" svg:height="0.876cm" svg:x="19.701cm" svg:y="12.403cm">
          <text:p text:style-name="P3"><text:span text:style-name="T4">R10</text:span></text:p>
          <draw:enhanced-geometry svg:viewBox="0 0 21600 21600" draw:type="mso-spt202" draw:enhanced-path="M 0 0 L 21600 0 21600 21600 0 21600 0 0 Z N"/>
        </draw:custom-shape>
        <draw:custom-shape draw:style-name="gr14" draw:text-style-name="P1" draw:layer="layout" svg:width="1.398cm" svg:height="0.798cm" svg:x="12.3cm" svg:y="12.022cm">
          <text:p text:style-name="P5"><text:span text:style-name="T2">PTP1B</text:span></text:p>
          <draw:enhanced-geometry svg:viewBox="0 0 21600 21600" draw:type="rectangle" draw:enhanced-path="M 0 0 L 21600 0 21600 21600 0 21600 0 0 Z N"/>
        </draw:custom-shape>
        <draw:line draw:style-name="gr3" draw:text-style-name="P2" draw:layer="layout" svg:x1="19.401cm" svg:y1="12.498cm" svg:x2="21.201cm" svg:y2="12.503cm">
          <text:p/>
        </draw:line>
        <draw:custom-shape draw:style-name="gr14" draw:text-style-name="P1" draw:layer="layout" svg:width="1.398cm" svg:height="0.798cm" svg:x="18.1cm" svg:y="12.022cm">
          <text:p text:style-name="P5"><text:span text:style-name="T2">PTP1B</text:span></text:p>
          <draw:enhanced-geometry svg:viewBox="0 0 21600 21600" draw:type="rectangle" draw:enhanced-path="M 0 0 L 21600 0 21600 21600 0 21600 0 0 Z N"/>
        </draw:custom-shape>
        <draw:custom-shape draw:style-name="gr38" draw:text-style-name="P4" draw:layer="layout" svg:width="1.601cm" svg:height="0.876cm" svg:x="3.201cm" svg:y="5.802cm">
          <text:p text:style-name="P3"><text:span text:style-name="T4">R5f</text:span></text:p>
          <draw:enhanced-geometry svg:viewBox="0 0 21600 21600" draw:type="mso-spt202" draw:enhanced-path="M 0 0 L 21600 0 21600 21600 0 21600 0 0 Z N"/>
        </draw:custom-shape>
        <draw:custom-shape draw:style-name="gr39" draw:text-style-name="P4" draw:layer="layout" svg:width="1.6cm" svg:height="0.876cm" svg:x="4.401cm" svg:y="5.802cm">
          <text:p text:style-name="P3"><text:span text:style-name="T4">R5r</text:span></text:p>
          <draw:enhanced-geometry svg:viewBox="0 0 21600 21600" draw:type="mso-spt202" draw:enhanced-path="M 0 0 L 21600 0 21600 21600 0 21600 0 0 Z N"/>
        </draw:custom-shape>
        <draw:custom-shape draw:style-name="gr40" draw:text-style-name="P1" draw:layer="layout" svg:width="11.805cm" svg:height="3.175cm" svg:x="1.693cm" svg:y="12.825cm">
          <text:p text:style-name="P7"><text:span text:style-name="T6">Receptor Binding and Activation</text:span></text:p>
          <draw:enhanced-geometry svg:viewBox="0 0 21600 21600" draw:type="mso-spt202" draw:enhanced-path="M 0 0 L 21600 0 21600 21600 0 21600 0 0 Z N"/>
        </draw:custom-shape>
        <draw:custom-shape draw:style-name="gr5" draw:text-style-name="P1" draw:layer="layout" svg:width="2.703cm" svg:height="4.904cm" svg:x="14.402cm" svg:y="0.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703cm" svg:height="4.904cm" svg:x="20.003cm" svg:y="0.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703cm" svg:height="4.904cm" svg:x="20.003cm" svg:y="7.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509cm" svg:height="4cm" svg:x="20.135cm" svg:y="7.799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41" draw:text-style-name="P4" draw:layer="layout" svg:width="1.504cm" svg:height="0.876cm" svg:x="20.695cm" svg:y="9.1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20.197cm" svg:y="7.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1.503cm" svg:height="0.876cm" svg:x="20.1cm" svg:y="7.305cm">
          <text:p text:style-name="P3"><text:span text:style-name="T1">Ins</text:span></text:p>
          <draw:enhanced-geometry svg:viewBox="0 0 21600 21600" draw:type="mso-spt202" draw:enhanced-path="M 0 0 L 21600 0 21600 21600 0 21600 0 0 Z N"/>
        </draw:custom-shape>
        <draw:custom-shape draw:style-name="gr17" draw:text-style-name="P1" draw:layer="layout" svg:width="0.6cm" svg:height="0.6cm" svg:x="21.096cm" svg:y="10.617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001cm" svg:height="1.001cm" svg:x="21.497cm" svg:y="7.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1.504cm" svg:height="0.876cm" svg:x="21.4cm" svg:y="7.305cm">
          <text:p text:style-name="P3"><text:span text:style-name="T1">Ins</text:span></text:p>
          <draw:enhanced-geometry svg:viewBox="0 0 21600 21600" draw:type="mso-spt202" draw:enhanced-path="M 0 0 L 21600 0 21600 21600 0 21600 0 0 Z N"/>
        </draw:custom-shape>
        <draw:custom-shape draw:style-name="gr6" draw:text-style-name="P1" draw:layer="layout" svg:width="1.001cm" svg:height="1.001cm" svg:x="20.197cm" svg:y="7.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1.503cm" svg:height="0.876cm" svg:x="20.1cm" svg:y="7.305cm">
          <text:p text:style-name="P3"><text:span text:style-name="T1">Ins</text:span></text:p>
          <draw:enhanced-geometry svg:viewBox="0 0 21600 21600" draw:type="mso-spt202" draw:enhanced-path="M 0 0 L 21600 0 21600 21600 0 21600 0 0 Z N"/>
        </draw:custom-shape>
        <draw:custom-shape draw:style-name="gr5" draw:text-style-name="P1" draw:layer="layout" svg:width="2.703cm" svg:height="4.904cm" svg:x="14.301cm" svg:y="7.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51cm" svg:height="4cm" svg:x="14.437cm" svg:y="7.799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45" draw:text-style-name="P4" draw:layer="layout" svg:width="1.504cm" svg:height="0.876cm" svg:x="14.997cm" svg:y="9.1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14.499cm" svg:y="7.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 draw:layer="layout" svg:width="1.504cm" svg:height="0.876cm" svg:x="14.402cm" svg:y="7.305cm">
          <text:p text:style-name="P3"><text:span text:style-name="T1">Ins</text:span></text:p>
          <draw:enhanced-geometry svg:viewBox="0 0 21600 21600" draw:type="mso-spt202" draw:enhanced-path="M 0 0 L 21600 0 21600 21600 0 21600 0 0 Z N"/>
        </draw:custom-shape>
        <draw:custom-shape draw:style-name="gr17" draw:text-style-name="P1" draw:layer="layout" svg:width="0.599cm" svg:height="0.6cm" svg:x="15.399cm" svg:y="10.617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001cm" svg:height="1.001cm" svg:x="14.499cm" svg:y="7.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 draw:layer="layout" svg:width="1.504cm" svg:height="0.876cm" svg:x="14.402cm" svg:y="7.305cm">
          <text:p text:style-name="P3"><text:span text:style-name="T1">Ins</text:span></text:p>
          <draw:enhanced-geometry svg:viewBox="0 0 21600 21600" draw:type="mso-spt202" draw:enhanced-path="M 0 0 L 21600 0 21600 21600 0 21600 0 0 Z N"/>
        </draw:custom-shape>
        <draw:custom-shape draw:style-name="gr5" draw:text-style-name="P1" draw:layer="layout" svg:width="2.703cm" svg:height="4.903cm" svg:x="20.003cm" svg:y="13.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509cm" svg:height="3.999cm" svg:x="20.135cm" svg:y="13.901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48" draw:text-style-name="P4" draw:layer="layout" svg:width="1.504cm" svg:height="0.876cm" svg:x="20.695cm" svg:y="15.197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20.197cm" svg:y="1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503cm" svg:height="0.876cm" svg:x="20.1cm" svg:y="13.402cm">
          <text:p text:style-name="P3"><text:span text:style-name="T1">Ins</text:span></text:p>
          <draw:enhanced-geometry svg:viewBox="0 0 21600 21600" draw:type="mso-spt202" draw:enhanced-path="M 0 0 L 21600 0 21600 21600 0 21600 0 0 Z N"/>
        </draw:custom-shape>
        <draw:custom-shape draw:style-name="gr6" draw:text-style-name="P1" draw:layer="layout" svg:width="1.001cm" svg:height="1.001cm" svg:x="21.497cm" svg:y="13.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1.504cm" svg:height="0.876cm" svg:x="21.4cm" svg:y="13.402cm">
          <text:p text:style-name="P3"><text:span text:style-name="T1">Ins</text:span></text:p>
          <draw:enhanced-geometry svg:viewBox="0 0 21600 21600" draw:type="mso-spt202" draw:enhanced-path="M 0 0 L 21600 0 21600 21600 0 21600 0 0 Z N"/>
        </draw:custom-shape>
        <draw:custom-shape draw:style-name="gr6" draw:text-style-name="P1" draw:layer="layout" svg:width="1.001cm" svg:height="1.001cm" svg:x="20.197cm" svg:y="13.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 draw:layer="layout" svg:width="1.503cm" svg:height="0.876cm" svg:x="20.1cm" svg:y="13.402cm">
          <text:p text:style-name="P3"><text:span text:style-name="T1">Ins</text:span></text:p>
          <draw:enhanced-geometry svg:viewBox="0 0 21600 21600" draw:type="mso-spt202" draw:enhanced-path="M 0 0 L 21600 0 21600 21600 0 21600 0 0 Z N"/>
        </draw:custom-shape>
        <draw:custom-shape draw:style-name="gr5" draw:text-style-name="P1" draw:layer="layout" svg:width="2.703cm" svg:height="4.903cm" svg:x="14.301cm" svg:y="13.2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51cm" svg:height="3.999cm" svg:x="14.437cm" svg:y="13.901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52" draw:text-style-name="P4" draw:layer="layout" svg:width="1.504cm" svg:height="0.876cm" svg:x="14.997cm" svg:y="15.197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14.499cm" svg:y="1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 draw:layer="layout" svg:width="1.504cm" svg:height="0.876cm" svg:x="14.402cm" svg:y="13.402cm">
          <text:p text:style-name="P3"><text:span text:style-name="T1">Ins</text:span></text:p>
          <draw:enhanced-geometry svg:viewBox="0 0 21600 21600" draw:type="mso-spt202" draw:enhanced-path="M 0 0 L 21600 0 21600 21600 0 21600 0 0 Z N"/>
        </draw:custom-shape>
        <draw:custom-shape draw:style-name="gr6" draw:text-style-name="P1" draw:layer="layout" svg:width="1.001cm" svg:height="1.001cm" svg:x="14.499cm" svg:y="13.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 draw:layer="layout" svg:width="1.504cm" svg:height="0.876cm" svg:x="14.402cm" svg:y="13.402cm">
          <text:p text:style-name="P3"><text:span text:style-name="T1">Ins</text:span></text:p>
          <draw:enhanced-geometry svg:viewBox="0 0 21600 21600" draw:type="mso-spt202" draw:enhanced-path="M 0 0 L 21600 0 21600 21600 0 21600 0 0 Z N"/>
        </draw:custom-shape>
        <draw:custom-shape draw:style-name="gr55" draw:text-style-name="P4" draw:layer="layout" svg:width="1.504cm" svg:height="0.876cm" svg:x="3.898cm" svg:y="8.497cm">
          <text:p text:style-name="P3"><text:span text:style-name="T1">InR</text:span></text:p>
          <draw:enhanced-geometry svg:viewBox="0 0 21600 21600" draw:type="mso-spt202" draw:enhanced-path="M 0 0 L 21600 0 21600 21600 0 21600 0 0 Z N"/>
        </draw:custom-shape>
        <draw:line draw:style-name="gr56" draw:text-style-name="P2" draw:layer="layout" svg:x1="15.504cm" svg:y1="5.894cm" svg:x2="15.514cm" svg:y2="7.094cm">
          <text:p/>
        </draw:line>
        <draw:line draw:style-name="gr56" draw:text-style-name="P2" draw:layer="layout" svg:x1="15.716cm" svg:y1="7.086cm" svg:x2="15.706cm" svg:y2="5.886cm">
          <text:p/>
        </draw:line>
        <draw:line draw:style-name="gr56" draw:text-style-name="P2" draw:layer="layout" svg:x1="21.204cm" svg:y1="5.894cm" svg:x2="21.214cm" svg:y2="7.094cm">
          <text:p/>
        </draw:line>
        <draw:line draw:style-name="gr56" draw:text-style-name="P2" draw:layer="layout" svg:x1="21.416cm" svg:y1="7.086cm" svg:x2="21.406cm" svg:y2="5.886cm">
          <text:p/>
        </draw:line>
        <draw:line draw:style-name="gr56" draw:text-style-name="P2" draw:layer="layout" svg:x1="21.304cm" svg:y1="12.094cm" svg:x2="21.314cm" svg:y2="13.294cm">
          <text:p/>
        </draw:line>
        <draw:line draw:style-name="gr56" draw:text-style-name="P2" draw:layer="layout" svg:x1="15.604cm" svg:y1="12.094cm" svg:x2="15.614cm" svg:y2="13.294cm">
          <text:p/>
        </draw:line>
        <draw:line draw:style-name="gr56" draw:text-style-name="P2" draw:layer="layout" svg:x1="4.304cm" svg:y1="5.794cm" svg:x2="4.314cm" svg:y2="6.994cm">
          <text:p/>
        </draw:line>
        <draw:line draw:style-name="gr56" draw:text-style-name="P2" draw:layer="layout" svg:x1="4.516cm" svg:y1="6.986cm" svg:x2="4.506cm" svg:y2="5.786cm">
          <text:p/>
        </draw:line>
        <draw:custom-shape draw:style-name="gr57" draw:text-style-name="P4" draw:layer="layout" svg:width="1.601cm" svg:height="0.876cm" svg:x="15.9cm" svg:y="5.602cm">
          <text:p text:style-name="P3"><text:span text:style-name="T4">R7r</text:span></text:p>
          <draw:enhanced-geometry svg:viewBox="0 0 21600 21600" draw:type="mso-spt202" draw:enhanced-path="M 0 0 L 21600 0 21600 21600 0 21600 0 0 Z N"/>
        </draw:custom-shape>
        <draw:custom-shape draw:style-name="gr58" draw:text-style-name="P4" draw:layer="layout" svg:width="1.601cm" svg:height="0.876cm" svg:x="20.001cm" svg:y="5.602cm">
          <text:p text:style-name="P3"><text:span text:style-name="T4">R6</text:span></text:p>
          <draw:enhanced-geometry svg:viewBox="0 0 21600 21600" draw:type="mso-spt202" draw:enhanced-path="M 0 0 L 21600 0 21600 21600 0 21600 0 0 Z N"/>
        </draw:custom-shape>
        <presentation:notes draw:style-name="dp2" presentation:use-date-time-name="dtd1">
          <draw:page-thumbnail draw:style-name="gr59" draw:layer="layout" svg:width="14.772cm" svg:height="11.06cm" svg:x="3.074cm" svg:y="2.257cm" draw:page-number="1" presentation:class="page"/>
          <draw:frame presentation:style-name="pr1" draw:layer="layout" svg:width="16.726cm" svg:height="13.042cm" svg:x="2.099cm" svg:y="14.106cm" presentation:class="notes" presentation:placeholder="true">
            <draw:text-box/>
          </draw:frame>
        </presentation:notes>
      </draw:page>
      <draw:page draw:name="page2" draw:style-name="dp1" draw:master-page-name="Default" presentation:use-date-time-name="dtd1">
        <draw:custom-shape draw:style-name="gr60" draw:text-style-name="P1" draw:layer="layout" svg:width="20cm" svg:height="1.2cm" svg:x="3.5cm" svg:y="2.8cm">
          <text:p/>
          <draw:enhanced-geometry svg:viewBox="0 0 21600 21600" draw:type="rectangle" draw:enhanced-path="M 0 0 L 21600 0 21600 21600 0 21600 0 0 Z N"/>
        </draw:custom-shape>
        <draw:path draw:style-name="gr61" draw:layer="layout" svg:width="6.009cm" svg:height="0.352cm" draw:transform="rotate (0.7853981633973) translate (7.35000000006579cm 17.2500000000736cm)" svg:viewBox="0 0 6010 353" svg:d="m0 35143c3536 0 6010-353 6010-353">
          <text:p/>
        </draw:path>
        <draw:path draw:style-name="gr61" draw:layer="layout" svg:width="3.063cm" svg:height="0.928cm" draw:transform="rotate (0.380481776934692) translate (7.75516562947208cm 13.9378525682851cm)" svg:viewBox="0 0 3064 929" svg:d="m0 32571c2693-1 3064-929 3064-929">
          <text:p/>
        </draw:path>
        <draw:custom-shape draw:style-name="gr14" draw:text-style-name="P1" draw:layer="layout" svg:width="1.706cm" svg:height="0.798cm" svg:x="20.212cm" svg:y="12.894cm">
          <text:p text:style-name="P5"><text:span text:style-name="T1">IRS-Yp</text:span></text:p>
          <draw:enhanced-geometry svg:viewBox="0 0 21600 21600" draw:type="rectangle" draw:enhanced-path="M 0 0 L 21600 0 21600 21600 0 21600 0 0 Z N"/>
        </draw:custom-shape>
        <draw:custom-shape draw:style-name="gr14" draw:text-style-name="P1" draw:layer="layout" svg:width="1.402cm" svg:height="0.798cm" svg:x="20.415cm" svg:y="13.794cm">
          <text:p text:style-name="P5"><text:span text:style-name="T1">PI3K</text:span></text:p>
          <draw:enhanced-geometry svg:viewBox="0 0 21600 21600" draw:type="rectangle" draw:enhanced-path="M 0 0 L 21600 0 21600 21600 0 21600 0 0 Z N"/>
        </draw:custom-shape>
        <draw:custom-shape draw:style-name="gr62" draw:text-style-name="P1" draw:layer="layout" svg:width="22.86cm" svg:height="3.175cm" svg:x="0.271cm" svg:y="0.763cm">
          <text:p/>
          <draw:enhanced-geometry svg:viewBox="0 0 21600 21600" draw:type="mso-spt202" draw:enhanced-path="M 0 0 L 21600 0 21600 21600 0 21600 0 0 Z N"/>
        </draw:custom-shape>
        <draw:custom-shape draw:style-name="gr40" draw:text-style-name="P1" draw:layer="layout" svg:width="21.404cm" svg:height="3.175cm" svg:x="2.096cm" svg:y="0.723cm">
          <text:p text:style-name="P7"><text:span text:style-name="T6">IRS</text:span></text:p>
          <draw:enhanced-geometry svg:viewBox="0 0 21600 21600" draw:type="mso-spt202" draw:enhanced-path="M 0 0 L 21600 0 21600 21600 0 21600 0 0 Z N"/>
        </draw:custom-shape>
        <draw:custom-shape draw:style-name="gr17" draw:text-style-name="P1" draw:layer="layout" svg:width="0.6cm" svg:height="0.6cm" svg:x="21.821cm" svg:y="12.9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2.5cm" svg:height="2.002cm" svg:x="20.018cm" svg:y="12.7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 draw:layer="layout" svg:width="1.6cm" svg:height="0.876cm" svg:x="15.701cm" svg:y="8.023cm">
          <text:p text:style-name="P3"><text:span text:style-name="T4">R12f</text:span></text:p>
          <draw:enhanced-geometry svg:viewBox="0 0 21600 21600" draw:type="mso-spt202" draw:enhanced-path="M 0 0 L 21600 0 21600 21600 0 21600 0 0 Z N"/>
        </draw:custom-shape>
        <draw:custom-shape draw:style-name="gr64" draw:text-style-name="P4" draw:layer="layout" svg:width="1.049cm" svg:height="0.876cm" svg:x="17.006cm" svg:y="13cm">
          <text:p text:style-name="P3"><text:span text:style-name="T7">+</text:span></text:p>
          <draw:enhanced-geometry svg:viewBox="0 0 21600 21600" draw:type="mso-spt202" draw:enhanced-path="M 0 0 L 21600 0 21600 21600 0 21600 0 0 Z N"/>
        </draw:custom-shape>
        <draw:line draw:style-name="gr65" draw:text-style-name="P2" draw:layer="layout" svg:x1="13.516cm" svg:y1="12.153cm" svg:x2="13.521cm" svg:y2="10.345cm">
          <text:p/>
        </draw:line>
        <draw:custom-shape draw:style-name="gr66" draw:text-style-name="P9" draw:layer="layout" svg:width="1.199cm" svg:height="0.853cm" svg:x="13.017cm" svg:y="9.481cm">
          <text:p text:style-name="P8"><text:span text:style-name="T8">Ø</text:span></text:p>
          <draw:enhanced-geometry svg:viewBox="0 0 21600 21600" draw:type="mso-spt202" draw:enhanced-path="M 0 0 L 21600 0 21600 21600 0 21600 0 0 Z N"/>
        </draw:custom-shape>
        <draw:custom-shape draw:style-name="gr67" draw:text-style-name="P4" draw:layer="layout" svg:width="1.897cm" svg:height="0.876cm" svg:x="13.419cm" svg:y="10.5cm">
          <text:p text:style-name="P3"><text:span text:style-name="T4">R50r1</text:span></text:p>
          <draw:enhanced-geometry svg:viewBox="0 0 21600 21600" draw:type="mso-spt202" draw:enhanced-path="M 0 0 L 21600 0 21600 21600 0 21600 0 0 Z N"/>
        </draw:custom-shape>
        <draw:custom-shape draw:style-name="gr14" draw:text-style-name="P1" draw:layer="layout" svg:width="1.706cm" svg:height="0.798cm" svg:x="12.811cm" svg:y="12.246cm">
          <text:p text:style-name="P5"><text:span text:style-name="T1">IRS1</text:span></text:p>
          <draw:enhanced-geometry svg:viewBox="0 0 21600 21600" draw:type="rectangle" draw:enhanced-path="M 0 0 L 21600 0 21600 21600 0 21600 0 0 Z N"/>
        </draw:custom-shape>
        <draw:line draw:style-name="gr68" draw:text-style-name="P2" draw:layer="layout" svg:x1="17.301cm" svg:y1="12.153cm" svg:x2="17.306cm" svg:y2="10.345cm">
          <text:p/>
        </draw:line>
        <draw:custom-shape draw:style-name="gr69" draw:text-style-name="P9" draw:layer="layout" svg:width="1.199cm" svg:height="0.853cm" svg:x="16.802cm" svg:y="9.481cm">
          <text:p text:style-name="P8"><text:span text:style-name="T8">Ø</text:span></text:p>
          <draw:enhanced-geometry svg:viewBox="0 0 21600 21600" draw:type="mso-spt202" draw:enhanced-path="M 0 0 L 21600 0 21600 21600 0 21600 0 0 Z N"/>
        </draw:custom-shape>
        <draw:custom-shape draw:style-name="gr14" draw:text-style-name="P1" draw:layer="layout" svg:width="1.707cm" svg:height="0.798cm" svg:x="16.393cm" svg:y="12.246cm">
          <text:p text:style-name="P5"><text:span text:style-name="T1">IRS-Yp</text:span></text:p>
          <draw:enhanced-geometry svg:viewBox="0 0 21600 21600" draw:type="rectangle" draw:enhanced-path="M 0 0 L 21600 0 21600 21600 0 21600 0 0 Z N"/>
        </draw:custom-shape>
        <draw:custom-shape draw:style-name="gr17" draw:text-style-name="P1" draw:layer="layout" svg:width="0.6cm" svg:height="0.6cm" svg:x="18.002cm" svg:y="12.312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4" draw:layer="layout" svg:width="1.897cm" svg:height="0.876cm" svg:x="17.204cm" svg:y="10.504cm">
          <text:p text:style-name="P3"><text:span text:style-name="T4">R50r2</text:span></text:p>
          <draw:enhanced-geometry svg:viewBox="0 0 21600 21600" draw:type="mso-spt202" draw:enhanced-path="M 0 0 L 21600 0 21600 21600 0 21600 0 0 Z N"/>
        </draw:custom-shape>
        <draw:line draw:style-name="gr71" draw:text-style-name="P2" draw:layer="layout" svg:x1="8.808cm" svg:y1="12.171cm" svg:x2="8.813cm" svg:y2="10.363cm">
          <text:p/>
        </draw:line>
        <draw:custom-shape draw:style-name="gr72" draw:text-style-name="P9" draw:layer="layout" svg:width="1.199cm" svg:height="0.853cm" svg:x="8.309cm" svg:y="9.499cm">
          <text:p text:style-name="P8"><text:span text:style-name="T8">Ø</text:span></text:p>
          <draw:enhanced-geometry svg:viewBox="0 0 21600 21600" draw:type="mso-spt202" draw:enhanced-path="M 0 0 L 21600 0 21600 21600 0 21600 0 0 Z N"/>
        </draw:custom-shape>
        <draw:custom-shape draw:style-name="gr14" draw:text-style-name="P1" draw:layer="layout" svg:width="1.706cm" svg:height="0.799cm" svg:x="7.9cm" svg:y="12.263cm">
          <text:p text:style-name="P5"><text:span text:style-name="T1">IRS-Sp</text:span></text:p>
          <draw:enhanced-geometry svg:viewBox="0 0 21600 21600" draw:type="rectangle" draw:enhanced-path="M 0 0 L 21600 0 21600 21600 0 21600 0 0 Z N"/>
        </draw:custom-shape>
        <draw:custom-shape draw:style-name="gr17" draw:text-style-name="P1" draw:layer="layout" svg:width="0.6cm" svg:height="0.599cm" svg:x="9.509cm" svg:y="12.33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1.896cm" svg:height="0.876cm" svg:x="8.711cm" svg:y="10.517cm">
          <text:p text:style-name="P3"><text:span text:style-name="T4">R50r3</text:span></text:p>
          <draw:enhanced-geometry svg:viewBox="0 0 21600 21600" draw:type="mso-spt202" draw:enhanced-path="M 0 0 L 21600 0 21600 21600 0 21600 0 0 Z N"/>
        </draw:custom-shape>
        <draw:line draw:style-name="gr74" draw:text-style-name="P2" draw:layer="layout" svg:x1="3.764cm" svg:y1="15.253cm" svg:x2="3.768cm" svg:y2="13.445cm">
          <text:p/>
        </draw:line>
        <draw:custom-shape draw:style-name="gr75" draw:text-style-name="P9" draw:layer="layout" svg:width="1.2cm" svg:height="0.853cm" svg:x="3.259cm" svg:y="12.581cm">
          <text:p text:style-name="P8"><text:span text:style-name="T8">Ø</text:span></text:p>
          <draw:enhanced-geometry svg:viewBox="0 0 21600 21600" draw:type="mso-spt202" draw:enhanced-path="M 0 0 L 21600 0 21600 21600 0 21600 0 0 Z N"/>
        </draw:custom-shape>
        <draw:custom-shape draw:style-name="gr14" draw:text-style-name="P1" draw:layer="layout" svg:width="2.606cm" svg:height="0.749cm" svg:x="2.855cm" svg:y="15.346cm">
          <text:p text:style-name="P5"><text:span text:style-name="T1">IRS-Yp-Sp</text:span></text:p>
          <draw:enhanced-geometry svg:viewBox="0 0 21600 21600" draw:type="rectangle" draw:enhanced-path="M 0 0 L 21600 0 21600 21600 0 21600 0 0 Z N"/>
        </draw:custom-shape>
        <draw:custom-shape draw:style-name="gr17" draw:text-style-name="P1" draw:layer="layout" svg:width="0.6cm" svg:height="0.6cm" svg:x="5.364cm" svg:y="15.412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4" draw:layer="layout" svg:width="1.896cm" svg:height="0.876cm" svg:x="3.662cm" svg:y="13.6cm">
          <text:p text:style-name="P3"><text:span text:style-name="T4">R50r4</text:span></text:p>
          <draw:enhanced-geometry svg:viewBox="0 0 21600 21600" draw:type="mso-spt202" draw:enhanced-path="M 0 0 L 21600 0 21600 21600 0 21600 0 0 Z N"/>
        </draw:custom-shape>
        <draw:line draw:style-name="gr77" draw:text-style-name="P2" draw:layer="layout" svg:x1="13.516cm" svg:y1="14.856cm" svg:x2="13.521cm" svg:y2="13.048cm">
          <text:p/>
        </draw:line>
        <draw:custom-shape draw:style-name="gr78" draw:text-style-name="P9" draw:layer="layout" svg:width="1.199cm" svg:height="0.853cm" svg:x="13.017cm" svg:y="14.98cm">
          <text:p text:style-name="P8"><text:span text:style-name="T8">Ø</text:span></text:p>
          <draw:enhanced-geometry svg:viewBox="0 0 21600 21600" draw:type="mso-spt202" draw:enhanced-path="M 0 0 L 21600 0 21600 21600 0 21600 0 0 Z N"/>
        </draw:custom-shape>
        <draw:custom-shape draw:style-name="gr79" draw:text-style-name="P4" draw:layer="layout" svg:width="1.896cm" svg:height="0.876cm" svg:x="13.424cm" svg:y="13.203cm">
          <text:p text:style-name="P3"><text:span text:style-name="T4">R50f</text:span></text:p>
          <draw:enhanced-geometry svg:viewBox="0 0 21600 21600" draw:type="mso-spt202" draw:enhanced-path="M 0 0 L 21600 0 21600 21600 0 21600 0 0 Z N"/>
        </draw:custom-shape>
        <draw:custom-shape draw:style-name="gr14" draw:text-style-name="P1" draw:layer="layout" svg:width="1.402cm" svg:height="0.799cm" svg:x="6.502cm" svg:y="16.999cm">
          <text:p text:style-name="P5"><text:span text:style-name="T1">IKK</text:span></text:p>
          <draw:enhanced-geometry svg:viewBox="0 0 21600 21600" draw:type="rectangle" draw:enhanced-path="M 0 0 L 21600 0 21600 21600 0 21600 0 0 Z N"/>
        </draw:custom-shape>
        <draw:custom-shape draw:style-name="gr17" draw:text-style-name="P1" draw:layer="layout" svg:width="0.6cm" svg:height="0.599cm" svg:x="7.9cm" svg:y="17.185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2cm" svg:height="0.798cm" svg:x="6.502cm" svg:y="14.499cm">
          <text:p text:style-name="P5"><text:span text:style-name="T1">PKC</text:span></text:p>
          <draw:enhanced-geometry svg:viewBox="0 0 21600 21600" draw:type="rectangle" draw:enhanced-path="M 0 0 L 21600 0 21600 21600 0 21600 0 0 Z N"/>
        </draw:custom-shape>
        <draw:custom-shape draw:style-name="gr17" draw:text-style-name="P1" draw:layer="layout" svg:width="0.6cm" svg:height="0.6cm" svg:x="7.9cm" svg:y="14.684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3cm" svg:height="0.798cm" svg:x="16.644cm" svg:y="13.913cm">
          <text:p text:style-name="P5"><text:span text:style-name="T1">PI3K</text:span></text:p>
          <draw:enhanced-geometry svg:viewBox="0 0 21600 21600" draw:type="rectangle" draw:enhanced-path="M 0 0 L 21600 0 21600 21600 0 21600 0 0 Z N"/>
        </draw:custom-shape>
        <draw:line draw:style-name="gr80" draw:text-style-name="P2" draw:layer="layout" svg:x1="18.466cm" svg:y1="13.666cm" svg:x2="19.665cm" svg:y2="13.67cm">
          <text:p/>
        </draw:line>
        <draw:line draw:style-name="gr80" draw:text-style-name="P2" draw:layer="layout" svg:x1="19.705cm" svg:y1="13.864cm" svg:x2="18.435cm" svg:y2="13.869cm">
          <text:p/>
        </draw:line>
        <draw:line draw:style-name="gr80" draw:text-style-name="P2" draw:layer="layout" svg:x1="18.466cm" svg:y1="13.666cm" svg:x2="19.665cm" svg:y2="13.67cm">
          <text:p/>
        </draw:line>
        <draw:line draw:style-name="gr80" draw:text-style-name="P2" draw:layer="layout" svg:x1="15.017cm" svg:y1="12.612cm" svg:x2="16.217cm" svg:y2="12.616cm">
          <text:p/>
        </draw:line>
        <draw:line draw:style-name="gr80" draw:text-style-name="P2" draw:layer="layout" svg:x1="16.256cm" svg:y1="12.806cm" svg:x2="14.986cm" svg:y2="12.81cm">
          <text:p/>
        </draw:line>
        <draw:line draw:style-name="gr80" draw:text-style-name="P2" draw:layer="layout" svg:x1="15.017cm" svg:y1="12.612cm" svg:x2="16.217cm" svg:y2="12.616cm">
          <text:p/>
        </draw:line>
        <draw:custom-shape draw:style-name="gr14" draw:text-style-name="P1" draw:layer="layout" svg:width="1.398cm" svg:height="0.798cm" svg:x="14.814cm" svg:y="14.698cm">
          <text:p text:style-name="P5"><text:span text:style-name="T2">PTP1B</text:span></text:p>
          <draw:enhanced-geometry svg:viewBox="0 0 21600 21600" draw:type="rectangle" draw:enhanced-path="M 0 0 L 21600 0 21600 21600 0 21600 0 0 Z N"/>
        </draw:custom-shape>
        <draw:line draw:style-name="gr81" draw:text-style-name="P2" draw:layer="layout" svg:x1="15.515cm" svg:y1="14.755cm" svg:x2="15.52cm" svg:y2="12.947cm">
          <text:p/>
        </draw:line>
        <draw:custom-shape draw:style-name="gr82" draw:text-style-name="P4" draw:layer="layout" svg:width="1.6cm" svg:height="0.876cm" svg:x="15.401cm" svg:y="13cm">
          <text:p text:style-name="P3"><text:span text:style-name="T4">R12r</text:span></text:p>
          <draw:enhanced-geometry svg:viewBox="0 0 21600 21600" draw:type="mso-spt202" draw:enhanced-path="M 0 0 L 21600 0 21600 21600 0 21600 0 0 Z N"/>
        </draw:custom-shape>
        <draw:custom-shape draw:style-name="gr83" draw:text-style-name="P4" draw:layer="layout" svg:width="1.601cm" svg:height="0.876cm" svg:x="18.302cm" svg:y="12.823cm">
          <text:p text:style-name="P3"><text:span text:style-name="T4">R13f</text:span></text:p>
          <draw:enhanced-geometry svg:viewBox="0 0 21600 21600" draw:type="mso-spt202" draw:enhanced-path="M 0 0 L 21600 0 21600 21600 0 21600 0 0 Z N"/>
        </draw:custom-shape>
        <draw:custom-shape draw:style-name="gr84" draw:text-style-name="P4" draw:layer="layout" svg:width="1.601cm" svg:height="0.876cm" svg:x="18.302cm" svg:y="13.723cm">
          <text:p text:style-name="P3"><text:span text:style-name="T4">R13r</text:span></text:p>
          <draw:enhanced-geometry svg:viewBox="0 0 21600 21600" draw:type="mso-spt202" draw:enhanced-path="M 0 0 L 21600 0 21600 21600 0 21600 0 0 Z N"/>
        </draw:custom-shape>
        <draw:line draw:style-name="gr80" draw:text-style-name="P2" draw:layer="layout" svg:x1="12.561cm" svg:y1="12.806cm" svg:x2="10.091cm" svg:y2="12.81cm">
          <text:p/>
        </draw:line>
        <draw:custom-shape draw:style-name="gr85" draw:text-style-name="P4" draw:layer="layout" svg:width="2cm" svg:height="1.491cm" svg:x="8.5cm" svg:y="12.922cm">
          <text:p text:style-name="P3"><text:span text:style-name="T4">R12af</text:span></text:p>
          <draw:enhanced-geometry svg:viewBox="0 0 21600 21600" draw:type="mso-spt202" draw:enhanced-path="M 0 0 L 21600 0 21600 21600 0 21600 0 0 Z N"/>
        </draw:custom-shape>
        <draw:custom-shape draw:style-name="gr86" draw:text-style-name="P4" draw:layer="layout" svg:width="2.101cm" svg:height="0.876cm" svg:x="10.5cm" svg:y="11.822cm">
          <text:p text:style-name="P3"><text:span text:style-name="T4">R12ar</text:span></text:p>
          <draw:enhanced-geometry svg:viewBox="0 0 21600 21600" draw:type="mso-spt202" draw:enhanced-path="M 0 0 L 21600 0 21600 21600 0 21600 0 0 Z N"/>
        </draw:custom-shape>
        <draw:line draw:style-name="gr80" draw:text-style-name="P2" draw:layer="layout" svg:x1="10.096cm" svg:y1="12.603cm" svg:x2="12.548cm" svg:y2="12.607cm">
          <text:p/>
        </draw:line>
        <draw:custom-shape draw:style-name="gr2" draw:text-style-name="P1" draw:layer="layout" svg:width="2.51cm" svg:height="4cm" svg:x="18.637cm" svg:y="1.402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2" draw:text-style-name="P1" draw:layer="layout" svg:width="2.509cm" svg:height="4cm" svg:x="15.136cm" svg:y="1.402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custom-shape draw:style-name="gr87" draw:text-style-name="P4" draw:layer="layout" svg:width="1.504cm" svg:height="0.876cm" svg:x="15.696cm" svg:y="2.699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15.198cm" svg:y="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4" draw:layer="layout" svg:width="1.504cm" svg:height="0.876cm" svg:x="15.101cm" svg:y="0.904cm">
          <text:p text:style-name="P3"><text:span text:style-name="T1">Ins</text:span></text:p>
          <draw:enhanced-geometry svg:viewBox="0 0 21600 21600" draw:type="mso-spt202" draw:enhanced-path="M 0 0 L 21600 0 21600 21600 0 21600 0 0 Z N"/>
        </draw:custom-shape>
        <draw:custom-shape draw:style-name="gr17" draw:text-style-name="P1" draw:layer="layout" svg:width="0.6cm" svg:height="0.599cm" svg:x="16.097cm" svg:y="4.2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4" draw:layer="layout" svg:width="1.503cm" svg:height="0.876cm" svg:x="19.198cm" svg:y="2.699cm">
          <text:p text:style-name="P3"><text:span text:style-name="T1">InR</text:span></text:p>
          <draw:enhanced-geometry svg:viewBox="0 0 21600 21600" draw:type="mso-spt202" draw:enhanced-path="M 0 0 L 21600 0 21600 21600 0 21600 0 0 Z N"/>
        </draw:custom-shape>
        <draw:custom-shape draw:style-name="gr6" draw:text-style-name="P1" draw:layer="layout" svg:width="1.001cm" svg:height="1.001cm" svg:x="18.699cm" svg:y="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 draw:layer="layout" svg:width="1.504cm" svg:height="0.876cm" svg:x="18.602cm" svg:y="0.904cm">
          <text:p text:style-name="P3"><text:span text:style-name="T1">Ins</text:span></text:p>
          <draw:enhanced-geometry svg:viewBox="0 0 21600 21600" draw:type="mso-spt202" draw:enhanced-path="M 0 0 L 21600 0 21600 21600 0 21600 0 0 Z N"/>
        </draw:custom-shape>
        <draw:custom-shape draw:style-name="gr17" draw:text-style-name="P1" draw:layer="layout" svg:width="0.6cm" svg:height="0.599cm" svg:x="19.599cm" svg:y="4.2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001cm" svg:height="1.001cm" svg:x="20cm" svg:y="0.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 draw:layer="layout" svg:width="1.504cm" svg:height="0.876cm" svg:x="19.903cm" svg:y="0.904cm">
          <text:p text:style-name="P3"><text:span text:style-name="T1">Ins</text:span></text:p>
          <draw:enhanced-geometry svg:viewBox="0 0 21600 21600" draw:type="mso-spt202" draw:enhanced-path="M 0 0 L 21600 0 21600 21600 0 21600 0 0 Z N"/>
        </draw:custom-shape>
        <draw:custom-shape draw:style-name="gr6" draw:text-style-name="P1" draw:layer="layout" svg:width="1.001cm" svg:height="1.001cm" svg:x="18.699cm" svg:y="0.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 draw:layer="layout" svg:width="1.504cm" svg:height="0.876cm" svg:x="18.602cm" svg:y="0.904cm">
          <text:p text:style-name="P3"><text:span text:style-name="T1">Ins</text:span></text:p>
          <draw:enhanced-geometry svg:viewBox="0 0 21600 21600" draw:type="mso-spt202" draw:enhanced-path="M 0 0 L 21600 0 21600 21600 0 21600 0 0 Z N"/>
        </draw:custom-shape>
        <draw:custom-shape draw:style-name="gr5" draw:text-style-name="P1" draw:layer="layout" svg:width="2.704cm" svg:height="4.903cm" svg:x="14.999cm" svg:y="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703cm" svg:height="4.903cm" svg:x="18.501cm" svg:y="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1.402cm" svg:height="0.798cm" svg:x="6.502cm" svg:y="15.699cm">
          <text:p text:style-name="P5"><text:span text:style-name="T1">JNK</text:span></text:p>
          <draw:enhanced-geometry svg:viewBox="0 0 21600 21600" draw:type="rectangle" draw:enhanced-path="M 0 0 L 21600 0 21600 21600 0 21600 0 0 Z N"/>
        </draw:custom-shape>
        <draw:custom-shape draw:style-name="gr17" draw:text-style-name="P1" draw:layer="layout" svg:width="0.6cm" svg:height="0.6cm" svg:x="7.9cm" svg:y="15.884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4" draw:layer="layout" svg:width="1.601cm" svg:height="0.876cm" svg:x="8.201cm" svg:y="15.321cm">
          <text:p text:style-name="P3"><text:span text:style-name="T4">R52</text:span></text:p>
          <draw:enhanced-geometry svg:viewBox="0 0 21600 21600" draw:type="mso-spt202" draw:enhanced-path="M 0 0 L 21600 0 21600 21600 0 21600 0 0 Z N"/>
        </draw:custom-shape>
        <draw:custom-shape draw:style-name="gr94" draw:text-style-name="P4" draw:layer="layout" svg:width="1.601cm" svg:height="0.876cm" svg:x="8.504cm" svg:y="16.121cm">
          <text:p text:style-name="P3"><text:span text:style-name="T4">R51</text:span></text:p>
          <draw:enhanced-geometry svg:viewBox="0 0 21600 21600" draw:type="mso-spt202" draw:enhanced-path="M 0 0 L 21600 0 21600 21600 0 21600 0 0 Z N"/>
        </draw:custom-shape>
        <draw:path draw:style-name="gr61" draw:layer="layout" svg:width="4.224cm" svg:height="0.383cm" draw:transform="rotate (0.694815575218811) translate (7.75428465953036cm 15.705187931423cm)" svg:viewBox="0 0 4225 384" svg:d="m0 34442c3905 0 4225-384 4225-384">
          <text:p/>
        </draw:path>
        <draw:path draw:style-name="gr61" draw:layer="layout" svg:width="7.032cm" svg:height="0.727cm" draw:transform="rotate (-1.81584055377574) translate (17.2063181492562cm 5.6766287413571cm)" svg:viewBox="0 0 7033 728" svg:d="m0-35411c4123 0 7033-728 7033-728">
          <text:p/>
        </draw:path>
        <draw:custom-shape draw:style-name="gr95" draw:text-style-name="P6" draw:layer="layout" svg:width="1.6cm" svg:height="1.376cm" svg:x="0.6cm" svg:y="0.624cm">
          <text:p text:style-name="P3"><text:span text:style-name="T5">B</text:span></text:p>
          <draw:enhanced-geometry svg:viewBox="0 0 21600 21600" draw:type="mso-spt202" draw:enhanced-path="M 0 0 L 21600 0 21600 21600 0 21600 0 0 Z N"/>
        </draw:custom-shape>
        <draw:path draw:style-name="gr61" draw:layer="layout" svg:width="7.592cm" svg:height="1.897cm" draw:transform="rotate (-2.27940000310535) translate (20.7410741215585cm 6.73514990546411cm)" svg:viewBox="0 0 7593 1898" svg:d="m0-38364c4610 0 7593-1898 7593-1898">
          <text:p/>
        </draw:path>
        <presentation:notes draw:style-name="dp2" presentation:use-date-time-name="dtd1">
          <draw:page-thumbnail draw:style-name="gr59" draw:layer="layout" svg:width="14.772cm" svg:height="11.06cm" svg:x="3.074cm" svg:y="2.257cm" draw:page-number="2" presentation:class="page"/>
          <draw:frame presentation:style-name="pr1" draw:layer="layout" svg:width="16.726cm" svg:height="13.042cm" svg:x="2.099cm" svg:y="14.106cm" presentation:class="notes" presentation:placeholder="true">
            <draw:text-box/>
          </draw:frame>
        </presentation:notes>
      </draw:page>
      <draw:page draw:name="page3" draw:style-name="dp1" draw:master-page-name="Default" presentation:use-date-time-name="dtd1">
        <draw:custom-shape draw:style-name="gr60" draw:text-style-name="P1" draw:layer="layout" svg:width="20cm" svg:height="1.2cm" svg:x="4.4cm" svg:y="6cm">
          <text:p/>
          <draw:enhanced-geometry svg:viewBox="0 0 21600 21600" draw:type="rectangle" draw:enhanced-path="M 0 0 L 21600 0 21600 21600 0 21600 0 0 Z N"/>
        </draw:custom-shape>
        <draw:path draw:style-name="gr61" draw:layer="layout" svg:width="1.967cm" svg:height="1.922cm" draw:transform="rotate (-1.10706234454098) translate (16.2197736957896cm 7.13992746600685cm)" svg:viewBox="0 0 1968 1923" svg:d="m0-20703c1118 0 1968-1923 1968-1923">
          <text:p/>
        </draw:path>
        <draw:path draw:style-name="gr61" draw:layer="layout" svg:width="1.789cm" svg:height="1.06cm" draw:transform="rotate (-0.785398163398486) translate (20.9499999999709cm 6.25000000000716cm)" svg:viewBox="0 0 1790 1061" svg:d="m0-19728c2121 0 1768-1061 1768-1061">
          <text:p/>
        </draw:path>
        <draw:custom-shape draw:style-name="gr14" draw:text-style-name="P1" draw:layer="layout" svg:width="1.706cm" svg:height="0.798cm" svg:x="5.094cm" svg:y="6.147cm">
          <text:p text:style-name="P5"><text:span text:style-name="T1">IRS-Yp</text:span></text:p>
          <draw:enhanced-geometry svg:viewBox="0 0 21600 21600" draw:type="rectangle" draw:enhanced-path="M 0 0 L 21600 0 21600 21600 0 21600 0 0 Z N"/>
        </draw:custom-shape>
        <draw:custom-shape draw:style-name="gr14" draw:text-style-name="P1" draw:layer="layout" svg:width="1.403cm" svg:height="0.798cm" svg:x="5.296cm" svg:y="7.047cm">
          <text:p text:style-name="P5"><text:span text:style-name="T1">PI3K</text:span></text:p>
          <draw:enhanced-geometry svg:viewBox="0 0 21600 21600" draw:type="rectangle" draw:enhanced-path="M 0 0 L 21600 0 21600 21600 0 21600 0 0 Z N"/>
        </draw:custom-shape>
        <draw:custom-shape draw:style-name="gr14" draw:text-style-name="P1" draw:layer="layout" svg:width="1.402cm" svg:height="0.798cm" svg:x="7.999cm" svg:y="10.649cm">
          <text:p text:style-name="P5"><text:span text:style-name="T1">PTEN</text:span></text:p>
          <draw:enhanced-geometry svg:viewBox="0 0 21600 21600" draw:type="rectangle" draw:enhanced-path="M 0 0 L 21600 0 21600 21600 0 21600 0 0 Z N"/>
        </draw:custom-shape>
        <draw:custom-shape draw:style-name="gr62" draw:text-style-name="P1" draw:layer="layout" svg:width="22.86cm" svg:height="3.175cm" svg:x="1.271cm" svg:y="0.763cm">
          <text:p/>
          <draw:enhanced-geometry svg:viewBox="0 0 21600 21600" draw:type="mso-spt202" draw:enhanced-path="M 0 0 L 21600 0 21600 21600 0 21600 0 0 Z N"/>
        </draw:custom-shape>
        <draw:custom-shape draw:style-name="gr40" draw:text-style-name="P1" draw:layer="layout" svg:width="20.554cm" svg:height="3.175cm" svg:x="4cm" svg:y="0.723cm">
          <text:p text:style-name="P7"><text:span text:style-name="T6">Akt </text:span></text:p>
          <draw:enhanced-geometry svg:viewBox="0 0 21600 21600" draw:type="mso-spt202" draw:enhanced-path="M 0 0 L 21600 0 21600 21600 0 21600 0 0 Z N"/>
        </draw:custom-shape>
        <draw:custom-shape draw:style-name="gr5" draw:text-style-name="P1" draw:layer="layout" svg:width="2.501cm" svg:height="2.002cm" svg:x="4.899cm" svg:y="6.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 draw:layer="layout" svg:width="1.001cm" svg:height="1.001cm" svg:x="9.201cm" svg:y="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 draw:layer="layout" svg:width="1.597cm" svg:height="0.788cm" svg:x="9.002cm" svg:y="6.15cm">
          <text:p text:style-name="P3"><text:span text:style-name="T9">PIP3</text:span></text:p>
          <draw:enhanced-geometry svg:viewBox="0 0 21600 21600" draw:type="mso-spt202" draw:enhanced-path="M 0 0 L 21600 0 21600 21600 0 21600 0 0 Z N"/>
        </draw:custom-shape>
        <draw:line draw:style-name="gr98" draw:text-style-name="P2" draw:layer="layout" svg:x1="9.501cm" svg:y1="9.048cm" svg:x2="9.505cm" svg:y2="7.249cm">
          <text:p/>
        </draw:line>
        <draw:custom-shape draw:style-name="gr99" draw:text-style-name="P4" draw:layer="layout" svg:width="1.601cm" svg:height="0.876cm" svg:x="8.101cm" svg:y="7.4cm">
          <text:p text:style-name="P3"><text:span text:style-name="T4">R14f</text:span></text:p>
          <draw:enhanced-geometry svg:viewBox="0 0 21600 21600" draw:type="mso-spt202" draw:enhanced-path="M 0 0 L 21600 0 21600 21600 0 21600 0 0 Z N"/>
        </draw:custom-shape>
        <draw:custom-shape draw:style-name="gr100" draw:text-style-name="P4" draw:layer="layout" svg:width="1.601cm" svg:height="0.876cm" svg:x="9.502cm" svg:y="10.304cm">
          <text:p text:style-name="P3"><text:span text:style-name="T4">R14r</text:span></text:p>
          <draw:enhanced-geometry svg:viewBox="0 0 21600 21600" draw:type="mso-spt202" draw:enhanced-path="M 0 0 L 21600 0 21600 21600 0 21600 0 0 Z N"/>
        </draw:custom-shape>
        <draw:line draw:style-name="gr101" draw:text-style-name="P2" draw:layer="layout" svg:x1="9.701cm" svg:y1="7.294cm" svg:x2="9.705cm" svg:y2="9.005cm">
          <text:p/>
        </draw:line>
        <draw:custom-shape draw:style-name="gr14" draw:text-style-name="P1" draw:layer="layout" svg:width="1.402cm" svg:height="0.799cm" svg:x="13.099cm" svg:y="7.346cm">
          <text:p text:style-name="P5"><text:span text:style-name="T1">Akt</text:span></text:p>
          <draw:enhanced-geometry svg:viewBox="0 0 21600 21600" draw:type="rectangle" draw:enhanced-path="M 0 0 L 21600 0 21600 21600 0 21600 0 0 Z N"/>
        </draw:custom-shape>
        <draw:custom-shape draw:style-name="gr17" draw:text-style-name="P1" draw:layer="layout" svg:width="0.6cm" svg:height="0.599cm" svg:x="14.303cm" svg:y="7.0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6cm" svg:height="0.6cm" svg:x="14.303cm" svg:y="7.712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2cm" svg:height="0.798cm" svg:x="13.099cm" svg:y="9.547cm">
          <text:p text:style-name="P5"><text:span text:style-name="T1">Akt</text:span></text:p>
          <draw:enhanced-geometry svg:viewBox="0 0 21600 21600" draw:type="rectangle" draw:enhanced-path="M 0 0 L 21600 0 21600 21600 0 21600 0 0 Z N"/>
        </draw:custom-shape>
        <draw:line draw:style-name="gr80" draw:text-style-name="P2" draw:layer="layout" svg:x1="13.606cm" svg:y1="9.484cm" svg:x2="13.611cm" svg:y2="8.113cm">
          <text:p/>
        </draw:line>
        <draw:line draw:style-name="gr80" draw:text-style-name="P2" draw:layer="layout" svg:x1="13.8cm" svg:y1="8.158cm" svg:x2="13.805cm" svg:y2="9.441cm">
          <text:p/>
        </draw:line>
        <draw:custom-shape draw:style-name="gr102" draw:text-style-name="P1" draw:layer="layout" svg:width="3.104cm" svg:height="1.6cm" svg:x="10.396cm" svg:y="7.1cm">
          <text:p/>
          <draw:enhanced-geometry svg:viewBox="0 0 2301 1601" draw:type="non-primitive" draw:enhanced-path="M 0 0 C 500 1500 2300 1600 2300 1600 N"/>
        </draw:custom-shape>
        <draw:custom-shape draw:style-name="gr103" draw:text-style-name="P4" draw:layer="layout" svg:width="1.601cm" svg:height="0.876cm" svg:x="11.903cm" svg:y="8.604cm">
          <text:p text:style-name="P3"><text:span text:style-name="T4">R16f</text:span></text:p>
          <draw:enhanced-geometry svg:viewBox="0 0 21600 21600" draw:type="mso-spt202" draw:enhanced-path="M 0 0 L 21600 0 21600 21600 0 21600 0 0 Z N"/>
        </draw:custom-shape>
        <draw:custom-shape draw:style-name="gr104" draw:text-style-name="P4" draw:layer="layout" svg:width="1.601cm" svg:height="0.876cm" svg:x="13.606cm" svg:y="8.405cm">
          <text:p text:style-name="P3"><text:span text:style-name="T4">R16r</text:span></text:p>
          <draw:enhanced-geometry svg:viewBox="0 0 21600 21600" draw:type="mso-spt202" draw:enhanced-path="M 0 0 L 21600 0 21600 21600 0 21600 0 0 Z N"/>
        </draw:custom-shape>
        <draw:custom-shape draw:style-name="gr14" draw:text-style-name="P1" draw:layer="layout" svg:width="1.403cm" svg:height="0.798cm" svg:x="13.103cm" svg:y="11.046cm">
          <text:p text:style-name="P5"><text:span text:style-name="T1">PKC</text:span></text:p>
          <draw:enhanced-geometry svg:viewBox="0 0 21600 21600" draw:type="rectangle" draw:enhanced-path="M 0 0 L 21600 0 21600 21600 0 21600 0 0 Z N"/>
        </draw:custom-shape>
        <draw:custom-shape draw:style-name="gr17" draw:text-style-name="P1" draw:layer="layout" svg:width="0.6cm" svg:height="0.6cm" svg:x="14.307cm" svg:y="10.715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3cm" svg:height="0.798cm" svg:x="13.103cm" svg:y="13.247cm">
          <text:p text:style-name="P5"><text:span text:style-name="T1">PKC</text:span></text:p>
          <draw:enhanced-geometry svg:viewBox="0 0 21600 21600" draw:type="rectangle" draw:enhanced-path="M 0 0 L 21600 0 21600 21600 0 21600 0 0 Z N"/>
        </draw:custom-shape>
        <draw:line draw:style-name="gr80" draw:text-style-name="P2" draw:layer="layout" svg:x1="13.606cm" svg:y1="13.184cm" svg:x2="13.611cm" svg:y2="11.813cm">
          <text:p/>
        </draw:line>
        <draw:line draw:style-name="gr80" draw:text-style-name="P2" draw:layer="layout" svg:x1="13.805cm" svg:y1="11.858cm" svg:x2="13.809cm" svg:y2="13.141cm">
          <text:p/>
        </draw:line>
        <draw:custom-shape draw:style-name="gr105" draw:text-style-name="P4" draw:layer="layout" svg:width="1.601cm" svg:height="0.876cm" svg:x="13.606cm" svg:y="12.105cm">
          <text:p text:style-name="P3"><text:span text:style-name="T4">R17r</text:span></text:p>
          <draw:enhanced-geometry svg:viewBox="0 0 21600 21600" draw:type="mso-spt202" draw:enhanced-path="M 0 0 L 21600 0 21600 21600 0 21600 0 0 Z N"/>
        </draw:custom-shape>
        <draw:custom-shape draw:style-name="gr3" draw:text-style-name="P1" draw:layer="layout" svg:width="3.501cm" svg:height="5.499cm" svg:x="10.102cm" svg:y="6.998cm">
          <text:p/>
          <draw:enhanced-geometry svg:viewBox="0 0 3501 5501" draw:type="non-primitive" draw:enhanced-path="M 0 0 C 500 4000 3500 5500 3500 5500 N"/>
        </draw:custom-shape>
        <draw:custom-shape draw:style-name="gr14" draw:text-style-name="P1" draw:layer="layout" svg:width="1.252cm" svg:height="1.358cm" svg:x="19.348cm" svg:y="8.643cm">
          <text:p text:style-name="P5"><text:span text:style-name="T3">GLUT4</text:span></text:p>
          <draw:enhanced-geometry svg:viewBox="0 0 21600 21600" draw:type="rectangle" draw:enhanced-path="M 0 0 L 21600 0 21600 21600 0 21600 0 0 Z N"/>
        </draw:custom-shape>
        <draw:line draw:style-name="gr80" draw:text-style-name="P2" draw:layer="layout" svg:x1="19.806cm" svg:y1="8.586cm" svg:x2="19.811cm" svg:y2="7.214cm">
          <text:p/>
        </draw:line>
        <draw:line draw:style-name="gr80" draw:text-style-name="P2" draw:layer="layout" svg:x1="20.005cm" svg:y1="7.258cm" svg:x2="20.009cm" svg:y2="8.542cm">
          <text:p/>
        </draw:line>
        <draw:line draw:style-name="gr3" draw:text-style-name="P2" draw:layer="layout" svg:x1="18.2cm" svg:y1="7.699cm" svg:x2="19.8cm" svg:y2="7.709cm">
          <text:p/>
        </draw:line>
        <draw:custom-shape draw:style-name="gr14" draw:text-style-name="P1" draw:layer="layout" svg:width="1.252cm" svg:height="1.358cm" svg:x="19.348cm" svg:y="5.843cm">
          <text:p text:style-name="P5"><text:span text:style-name="T3">GLUT4</text:span></text:p>
          <draw:enhanced-geometry svg:viewBox="0 0 21600 21600" draw:type="rectangle" draw:enhanced-path="M 0 0 L 21600 0 21600 21600 0 21600 0 0 Z N"/>
        </draw:custom-shape>
        <draw:custom-shape draw:style-name="gr96" draw:text-style-name="P1" draw:layer="layout" svg:width="1.199cm" svg:height="1.2cm" svg:x="21.901cm" svg:y="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 draw:layer="layout" svg:width="1.596cm" svg:height="0.876cm" svg:x="21.804cm" svg:y="4.423cm">
          <text:p text:style-name="P3"><text:span text:style-name="T10">Glu</text:span></text:p>
          <draw:enhanced-geometry svg:viewBox="0 0 21600 21600" draw:type="mso-spt202" draw:enhanced-path="M 0 0 L 21600 0 21600 21600 0 21600 0 0 Z N"/>
        </draw:custom-shape>
        <draw:custom-shape draw:style-name="gr96" draw:text-style-name="P1" draw:layer="layout" svg:width="1.199cm" svg:height="1.2cm" svg:x="21.90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 draw:layer="layout" svg:width="1.597cm" svg:height="0.876cm" svg:x="21.808cm" svg:y="8.326cm">
          <text:p text:style-name="P3"><text:span text:style-name="T10">Glu</text:span></text:p>
          <draw:enhanced-geometry svg:viewBox="0 0 21600 21600" draw:type="mso-spt202" draw:enhanced-path="M 0 0 L 21600 0 21600 21600 0 21600 0 0 Z N"/>
        </draw:custom-shape>
        <draw:line draw:style-name="gr80" draw:text-style-name="P2" draw:layer="layout" svg:x1="22.505cm" svg:y1="8.043cm" svg:x2="22.514cm" svg:y2="5.517cm">
          <text:p/>
        </draw:line>
        <draw:line draw:style-name="gr80" draw:text-style-name="P2" draw:layer="layout" svg:x1="22.302cm" svg:y1="5.592cm" svg:x2="22.311cm" svg:y2="8.109cm">
          <text:p/>
        </draw:line>
        <draw:path draw:style-name="gr61" draw:layer="layout" svg:width="2.699cm" svg:height="1.399cm" draw:transform="rotate (0.927293431584412) translate (8.2799976419615cm 10.1599951052619cm)" svg:viewBox="0 0 2700 1400" svg:d="m0 26840c2500 0 2700-1400 2700-1400">
          <text:p/>
        </draw:path>
        <draw:custom-shape draw:style-name="gr108" draw:text-style-name="P4" draw:layer="layout" svg:width="1.601cm" svg:height="0.876cm" svg:x="11.704cm" svg:y="12.104cm">
          <text:p text:style-name="P3"><text:span text:style-name="T4">R17f</text:span></text:p>
          <draw:enhanced-geometry svg:viewBox="0 0 21600 21600" draw:type="mso-spt202" draw:enhanced-path="M 0 0 L 21600 0 21600 21600 0 21600 0 0 Z N"/>
        </draw:custom-shape>
        <draw:custom-shape draw:style-name="gr109" draw:text-style-name="P4" draw:layer="layout" svg:width="1.905cm" svg:height="0.876cm" svg:x="18cm" svg:y="7.504cm">
          <text:p text:style-name="P3"><text:span text:style-name="T4">R20f</text:span></text:p>
          <draw:enhanced-geometry svg:viewBox="0 0 21600 21600" draw:type="mso-spt202" draw:enhanced-path="M 0 0 L 21600 0 21600 21600 0 21600 0 0 Z N"/>
        </draw:custom-shape>
        <draw:custom-shape draw:style-name="gr17" draw:text-style-name="P1" draw:layer="layout" svg:width="0.6cm" svg:height="0.6cm" svg:x="6.707cm" svg:y="6.215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1" draw:layer="layout" svg:width="1.788cm" svg:height="1.341cm" draw:transform="rotate (-1.10706234454098) translate (8.59980997582083cm 6.89996546710458cm)" svg:viewBox="0 0 1789 1342" svg:d="m0-7869c1118 0 1789-1342 1789-1342">
          <text:p/>
        </draw:path>
        <draw:custom-shape draw:style-name="gr14" draw:text-style-name="P1" draw:layer="layout" svg:width="1.403cm" svg:height="0.798cm" svg:x="16.703cm" svg:y="7.346cm">
          <text:p text:style-name="P5"><text:span text:style-name="T1">AS160</text:span></text:p>
          <draw:enhanced-geometry svg:viewBox="0 0 21600 21600" draw:type="rectangle" draw:enhanced-path="M 0 0 L 21600 0 21600 21600 0 21600 0 0 Z N"/>
        </draw:custom-shape>
        <draw:custom-shape draw:style-name="gr17" draw:text-style-name="P1" draw:layer="layout" svg:width="0.6cm" svg:height="0.6cm" svg:x="17.907cm" svg:y="7.015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3cm" svg:height="0.798cm" svg:x="16.703cm" svg:y="9.547cm">
          <text:p text:style-name="P5"><text:span text:style-name="T1">AS160</text:span></text:p>
          <draw:enhanced-geometry svg:viewBox="0 0 21600 21600" draw:type="rectangle" draw:enhanced-path="M 0 0 L 21600 0 21600 21600 0 21600 0 0 Z N"/>
        </draw:custom-shape>
        <draw:line draw:style-name="gr80" draw:text-style-name="P2" draw:layer="layout" svg:x1="17.206cm" svg:y1="9.484cm" svg:x2="17.211cm" svg:y2="8.113cm">
          <text:p/>
        </draw:line>
        <draw:line draw:style-name="gr80" draw:text-style-name="P2" draw:layer="layout" svg:x1="17.405cm" svg:y1="8.158cm" svg:x2="17.409cm" svg:y2="9.441cm">
          <text:p/>
        </draw:line>
        <draw:custom-shape draw:style-name="gr110" draw:text-style-name="P4" draw:layer="layout" svg:width="2.294cm" svg:height="1.095cm" svg:x="17.206cm" svg:y="8.405cm">
          <text:p text:style-name="P3"><text:span text:style-name="T4">R16ar</text:span></text:p>
          <draw:enhanced-geometry svg:viewBox="0 0 21600 21600" draw:type="mso-spt202" draw:enhanced-path="M 0 0 L 21600 0 21600 21600 0 21600 0 0 Z N"/>
        </draw:custom-shape>
        <draw:custom-shape draw:style-name="gr96" draw:text-style-name="P1" draw:layer="layout" svg:width="1.001cm" svg:height="1.001cm" svg:x="9.002cm" svg:y="9.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4" draw:layer="layout" svg:width="1.597cm" svg:height="0.788cm" svg:x="8.803cm" svg:y="9.151cm">
          <text:p text:style-name="P3"><text:span text:style-name="T9">PIP2</text:span></text:p>
          <draw:enhanced-geometry svg:viewBox="0 0 21600 21600" draw:type="mso-spt202" draw:enhanced-path="M 0 0 L 21600 0 21600 21600 0 21600 0 0 Z N"/>
        </draw:custom-shape>
        <draw:custom-shape draw:style-name="gr112" draw:text-style-name="P4" draw:layer="layout" svg:width="2.294cm" svg:height="1.095cm" svg:x="15.506cm" svg:y="8.806cm">
          <text:p text:style-name="P3"><text:span text:style-name="T4">R16af</text:span></text:p>
          <draw:enhanced-geometry svg:viewBox="0 0 21600 21600" draw:type="mso-spt202" draw:enhanced-path="M 0 0 L 21600 0 21600 21600 0 21600 0 0 Z N"/>
        </draw:custom-shape>
        <draw:custom-shape draw:style-name="gr113" draw:text-style-name="P6" draw:layer="layout" svg:width="1.6cm" svg:height="1.376cm" svg:x="1cm" svg:y="0.624cm">
          <text:p text:style-name="P3"><text:span text:style-name="T5">C</text:span></text:p>
          <draw:enhanced-geometry svg:viewBox="0 0 21600 21600" draw:type="mso-spt202" draw:enhanced-path="M 0 0 L 21600 0 21600 21600 0 21600 0 0 Z N"/>
        </draw:custom-shape>
        <presentation:notes draw:style-name="dp2" presentation:use-date-time-name="dtd1">
          <draw:page-thumbnail draw:style-name="gr59" draw:layer="layout" svg:width="14.772cm" svg:height="11.06cm" svg:x="3.074cm" svg:y="2.257cm" draw:page-number="3" presentation:class="page"/>
          <draw:frame presentation:style-name="pr1" draw:layer="layout" svg:width="16.726cm" svg:height="13.042cm" svg:x="2.099cm" svg:y="14.106cm" presentation:class="notes" presentation:placeholder="true">
            <draw:text-box/>
          </draw:frame>
        </presentation:notes>
      </draw:page>
      <draw:page draw:name="page4" draw:style-name="dp1" draw:master-page-name="Default" presentation:use-date-time-name="dtd1">
        <draw:custom-shape draw:style-name="gr1" draw:text-style-name="P1" draw:layer="layout" svg:width="15cm" svg:height="1.2cm" svg:x="6.602cm" svg:y="3.325cm">
          <text:p/>
          <draw:enhanced-geometry svg:viewBox="0 0 21600 21600" draw:type="rectangle" draw:enhanced-path="M 0 0 L 21600 0 21600 21600 0 21600 0 0 Z N"/>
        </draw:custom-shape>
        <draw:line draw:style-name="gr80" draw:text-style-name="P2" draw:layer="layout" svg:x1="18.702cm" svg:y1="8.96cm" svg:x2="18.712cm" svg:y2="10cm">
          <text:p/>
        </draw:line>
        <draw:custom-shape draw:style-name="gr114" draw:text-style-name="P4" draw:layer="layout" svg:width="1.601cm" svg:height="0.876cm" svg:x="15.403cm" svg:y="6.699cm">
          <text:p text:style-name="P3"><text:span text:style-name="T4">R35f</text:span></text:p>
          <draw:enhanced-geometry svg:viewBox="0 0 21600 21600" draw:type="mso-spt202" draw:enhanced-path="M 0 0 L 21600 0 21600 21600 0 21600 0 0 Z N"/>
        </draw:custom-shape>
        <draw:line draw:style-name="gr115" draw:text-style-name="P2" draw:layer="layout" svg:x1="18.937cm" svg:y1="6.995cm" svg:x2="17.129cm" svg:y2="6.999cm">
          <text:p/>
        </draw:line>
        <draw:custom-shape draw:style-name="gr96" draw:text-style-name="P1" draw:layer="layout" svg:width="1.199cm" svg:height="1.199cm" svg:x="16.297cm" svg:y="9.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2cm" svg:height="0.798cm" svg:x="18.699cm" svg:y="6.523cm">
          <text:p text:style-name="P5"><text:span text:style-name="T1">SOD2</text:span></text:p>
          <draw:enhanced-geometry svg:viewBox="0 0 21600 21600" draw:type="rectangle" draw:enhanced-path="M 0 0 L 21600 0 21600 21600 0 21600 0 0 Z N"/>
        </draw:custom-shape>
        <draw:line draw:style-name="gr116" draw:text-style-name="P2" draw:layer="layout" svg:x1="9.599cm" svg:y1="3.726cm" svg:x2="10cm" svg:y2="3.924cm">
          <text:p/>
        </draw:line>
        <draw:custom-shape draw:style-name="gr117" draw:text-style-name="P4" draw:layer="layout" svg:width="1.596cm" svg:height="0.876cm" svg:x="16.103cm" svg:y="9.922cm">
          <text:p text:style-name="P3"><text:span text:style-name="T10">ROS</text:span></text:p>
          <draw:enhanced-geometry svg:viewBox="0 0 21600 21600" draw:type="mso-spt202" draw:enhanced-path="M 0 0 L 21600 0 21600 21600 0 21600 0 0 Z N"/>
        </draw:custom-shape>
        <draw:line draw:style-name="gr118" draw:text-style-name="P2" draw:layer="layout" svg:x1="16.801cm" svg:y1="5.994cm" svg:x2="16.811cm" svg:y2="9.594cm">
          <text:p/>
        </draw:line>
        <draw:line draw:style-name="gr119" draw:text-style-name="P2" draw:layer="layout" svg:x1="17.001cm" svg:y1="9.545cm" svg:x2="17.011cm" svg:y2="5.945cm">
          <text:p/>
        </draw:line>
        <draw:custom-shape draw:style-name="gr120" draw:text-style-name="P9" draw:layer="layout" svg:width="1.2cm" svg:height="0.853cm" svg:x="16.501cm" svg:y="5.081cm">
          <text:p text:style-name="P8"><text:span text:style-name="T8">Ø</text:span></text:p>
          <draw:enhanced-geometry svg:viewBox="0 0 21600 21600" draw:type="mso-spt202" draw:enhanced-path="M 0 0 L 21600 0 21600 21600 0 21600 0 0 Z N"/>
        </draw:custom-shape>
        <draw:line draw:style-name="gr121" draw:text-style-name="P2" draw:layer="layout" svg:x1="10.998cm" svg:y1="6.501cm" svg:x2="16.669cm" svg:y2="6.558cm">
          <text:p/>
        </draw:line>
        <draw:custom-shape draw:style-name="gr14" draw:text-style-name="P1" draw:layer="layout" svg:width="1.402cm" svg:height="0.798cm" svg:x="18.9cm" svg:y="12.199cm">
          <text:p text:style-name="P5"><text:span text:style-name="T1">PTEN</text:span></text:p>
          <draw:enhanced-geometry svg:viewBox="0 0 21600 21600" draw:type="rectangle" draw:enhanced-path="M 0 0 L 21600 0 21600 21600 0 21600 0 0 Z N"/>
        </draw:custom-shape>
        <draw:custom-shape draw:style-name="gr14" draw:text-style-name="P1" draw:layer="layout" svg:width="1.402cm" svg:height="0.798cm" svg:x="21.802cm" svg:y="12.199cm">
          <text:p text:style-name="P5"><text:span text:style-name="T1">PTEN</text:span></text:p>
          <draw:enhanced-geometry svg:viewBox="0 0 21600 21600" draw:type="rectangle" draw:enhanced-path="M 0 0 L 21600 0 21600 21600 0 21600 0 0 Z N"/>
        </draw:custom-shape>
        <draw:line draw:style-name="gr80" draw:text-style-name="P2" draw:layer="layout" svg:x1="20.505cm" svg:y1="12.605cm" svg:x2="21.705cm" svg:y2="12.609cm">
          <text:p/>
        </draw:line>
        <draw:line draw:style-name="gr80" draw:text-style-name="P2" draw:layer="layout" svg:x1="21.74cm" svg:y1="12.803cm" svg:x2="20.47cm" svg:y2="12.808cm">
          <text:p/>
        </draw:line>
        <draw:line draw:style-name="gr80" draw:text-style-name="P2" draw:layer="layout" svg:x1="20.505cm" svg:y1="12.605cm" svg:x2="21.705cm" svg:y2="12.609cm">
          <text:p/>
        </draw:line>
        <draw:custom-shape draw:style-name="gr122" draw:text-style-name="P1" draw:layer="layout" svg:width="0.591cm" svg:height="0.6cm" svg:x="23.288cm" svg:y="12.349cm">
          <text:p text:style-name="P5"><text:span text:style-name="T11">O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3cm" svg:height="0.798cm" svg:x="15.998cm" svg:y="12.129cm">
          <text:p text:style-name="P5"><text:span text:style-name="T2">PTP1B</text:span></text:p>
          <draw:enhanced-geometry svg:viewBox="0 0 21600 21600" draw:type="rectangle" draw:enhanced-path="M 0 0 L 21600 0 21600 21600 0 21600 0 0 Z N"/>
        </draw:custom-shape>
        <draw:line draw:style-name="gr80" draw:text-style-name="P2" draw:layer="layout" svg:x1="14.702cm" svg:y1="12.534cm" svg:x2="15.901cm" svg:y2="12.539cm">
          <text:p/>
        </draw:line>
        <draw:line draw:style-name="gr80" draw:text-style-name="P2" draw:layer="layout" svg:x1="15.941cm" svg:y1="12.733cm" svg:x2="14.671cm" svg:y2="12.737cm">
          <text:p/>
        </draw:line>
        <draw:line draw:style-name="gr80" draw:text-style-name="P2" draw:layer="layout" svg:x1="14.702cm" svg:y1="12.534cm" svg:x2="15.901cm" svg:y2="12.539cm">
          <text:p/>
        </draw:line>
        <draw:custom-shape draw:style-name="gr122" draw:text-style-name="P1" draw:layer="layout" svg:width="0.591cm" svg:height="0.599cm" svg:x="17.489cm" svg:y="12.279cm">
          <text:p text:style-name="P5"><text:span text:style-name="T11">O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2cm" svg:height="0.798cm" svg:x="17.199cm" svg:y="14.523cm">
          <text:p text:style-name="P5"><text:span text:style-name="T1">GSH</text:span></text:p>
          <draw:enhanced-geometry svg:viewBox="0 0 21600 21600" draw:type="rectangle" draw:enhanced-path="M 0 0 L 21600 0 21600 21600 0 21600 0 0 Z N"/>
        </draw:custom-shape>
        <draw:custom-shape draw:style-name="gr14" draw:text-style-name="P1" draw:layer="layout" svg:width="1.402cm" svg:height="0.798cm" svg:x="9.524cm" svg:y="3.77cm">
          <text:p text:style-name="P5"><text:span text:style-name="T1">NOX</text:span></text:p>
          <draw:enhanced-geometry svg:viewBox="0 0 21600 21600" draw:type="rectangle" draw:enhanced-path="M 0 0 L 21600 0 21600 21600 0 21600 0 0 Z N"/>
        </draw:custom-shape>
        <draw:custom-shape draw:style-name="gr123" draw:text-style-name="P4" draw:layer="layout" svg:width="1.597cm" svg:height="0.788cm" svg:x="10.705cm" svg:y="4.149cm">
          <text:p text:style-name="P3"><text:span text:style-name="T9">inact</text:span></text:p>
          <draw:enhanced-geometry svg:viewBox="0 0 21600 21600" draw:type="mso-spt202" draw:enhanced-path="M 0 0 L 21600 0 21600 21600 0 21600 0 0 Z N"/>
        </draw:custom-shape>
        <draw:custom-shape draw:style-name="gr14" draw:text-style-name="P1" draw:layer="layout" svg:width="1.402cm" svg:height="0.798cm" svg:x="9.524cm" svg:y="5.869cm">
          <text:p text:style-name="P5"><text:span text:style-name="T1">NOX</text:span></text:p>
          <draw:enhanced-geometry svg:viewBox="0 0 21600 21600" draw:type="rectangle" draw:enhanced-path="M 0 0 L 21600 0 21600 21600 0 21600 0 0 Z N"/>
        </draw:custom-shape>
        <draw:line draw:style-name="gr80" draw:text-style-name="P2" draw:layer="layout" svg:x1="10.198cm" svg:y1="4.55cm" svg:x2="10.203cm" svg:y2="5.851cm">
          <text:p/>
        </draw:line>
        <draw:line draw:style-name="gr80" draw:text-style-name="P2" draw:layer="layout" svg:x1="10cm" svg:y1="5.876cm" svg:x2="10.004cm" svg:y2="4.523cm">
          <text:p/>
        </draw:line>
        <draw:custom-shape draw:style-name="gr14" draw:text-style-name="P1" draw:layer="layout" svg:width="1.402cm" svg:height="0.798cm" svg:x="9.524cm" svg:y="8.069cm">
          <text:p text:style-name="P5"><text:span text:style-name="T1">NOX</text:span></text:p>
          <draw:enhanced-geometry svg:viewBox="0 0 21600 21600" draw:type="rectangle" draw:enhanced-path="M 0 0 L 21600 0 21600 21600 0 21600 0 0 Z N"/>
        </draw:custom-shape>
        <draw:custom-shape draw:style-name="gr124" draw:text-style-name="P4" draw:layer="layout" svg:width="1.698cm" svg:height="0.788cm" svg:x="10.705cm" svg:y="8.347cm">
          <text:p text:style-name="P3"><text:span text:style-name="T9">deact</text:span></text:p>
          <draw:enhanced-geometry svg:viewBox="0 0 21600 21600" draw:type="mso-spt202" draw:enhanced-path="M 0 0 L 21600 0 21600 21600 0 21600 0 0 Z N"/>
        </draw:custom-shape>
        <draw:line draw:style-name="gr80" draw:text-style-name="P2" draw:layer="layout" svg:x1="10cm" svg:y1="6.759cm" svg:x2="10.004cm" svg:y2="8.043cm">
          <text:p/>
        </draw:line>
        <draw:custom-shape draw:style-name="gr6" draw:text-style-name="P1" draw:layer="layout" svg:width="1.001cm" svg:height="1.001cm" svg:x="11.896cm" svg:y="2.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 draw:layer="layout" svg:width="1.504cm" svg:height="0.876cm" svg:x="11.799cm" svg:y="2.302cm">
          <text:p text:style-name="P3"><text:span text:style-name="T1">Ins</text:span></text:p>
          <draw:enhanced-geometry svg:viewBox="0 0 21600 21600" draw:type="mso-spt202" draw:enhanced-path="M 0 0 L 21600 0 21600 21600 0 21600 0 0 Z N"/>
        </draw:custom-shape>
        <draw:custom-shape draw:style-name="gr14" draw:text-style-name="P1" draw:layer="layout" svg:width="1.398cm" svg:height="0.798cm" svg:x="13.198cm" svg:y="12.124cm">
          <text:p text:style-name="P5"><text:span text:style-name="T2">PTP1B</text:span></text:p>
          <draw:enhanced-geometry svg:viewBox="0 0 21600 21600" draw:type="rectangle" draw:enhanced-path="M 0 0 L 21600 0 21600 21600 0 21600 0 0 Z N"/>
        </draw:custom-shape>
        <draw:custom-shape draw:style-name="gr40" draw:text-style-name="P1" draw:layer="layout" svg:width="21.053cm" svg:height="3.175cm" svg:x="3.5cm" svg:y="0.423cm">
          <text:p text:style-name="P7"><text:span text:style-name="T6">ROS-Phosphatases</text:span></text:p>
          <draw:enhanced-geometry svg:viewBox="0 0 21600 21600" draw:type="mso-spt202" draw:enhanced-path="M 0 0 L 21600 0 21600 21600 0 21600 0 0 Z N"/>
        </draw:custom-shape>
        <draw:custom-shape draw:style-name="gr126" draw:text-style-name="P4" draw:layer="layout" svg:width="1.601cm" svg:height="0.876cm" svg:x="15.105cm" svg:y="11.198cm">
          <text:p text:style-name="P3"><text:span text:style-name="T4">R30f</text:span></text:p>
          <draw:enhanced-geometry svg:viewBox="0 0 21600 21600" draw:type="mso-spt202" draw:enhanced-path="M 0 0 L 21600 0 21600 21600 0 21600 0 0 Z N"/>
        </draw:custom-shape>
        <draw:custom-shape draw:style-name="gr127" draw:text-style-name="P4" draw:layer="layout" svg:width="1.6cm" svg:height="0.876cm" svg:x="14.504cm" svg:y="13.597cm">
          <text:p text:style-name="P3"><text:span text:style-name="T4">R30r</text:span></text:p>
          <draw:enhanced-geometry svg:viewBox="0 0 21600 21600" draw:type="mso-spt202" draw:enhanced-path="M 0 0 L 21600 0 21600 21600 0 21600 0 0 Z N"/>
        </draw:custom-shape>
        <draw:custom-shape draw:style-name="gr128" draw:text-style-name="P4" draw:layer="layout" svg:width="1.601cm" svg:height="0.876cm" svg:x="19.905cm" svg:y="10.898cm">
          <text:p text:style-name="P3"><text:span text:style-name="T4">R31f</text:span></text:p>
          <draw:enhanced-geometry svg:viewBox="0 0 21600 21600" draw:type="mso-spt202" draw:enhanced-path="M 0 0 L 21600 0 21600 21600 0 21600 0 0 Z N"/>
        </draw:custom-shape>
        <draw:custom-shape draw:style-name="gr129" draw:text-style-name="P4" draw:layer="layout" svg:width="1.601cm" svg:height="0.876cm" svg:x="20.404cm" svg:y="13.597cm">
          <text:p text:style-name="P3"><text:span text:style-name="T4">R31r</text:span></text:p>
          <draw:enhanced-geometry svg:viewBox="0 0 21600 21600" draw:type="mso-spt202" draw:enhanced-path="M 0 0 L 21600 0 21600 21600 0 21600 0 0 Z N"/>
        </draw:custom-shape>
        <draw:custom-shape draw:style-name="gr130" draw:text-style-name="P4" draw:layer="layout" svg:width="1.601cm" svg:height="0.876cm" svg:x="16.904cm" svg:y="6.1cm">
          <text:p text:style-name="P3"><text:span text:style-name="T4">R35r</text:span></text:p>
          <draw:enhanced-geometry svg:viewBox="0 0 21600 21600" draw:type="mso-spt202" draw:enhanced-path="M 0 0 L 21600 0 21600 21600 0 21600 0 0 Z N"/>
        </draw:custom-shape>
        <draw:custom-shape draw:style-name="gr131" draw:text-style-name="P4" draw:layer="layout" svg:width="1.601cm" svg:height="0.876cm" svg:x="11.808cm" svg:y="4.599cm">
          <text:p text:style-name="P3"><text:span text:style-name="T4">R34f</text:span></text:p>
          <draw:enhanced-geometry svg:viewBox="0 0 21600 21600" draw:type="mso-spt202" draw:enhanced-path="M 0 0 L 21600 0 21600 21600 0 21600 0 0 Z N"/>
        </draw:custom-shape>
        <draw:custom-shape draw:style-name="gr132" draw:text-style-name="P4" draw:layer="layout" svg:width="1.994cm" svg:height="0.876cm" svg:x="8.306cm" svg:y="4.996cm">
          <text:p text:style-name="P3"><text:span text:style-name="T4">R34r2</text:span></text:p>
          <draw:enhanced-geometry svg:viewBox="0 0 21600 21600" draw:type="mso-spt202" draw:enhanced-path="M 0 0 L 21600 0 21600 21600 0 21600 0 0 Z N"/>
        </draw:custom-shape>
        <draw:custom-shape draw:style-name="gr133" draw:text-style-name="P4" draw:layer="layout" svg:width="1.993cm" svg:height="0.876cm" svg:x="9.907cm" svg:y="6.901cm">
          <text:p text:style-name="P3"><text:span text:style-name="T4">R34r1</text:span></text:p>
          <draw:enhanced-geometry svg:viewBox="0 0 21600 21600" draw:type="mso-spt202" draw:enhanced-path="M 0 0 L 21600 0 21600 21600 0 21600 0 0 Z N"/>
        </draw:custom-shape>
        <draw:custom-shape draw:style-name="gr134" draw:text-style-name="P4" draw:layer="layout" svg:width="1.993cm" svg:height="0.876cm" svg:x="6.706cm" svg:y="7.099cm">
          <text:p text:style-name="P3"><text:span text:style-name="T4">R34r3</text:span></text:p>
          <draw:enhanced-geometry svg:viewBox="0 0 21600 21600" draw:type="mso-spt202" draw:enhanced-path="M 0 0 L 21600 0 21600 21600 0 21600 0 0 Z N"/>
        </draw:custom-shape>
        <draw:path draw:style-name="gr61" draw:layer="layout" svg:width="3.001cm" svg:height="3.456cm" draw:transform="rotate (2.44677707837039) translate (9.49999998734418cm 8.5000000151846cm)" svg:viewBox="0 0 3002 3457" svg:d="m0-894c3905 0 2881 3457 2881 3457">
          <text:p/>
        </draw:path>
        <draw:path draw:style-name="gr61" draw:layer="layout" svg:width="2.8cm" svg:height="1.069cm" draw:transform="rotate (-2.15879775179257) translate (12.644291504941cm 3.56286058742143cm)" svg:viewBox="0 0 2801 1070" svg:d="m0-24700c2357-971 2801 776 2801 776">
          <text:p/>
        </draw:path>
        <draw:path draw:style-name="gr61" draw:layer="layout" svg:width="1.696cm" svg:height="0.706cm" draw:transform="rotate (-2.35619449019309) translate (16.4999999999933cm 11.1999999999832cm)" svg:viewBox="0 0 1697 707" svg:d="m0-38467c1414 0 1697-707 1697-707">
          <text:p/>
        </draw:path>
        <draw:path draw:style-name="gr61" draw:layer="layout" svg:width="2.529cm" svg:height="1.264cm" draw:transform="rotate (2.81992847244671) translate (17.3cm 14.8cm)" svg:viewBox="0 0 2530 1265" svg:d="m0-17143c1581 0 2530 1265 2530 1265">
          <text:p/>
        </draw:path>
        <draw:path draw:style-name="gr61" draw:layer="layout" svg:width="3.13cm" svg:height="0.67cm" draw:transform="rotate (0.463733982254806) translate (18.3000691217436cm 14.3002677511696cm)" svg:viewBox="0 0 3131 671" svg:d="m0 42622c2236 0 3131-671 3131-671">
          <text:p/>
        </draw:path>
        <draw:path draw:style-name="gr61" draw:layer="layout" svg:width="3.823cm" svg:height="1.274cm" draw:transform="rotate (-0.197396738401707) translate (17.500000000001cm 10.4999999999948cm)" svg:viewBox="0 0 3824 1275" svg:d="m0 13728c2550 0 3824 1275 3824 1275">
          <text:p/>
        </draw:path>
        <draw:custom-shape draw:style-name="gr14" draw:text-style-name="P1" draw:layer="layout" svg:width="1.402cm" svg:height="0.798cm" svg:x="17.199cm" svg:y="16.823cm">
          <text:p text:style-name="P5"><text:span text:style-name="T1">GSSG</text:span></text:p>
          <draw:enhanced-geometry svg:viewBox="0 0 21600 21600" draw:type="rectangle" draw:enhanced-path="M 0 0 L 21600 0 21600 21600 0 21600 0 0 Z N"/>
        </draw:custom-shape>
        <draw:line draw:style-name="gr80" draw:text-style-name="P2" draw:layer="layout" svg:x1="17.907cm" svg:y1="16.785cm" svg:x2="17.912cm" svg:y2="15.414cm">
          <text:p/>
        </draw:line>
        <draw:line draw:style-name="gr80" draw:text-style-name="P2" draw:layer="layout" svg:x1="17.701cm" svg:y1="15.459cm" svg:x2="17.706cm" svg:y2="16.742cm">
          <text:p/>
        </draw:line>
        <draw:custom-shape draw:style-name="gr135" draw:text-style-name="P4" draw:layer="layout" svg:width="1.601cm" svg:height="0.876cm" svg:x="17.707cm" svg:y="15.706cm">
          <text:p text:style-name="P3"><text:span text:style-name="T4">R38r</text:span></text:p>
          <draw:enhanced-geometry svg:viewBox="0 0 21600 21600" draw:type="mso-spt202" draw:enhanced-path="M 0 0 L 21600 0 21600 21600 0 21600 0 0 Z N"/>
        </draw:custom-shape>
        <draw:custom-shape draw:style-name="gr96" draw:text-style-name="P1" draw:layer="layout" svg:width="1.199cm" svg:height="1.199cm" svg:x="4.39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4" draw:layer="layout" svg:width="1.596cm" svg:height="0.876cm" svg:x="4.203cm" svg:y="9.923cm">
          <text:p text:style-name="P3"><text:span text:style-name="T10">ROS</text:span></text:p>
          <draw:enhanced-geometry svg:viewBox="0 0 21600 21600" draw:type="mso-spt202" draw:enhanced-path="M 0 0 L 21600 0 21600 21600 0 21600 0 0 Z N"/>
        </draw:custom-shape>
        <draw:custom-shape draw:style-name="gr137" draw:text-style-name="P4" draw:layer="layout" svg:width="3.195cm" svg:height="0.788cm" svg:x="3.505cm" svg:y="10.747cm">
          <text:p text:style-name="P3"><text:span text:style-name="T9">extracellular</text:span></text:p>
          <draw:enhanced-geometry svg:viewBox="0 0 21600 21600" draw:type="mso-spt202" draw:enhanced-path="M 0 0 L 21600 0 21600 21600 0 21600 0 0 Z N"/>
        </draw:custom-shape>
        <draw:line draw:style-name="gr121" draw:text-style-name="P2" draw:layer="layout" svg:x1="5.799cm" svg:y1="10.132cm" svg:x2="16.069cm" svg:y2="10.133cm">
          <text:p/>
        </draw:line>
        <draw:path draw:style-name="gr61" draw:layer="layout" svg:width="5.46cm" svg:height="5.699cm" draw:transform="rotate (-2.89654842661043) translate (17.5cm 16cm)" svg:viewBox="0 0 5461 5700" svg:d="m121-33835c6185 0 5928-2281 4487-3517-1698-1455-4608-2183-4608-2183">
          <text:p/>
        </draw:path>
        <draw:custom-shape draw:style-name="gr138" draw:text-style-name="P4" draw:layer="layout" svg:width="1.601cm" svg:height="0.876cm" svg:x="16.108cm" svg:y="15.907cm">
          <text:p text:style-name="P3"><text:span text:style-name="T4">R38f</text:span></text:p>
          <draw:enhanced-geometry svg:viewBox="0 0 21600 21600" draw:type="mso-spt202" draw:enhanced-path="M 0 0 L 21600 0 21600 21600 0 21600 0 0 Z N"/>
        </draw:custom-shape>
        <draw:line draw:style-name="gr115" draw:text-style-name="P2" draw:layer="layout" svg:x1="20.139cm" svg:y1="10.095cm" svg:x2="17.529cm" svg:y2="10.105cm">
          <text:p/>
        </draw:line>
        <draw:custom-shape draw:style-name="gr14" draw:text-style-name="P1" draw:layer="layout" svg:width="1.402cm" svg:height="0.798cm" svg:x="17.999cm" svg:y="8.323cm">
          <text:p text:style-name="P5"><text:span text:style-name="T1">Mt</text:span></text:p>
          <draw:enhanced-geometry svg:viewBox="0 0 21600 21600" draw:type="rectangle" draw:enhanced-path="M 0 0 L 21600 0 21600 21600 0 21600 0 0 Z N"/>
        </draw:custom-shape>
        <draw:custom-shape draw:style-name="gr139" draw:text-style-name="P9" draw:layer="layout" svg:width="1.2cm" svg:height="0.853cm" svg:x="20.001cm" svg:y="9.682cm">
          <text:p text:style-name="P8"><text:span text:style-name="T8">Ø</text:span></text:p>
          <draw:enhanced-geometry svg:viewBox="0 0 21600 21600" draw:type="mso-spt202" draw:enhanced-path="M 0 0 L 21600 0 21600 21600 0 21600 0 0 Z N"/>
        </draw:custom-shape>
        <draw:custom-shape draw:style-name="gr140" draw:text-style-name="P4" draw:layer="layout" svg:width="1.601cm" svg:height="0.876cm" svg:x="18.605cm" svg:y="9.1cm">
          <text:p text:style-name="P3"><text:span text:style-name="T4">R36r</text:span></text:p>
          <draw:enhanced-geometry svg:viewBox="0 0 21600 21600" draw:type="mso-spt202" draw:enhanced-path="M 0 0 L 21600 0 21600 21600 0 21600 0 0 Z N"/>
        </draw:custom-shape>
        <draw:line draw:style-name="gr121" draw:text-style-name="P2" draw:layer="layout" svg:x1="16.069cm" svg:y1="10.332cm" svg:x2="5.799cm" svg:y2="10.333cm">
          <text:p/>
        </draw:line>
        <draw:custom-shape draw:style-name="gr141" draw:text-style-name="P4" draw:layer="layout" svg:width="1.601cm" svg:height="0.876cm" svg:x="9.505cm" svg:y="10.397cm">
          <text:p text:style-name="P3"><text:span text:style-name="T4">R37r</text:span></text:p>
          <draw:enhanced-geometry svg:viewBox="0 0 21600 21600" draw:type="mso-spt202" draw:enhanced-path="M 0 0 L 21600 0 21600 21600 0 21600 0 0 Z N"/>
        </draw:custom-shape>
        <draw:custom-shape draw:style-name="gr142" draw:text-style-name="P4" draw:layer="layout" svg:width="1.601cm" svg:height="0.876cm" svg:x="9.506cm" svg:y="9.297cm">
          <text:p text:style-name="P3"><text:span text:style-name="T4">R37f</text:span></text:p>
          <draw:enhanced-geometry svg:viewBox="0 0 21600 21600" draw:type="mso-spt202" draw:enhanced-path="M 0 0 L 21600 0 21600 21600 0 21600 0 0 Z N"/>
        </draw:custom-shape>
        <draw:custom-shape draw:style-name="gr143" draw:text-style-name="P1" draw:layer="layout" svg:width="10cm" svg:height="1.2cm" draw:transform="rotate (1.5707963267946) translate (6.595cm 14.528cm)">
          <text:p/>
          <draw:enhanced-geometry svg:viewBox="0 0 21600 21600" draw:mirror-horizontal="false" draw:mirror-vertical="false" draw:type="rectangle" draw:enhanced-path="M 0 0 L 21600 0 21600 21600 0 21600 0 0 Z N"/>
        </draw:custom-shape>
        <draw:custom-shape draw:style-name="gr144" draw:text-style-name="P6" draw:layer="layout" svg:width="1.6cm" svg:height="1.376cm" svg:x="1cm" svg:y="0.624cm">
          <text:p text:style-name="P3"><text:span text:style-name="T5">D</text:span></text:p>
          <draw:enhanced-geometry svg:viewBox="0 0 21600 21600" draw:type="mso-spt202" draw:enhanced-path="M 0 0 L 21600 0 21600 21600 0 21600 0 0 Z N"/>
        </draw:custom-shape>
        <presentation:notes draw:style-name="dp2" presentation:use-date-time-name="dtd1">
          <draw:page-thumbnail draw:style-name="gr59" draw:layer="layout" svg:width="14.772cm" svg:height="11.06cm" svg:x="3.074cm" svg:y="2.257cm" draw:page-number="4" presentation:class="page"/>
          <draw:frame presentation:style-name="pr1" draw:layer="layout" svg:width="16.726cm" svg:height="13.042cm" svg:x="2.099cm" svg:y="14.106cm" presentation:class="notes" presentation:placeholder="true">
            <draw:text-box/>
          </draw:frame>
        </presentation:notes>
      </draw:page>
      <draw:page draw:name="page5" draw:style-name="dp3" draw:master-page-name="Default">
        <draw:custom-shape draw:style-name="gr96" draw:text-style-name="P1" draw:layer="layout" svg:width="1.2cm" svg:height="1.2cm" svg:x="13.698cm" svg:y="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4" draw:layer="layout" svg:width="1.597cm" svg:height="0.876cm" svg:x="13.504cm" svg:y="5.525cm">
          <text:p text:style-name="P3"><text:span text:style-name="T10">ROS</text:span></text:p>
          <draw:enhanced-geometry svg:viewBox="0 0 21600 21600" draw:type="mso-spt202" draw:enhanced-path="M 0 0 L 21600 0 21600 21600 0 21600 0 0 Z N"/>
        </draw:custom-shape>
        <draw:custom-shape draw:style-name="gr14" draw:text-style-name="P1" draw:layer="layout" svg:width="1.402cm" svg:height="0.798cm" svg:x="10.1cm" svg:y="10.032cm">
          <text:p text:style-name="P5"><text:span text:style-name="T1">DUSP</text:span></text:p>
          <draw:enhanced-geometry svg:viewBox="0 0 21600 21600" draw:type="rectangle" draw:enhanced-path="M 0 0 L 21600 0 21600 21600 0 21600 0 0 Z N"/>
        </draw:custom-shape>
        <draw:custom-shape draw:style-name="gr14" draw:text-style-name="P1" draw:layer="layout" svg:width="1.402cm" svg:height="0.798cm" svg:x="13.5cm" svg:y="10.032cm">
          <text:p text:style-name="P5"><text:span text:style-name="T1">DUSP</text:span></text:p>
          <draw:enhanced-geometry svg:viewBox="0 0 21600 21600" draw:type="rectangle" draw:enhanced-path="M 0 0 L 21600 0 21600 21600 0 21600 0 0 Z N"/>
        </draw:custom-shape>
        <draw:line draw:style-name="gr80" draw:text-style-name="P2" draw:layer="layout" svg:x1="12.203cm" svg:y1="10.539cm" svg:x2="13.403cm" svg:y2="10.543cm">
          <text:p/>
        </draw:line>
        <draw:line draw:style-name="gr80" draw:text-style-name="P2" draw:layer="layout" svg:x1="13.337cm" svg:y1="10.336cm" svg:x2="12.067cm" svg:y2="10.34cm">
          <text:p/>
        </draw:line>
        <draw:line draw:style-name="gr80" draw:text-style-name="P2" draw:layer="layout" svg:x1="12.203cm" svg:y1="10.539cm" svg:x2="13.403cm" svg:y2="10.543cm">
          <text:p/>
        </draw:line>
        <draw:custom-shape draw:style-name="gr122" draw:text-style-name="P1" draw:layer="layout" svg:width="0.591cm" svg:height="0.599cm" svg:x="11.489cm" svg:y="10.182cm">
          <text:p text:style-name="P5"><text:span text:style-name="T11">O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402cm" svg:height="0.798cm" svg:x="14.999cm" svg:y="7.831cm">
          <text:p text:style-name="P5"><text:span text:style-name="T1">JNK</text:span></text:p>
          <draw:enhanced-geometry svg:viewBox="0 0 21600 21600" draw:type="rectangle" draw:enhanced-path="M 0 0 L 21600 0 21600 21600 0 21600 0 0 Z N"/>
        </draw:custom-shape>
        <draw:line draw:style-name="gr80" draw:text-style-name="P2" draw:layer="layout" svg:x1="13.703cm" svg:y1="8.237cm" svg:x2="14.902cm" svg:y2="8.241cm">
          <text:p/>
        </draw:line>
        <draw:line draw:style-name="gr80" draw:text-style-name="P2" draw:layer="layout" svg:x1="14.942cm" svg:y1="8.435cm" svg:x2="13.672cm" svg:y2="8.44cm">
          <text:p/>
        </draw:line>
        <draw:line draw:style-name="gr80" draw:text-style-name="P2" draw:layer="layout" svg:x1="13.703cm" svg:y1="8.237cm" svg:x2="14.902cm" svg:y2="8.241cm">
          <text:p/>
        </draw:line>
        <draw:custom-shape draw:style-name="gr14" draw:text-style-name="P1" draw:layer="layout" svg:width="1.402cm" svg:height="0.798cm" svg:x="11.899cm" svg:y="12.025cm">
          <text:p text:style-name="P5"><text:span text:style-name="T1">GSH</text:span></text:p>
          <draw:enhanced-geometry svg:viewBox="0 0 21600 21600" draw:type="rectangle" draw:enhanced-path="M 0 0 L 21600 0 21600 21600 0 21600 0 0 Z N"/>
        </draw:custom-shape>
        <draw:custom-shape draw:style-name="gr14" draw:text-style-name="P1" draw:layer="layout" svg:width="1.398cm" svg:height="0.798cm" svg:x="12.199cm" svg:y="7.827cm">
          <text:p text:style-name="P5"><text:span text:style-name="T1">JNK</text:span></text:p>
          <draw:enhanced-geometry svg:viewBox="0 0 21600 21600" draw:type="rectangle" draw:enhanced-path="M 0 0 L 21600 0 21600 21600 0 21600 0 0 Z N"/>
        </draw:custom-shape>
        <draw:custom-shape draw:style-name="gr40" draw:text-style-name="P1" draw:layer="layout" svg:width="20.554cm" svg:height="3.175cm" svg:x="4cm" svg:y="0.724cm">
          <text:p text:style-name="P7"><text:span text:style-name="T6">ROS-JNK/IKK</text:span></text:p>
          <draw:enhanced-geometry svg:viewBox="0 0 21600 21600" draw:type="mso-spt202" draw:enhanced-path="M 0 0 L 21600 0 21600 21600 0 21600 0 0 Z N"/>
        </draw:custom-shape>
        <draw:custom-shape draw:style-name="gr17" draw:text-style-name="P1" draw:layer="layout" svg:width="0.6cm" svg:height="0.6cm" svg:x="16.397cm" svg:y="8.0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4.302cm" svg:y1="6.702cm" svg:x2="14.307cm" svg:y2="8.1cm">
          <text:p/>
        </draw:line>
        <draw:line draw:style-name="gr3" draw:text-style-name="P2" draw:layer="layout" svg:x1="14.298cm" svg:y1="10.026cm" svg:x2="14.302cm" svg:y2="8.575cm">
          <text:p/>
        </draw:line>
        <draw:line draw:style-name="gr3" draw:text-style-name="P2" draw:layer="layout" svg:x1="12.702cm" svg:y1="12.024cm" svg:x2="12.706cm" svg:y2="10.573cm">
          <text:p/>
        </draw:line>
        <draw:custom-shape draw:style-name="gr146" draw:text-style-name="P4" draw:layer="layout" svg:width="1.601cm" svg:height="0.876cm" svg:x="12.803cm" svg:y="7.007cm">
          <text:p text:style-name="P3"><text:span text:style-name="T4">R42f</text:span></text:p>
          <draw:enhanced-geometry svg:viewBox="0 0 21600 21600" draw:type="mso-spt202" draw:enhanced-path="M 0 0 L 21600 0 21600 21600 0 21600 0 0 Z N"/>
        </draw:custom-shape>
        <draw:custom-shape draw:style-name="gr147" draw:text-style-name="P4" draw:layer="layout" svg:width="1.601cm" svg:height="0.876cm" svg:x="12.803cm" svg:y="8.506cm">
          <text:p text:style-name="P3"><text:span text:style-name="T4">R42r</text:span></text:p>
          <draw:enhanced-geometry svg:viewBox="0 0 21600 21600" draw:type="mso-spt202" draw:enhanced-path="M 0 0 L 21600 0 21600 21600 0 21600 0 0 Z N"/>
        </draw:custom-shape>
        <draw:custom-shape draw:style-name="gr148" draw:text-style-name="P4" draw:layer="layout" svg:width="1.601cm" svg:height="0.876cm" svg:x="11.304cm" svg:y="10.706cm">
          <text:p text:style-name="P3"><text:span text:style-name="T4">R32r</text:span></text:p>
          <draw:enhanced-geometry svg:viewBox="0 0 21600 21600" draw:type="mso-spt202" draw:enhanced-path="M 0 0 L 21600 0 21600 21600 0 21600 0 0 Z N"/>
        </draw:custom-shape>
        <draw:custom-shape draw:style-name="gr14" draw:text-style-name="P1" draw:layer="layout" svg:width="1.402cm" svg:height="0.798cm" svg:x="21.098cm" svg:y="7.831cm">
          <text:p text:style-name="P5"><text:span text:style-name="T1">IKK</text:span></text:p>
          <draw:enhanced-geometry svg:viewBox="0 0 21600 21600" draw:type="rectangle" draw:enhanced-path="M 0 0 L 21600 0 21600 21600 0 21600 0 0 Z N"/>
        </draw:custom-shape>
        <draw:line draw:style-name="gr80" draw:text-style-name="P2" draw:layer="layout" svg:x1="19.801cm" svg:y1="8.237cm" svg:x2="21.001cm" svg:y2="8.241cm">
          <text:p/>
        </draw:line>
        <draw:line draw:style-name="gr80" draw:text-style-name="P2" draw:layer="layout" svg:x1="21.041cm" svg:y1="8.435cm" svg:x2="19.771cm" svg:y2="8.44cm">
          <text:p/>
        </draw:line>
        <draw:line draw:style-name="gr80" draw:text-style-name="P2" draw:layer="layout" svg:x1="19.801cm" svg:y1="8.237cm" svg:x2="21.001cm" svg:y2="8.241cm">
          <text:p/>
        </draw:line>
        <draw:custom-shape draw:style-name="gr14" draw:text-style-name="P1" draw:layer="layout" svg:width="1.398cm" svg:height="0.798cm" svg:x="18.298cm" svg:y="7.827cm">
          <text:p text:style-name="P5"><text:span text:style-name="T1">IKK</text:span></text:p>
          <draw:enhanced-geometry svg:viewBox="0 0 21600 21600" draw:type="rectangle" draw:enhanced-path="M 0 0 L 21600 0 21600 21600 0 21600 0 0 Z N"/>
        </draw:custom-shape>
        <draw:custom-shape draw:style-name="gr17" draw:text-style-name="P1" draw:layer="layout" svg:width="0.599cm" svg:height="0.6cm" svg:x="22.496cm" svg:y="8.0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4" draw:layer="layout" svg:width="1.6cm" svg:height="0.876cm" svg:x="20.203cm" svg:y="7.007cm">
          <text:p text:style-name="P3"><text:span text:style-name="T4">R43f</text:span></text:p>
          <draw:enhanced-geometry svg:viewBox="0 0 21600 21600" draw:type="mso-spt202" draw:enhanced-path="M 0 0 L 21600 0 21600 21600 0 21600 0 0 Z N"/>
        </draw:custom-shape>
        <draw:custom-shape draw:style-name="gr150" draw:text-style-name="P4" draw:layer="layout" svg:width="1.6cm" svg:height="0.876cm" svg:x="20.203cm" svg:y="8.506cm">
          <text:p text:style-name="P3"><text:span text:style-name="T4">R43r</text:span></text:p>
          <draw:enhanced-geometry svg:viewBox="0 0 21600 21600" draw:type="mso-spt202" draw:enhanced-path="M 0 0 L 21600 0 21600 21600 0 21600 0 0 Z N"/>
        </draw:custom-shape>
        <draw:custom-shape draw:style-name="gr151" draw:text-style-name="P4" draw:layer="layout" svg:width="1.601cm" svg:height="0.876cm" svg:x="10.204cm" svg:y="8.807cm">
          <text:p text:style-name="P3"><text:span text:style-name="T4">R32f</text:span></text:p>
          <draw:enhanced-geometry svg:viewBox="0 0 21600 21600" draw:type="mso-spt202" draw:enhanced-path="M 0 0 L 21600 0 21600 21600 0 21600 0 0 Z N"/>
        </draw:custom-shape>
        <draw:path draw:style-name="gr152" draw:layer="layout" svg:width="3.174cm" svg:height="2.963cm" draw:transform="rotate (-2.62253173404737) translate (15.170679942893cm 8.67419898330536cm)" svg:viewBox="0 0 3175 2964" svg:d="m0-27151c4031 0 3076-2964 3076-2964">
          <text:p/>
        </draw:path>
        <draw:path draw:style-name="gr61" draw:layer="layout" svg:width="5.499cm" svg:height="1.999cm" svg:x="14.9cm" svg:y="8.6cm" svg:viewBox="0 0 5500 2000" svg:d="m0 2000c4000 0 5500-2000 5500-2000">
          <text:p/>
        </draw:path>
        <draw:path draw:style-name="gr61" draw:layer="layout" svg:width="5.499cm" svg:height="1.999cm" draw:transform="rotate (3.1415926535892) translate (20.4cm 8.1cm)" svg:viewBox="0 0 5500 2000" svg:d="m5500-14200c-4000 0-5500-2000-5500-2000">
          <text:p/>
        </draw:path>
        <draw:custom-shape draw:style-name="gr153" draw:text-style-name="P6" draw:layer="layout" svg:width="1.6cm" svg:height="1.376cm" svg:x="1cm" svg:y="0.624cm">
          <text:p text:style-name="P3"><text:span text:style-name="T5">E</text:span></text:p>
          <draw:enhanced-geometry svg:viewBox="0 0 21600 21600" draw:type="mso-spt202" draw:enhanced-path="M 0 0 L 21600 0 21600 21600 0 21600 0 0 Z N"/>
        </draw:custom-shape>
        <presentation:notes draw:style-name="dp4">
          <draw:page-thumbnail draw:style-name="gr59" draw:layer="layout" svg:width="14.772cm" svg:height="11.06cm" svg:x="3.074cm" svg:y="2.257cm" draw:page-number="5" presentation:class="page"/>
          <draw:frame presentation:style-name="pr1" draw:layer="layout" svg:width="16.726cm" svg:height="13.042cm" svg:x="2.099cm" svg:y="14.106cm" presentation:class="notes" presentation:placeholder="true">
            <draw:text-box/>
          </draw:frame>
        </presentation:notes>
      </draw:page>
      <draw:page draw:name="page6" draw:style-name="dp3" draw:master-page-name="Default">
        <draw:custom-shape draw:style-name="gr2" draw:text-style-name="P1" draw:layer="layout" svg:width="1.9cm" svg:height="3.03cm" svg:x="21cm" svg:y="7.6cm">
          <text:p/>
          <draw:enhanced-geometry svg:viewBox="0 0 2511 4001" draw:type="non-primitive" draw:enhanced-path="M 1255 500 C 887 500 991 0 755 0 519 0 345 282 255 500 0 1116 0 1884 255 2500 345 2718 665 2782 755 3000 819 3154 691 3346 755 3500 845 3718 1019 4000 1255 4000 1491 4000 1665 3718 1755 3500 1819 3346 1691 3154 1755 3000 1845 2782 2165 2718 2255 2500 2510 1884 2510 1116 2255 500 2165 282 1991 0 1755 0 1519 0 1623 500 1255 500 N"/>
        </draw:custom-shape>
        <draw:line draw:style-name="gr154" draw:text-style-name="P2" draw:layer="layout" svg:x1="14.6cm" svg:y1="16.3cm" svg:x2="14.59cm" svg:y2="15.25cm">
          <text:p/>
        </draw:line>
        <draw:custom-shape draw:style-name="gr155" draw:text-style-name="P1" draw:layer="layout" svg:width="4.299cm" svg:height="3.525cm" svg:x="1.101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6" draw:text-style-name="P2" draw:layer="layout" svg:x1="2.801cm" svg:y1="5.111cm" svg:x2="3.802cm" svg:y2="5.115cm">
          <text:p/>
        </draw:line>
        <draw:line draw:style-name="gr157" draw:text-style-name="P2" draw:layer="layout" svg:x1="3.775cm" svg:y1="5.314cm" svg:x2="2.629cm" svg:y2="5.318cm">
          <text:p/>
        </draw:line>
        <draw:line draw:style-name="gr158" draw:text-style-name="P2" draw:layer="layout" svg:x1="2.901cm" svg:y1="14.802cm" svg:x2="2.905cm" svg:y2="13.554cm">
          <text:p/>
        </draw:line>
        <draw:line draw:style-name="gr159" draw:text-style-name="P2" draw:layer="layout" svg:x1="2.901cm" svg:y1="16.4cm" svg:x2="2.905cm" svg:y2="15.65cm">
          <text:p/>
        </draw:line>
        <draw:line draw:style-name="gr160" draw:text-style-name="P2" draw:layer="layout" svg:x1="2.702cm" svg:y1="13.629cm" svg:x2="2.707cm" svg:y2="14.727cm">
          <text:p/>
        </draw:line>
        <draw:custom-shape draw:style-name="gr161" draw:text-style-name="P11" draw:layer="layout" svg:width="1.601cm" svg:height="0.853cm" svg:x="2.399cm" svg:y="8.22cm">
          <text:p text:style-name="P10"><text:span text:style-name="T4">SCF</text:span></text:p>
          <draw:enhanced-geometry svg:viewBox="0 0 21600 21600" draw:type="mso-spt202" draw:enhanced-path="M 0 0 L 21600 0 21600 21600 0 21600 0 0 Z N"/>
        </draw:custom-shape>
        <draw:line draw:style-name="gr162" draw:text-style-name="P2" draw:layer="layout" svg:x1="7cm" svg:y1="10.066cm" svg:x2="8.001cm" svg:y2="10.07cm">
          <text:p/>
        </draw:line>
        <draw:custom-shape draw:style-name="gr163" draw:text-style-name="P11" draw:layer="layout" svg:width="1.601cm" svg:height="0.853cm" svg:x="7.6cm" svg:y="9.568cm">
          <text:p text:style-name="P10"><text:span text:style-name="T12">Ø</text:span></text:p>
          <draw:enhanced-geometry svg:viewBox="0 0 21600 21600" draw:type="mso-spt202" draw:enhanced-path="M 0 0 L 21600 0 21600 21600 0 21600 0 0 Z N"/>
        </draw:custom-shape>
        <draw:line draw:style-name="gr164" draw:text-style-name="P2" draw:layer="layout" svg:x1="7.599cm" svg:y1="14.12cm" svg:x2="8.6cm" svg:y2="14.124cm">
          <text:p/>
        </draw:line>
        <draw:custom-shape draw:style-name="gr165" draw:text-style-name="P11" draw:layer="layout" svg:width="1.601cm" svg:height="0.853cm" svg:x="6.399cm" svg:y="13.622cm">
          <text:p text:style-name="P10"><text:span text:style-name="T12">Ø</text:span></text:p>
          <draw:enhanced-geometry svg:viewBox="0 0 21600 21600" draw:type="mso-spt202" draw:enhanced-path="M 0 0 L 21600 0 21600 21600 0 21600 0 0 Z N"/>
        </draw:custom-shape>
        <draw:frame draw:style-name="gr166" draw:text-style-name="P2" draw:layer="layout" svg:width="3.47cm" svg:height="0.59cm" svg:x="13.129cm" svg:y="16.894cm">
          <draw:image xlink:href="Pictures/1000000000000258000000682CC68BFD.png" xlink:type="simple" xlink:show="embed" xlink:actuate="onLoad">
            <text:p/>
          </draw:image>
        </draw:frame>
        <draw:custom-shape draw:style-name="gr155" draw:text-style-name="P1" draw:layer="layout" svg:width="6.694cm" svg:height="8.377cm" svg:x="12.3cm" svg:y="9.3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11" draw:layer="layout" svg:width="1.2cm" svg:height="0.853cm" svg:x="13.199cm" svg:y="9.522cm">
          <text:p text:style-name="P12"><text:span text:style-name="T12">Ø</text:span></text:p>
          <draw:enhanced-geometry svg:viewBox="0 0 21600 21600" draw:type="mso-spt202" draw:enhanced-path="M 0 0 L 21600 0 21600 21600 0 21600 0 0 Z N"/>
        </draw:custom-shape>
        <draw:line draw:style-name="gr168" draw:text-style-name="P2" draw:layer="layout" svg:x1="13.804cm" svg:y1="11.321cm" svg:x2="15.603cm" svg:y2="11.325cm">
          <text:p/>
        </draw:line>
        <draw:line draw:style-name="gr169" draw:text-style-name="P2" draw:layer="layout" svg:x1="18.497cm" svg:y1="11.123cm" svg:x2="19.697cm" svg:y2="11.127cm">
          <text:p/>
        </draw:line>
        <draw:line draw:style-name="gr170" draw:text-style-name="P2" draw:layer="layout" svg:x1="22.605cm" svg:y1="11.123cm" svg:x2="23.809cm" svg:y2="11.127cm">
          <text:p/>
        </draw:line>
        <draw:custom-shape draw:style-name="gr171" draw:text-style-name="P11" draw:layer="layout" svg:width="1.2cm" svg:height="0.853cm" svg:x="23.5cm" svg:y="10.7cm">
          <text:p text:style-name="P10"><text:span text:style-name="T12">Ø</text:span></text:p>
          <draw:enhanced-geometry svg:viewBox="0 0 21600 21600" draw:type="mso-spt202" draw:enhanced-path="M 0 0 L 21600 0 21600 21600 0 21600 0 0 Z N"/>
        </draw:custom-shape>
        <draw:custom-shape draw:style-name="gr172" draw:text-style-name="P11" draw:layer="layout" svg:width="1.199cm" svg:height="0.853cm" svg:x="19.008cm" svg:y="9.222cm">
          <text:p text:style-name="P10"><text:span text:style-name="T12">Ø</text:span></text:p>
          <draw:enhanced-geometry svg:viewBox="0 0 21600 21600" draw:type="mso-spt202" draw:enhanced-path="M 0 0 L 21600 0 21600 21600 0 21600 0 0 Z N"/>
        </draw:custom-shape>
        <draw:custom-shape draw:style-name="gr173" draw:text-style-name="P11" draw:layer="layout" svg:width="1.199cm" svg:height="0.853cm" svg:x="13.001cm" svg:y="10.88cm">
          <text:p text:style-name="P12"><text:span text:style-name="T12">Ø</text:span></text:p>
          <draw:enhanced-geometry svg:viewBox="0 0 21600 21600" draw:type="mso-spt202" draw:enhanced-path="M 0 0 L 21600 0 21600 21600 0 21600 0 0 Z N"/>
        </draw:custom-shape>
        <draw:line draw:style-name="gr174" draw:text-style-name="P2" draw:layer="layout" svg:x1="14.2cm" svg:y1="10.324cm" svg:x2="15.603cm" svg:y2="11.127cm">
          <text:p/>
        </draw:line>
        <draw:line draw:style-name="gr175" draw:text-style-name="P2" draw:layer="layout" svg:x1="20.004cm" svg:y1="9.668cm" svg:x2="21.204cm" svg:y2="9.672cm">
          <text:p/>
        </draw:line>
        <draw:custom-shape draw:style-name="gr176" draw:text-style-name="P11" draw:layer="layout" svg:width="3.223cm" svg:height="0.853cm" svg:x="5.801cm" svg:y="8.22cm">
          <text:p text:style-name="P10"><text:span text:style-name="T4">Proteasome</text:span></text:p>
          <draw:enhanced-geometry svg:viewBox="0 0 21600 21600" draw:type="mso-spt202" draw:enhanced-path="M 0 0 L 21600 0 21600 21600 0 21600 0 0 Z N"/>
        </draw:custom-shape>
        <draw:custom-shape draw:style-name="gr177" draw:text-style-name="P11" draw:layer="layout" svg:width="2.426cm" svg:height="0.853cm" svg:x="6.699cm" svg:y="12.221cm">
          <text:p text:style-name="P10"><text:span text:style-name="T4">E2F1</text:span></text:p>
          <draw:enhanced-geometry svg:viewBox="0 0 21600 21600" draw:type="mso-spt202" draw:enhanced-path="M 0 0 L 21600 0 21600 21600 0 21600 0 0 Z N"/>
        </draw:custom-shape>
        <draw:custom-shape draw:style-name="gr40" draw:text-style-name="P1" draw:layer="layout" svg:width="6.462cm" svg:height="1.779cm" svg:x="3.738cm" svg:y="0.221cm">
          <text:p text:style-name="P7"><text:span text:style-name="T6">FOXO </text:span></text:p>
          <draw:enhanced-geometry svg:viewBox="0 0 21600 21600" draw:type="mso-spt202" draw:enhanced-path="M 0 0 L 21600 0 21600 21600 0 21600 0 0 Z N"/>
        </draw:custom-shape>
        <draw:line draw:style-name="gr178" draw:text-style-name="P2" draw:layer="layout" svg:x1="3.301cm" svg:y1="6.42cm" svg:x2="3.305cm" svg:y2="5.383cm">
          <text:p/>
        </draw:line>
        <draw:custom-shape draw:style-name="gr14" draw:text-style-name="P14" draw:layer="layout" svg:width="1.63cm" svg:height="0.8cm" svg:x="2.698cm" svg:y="6.4cm">
          <text:p text:style-name="P13"><text:span text:style-name="T13">PP2A</text:span></text:p>
          <draw:enhanced-geometry svg:viewBox="0 0 21600 21600" draw:type="rectangle" draw:enhanced-path="M 0 0 L 21600 0 21600 21600 0 21600 0 0 Z N"/>
        </draw:custom-shape>
        <draw:line draw:style-name="gr179" draw:text-style-name="P2" draw:layer="layout" svg:x1="3.301cm" svg:y1="4cm" svg:x2="3.305cm" svg:y2="5.001cm">
          <text:p/>
        </draw:line>
        <draw:custom-shape draw:style-name="gr180" draw:text-style-name="P16" draw:layer="layout" svg:width="2.896cm" svg:height="0.6cm" svg:x="15.704cm" svg:y="10.917cm">
          <text:p text:style-name="P15"><text:span text:style-name="T3">SOD2_mRNA</text:span></text:p>
          <draw:enhanced-geometry svg:viewBox="0 0 21600 21600" draw:type="rectangle" draw:enhanced-path="M 0 0 L 21600 0 21600 21600 0 21600 0 0 Z N"/>
        </draw:custom-shape>
        <draw:custom-shape draw:style-name="gr180" draw:text-style-name="P18" draw:layer="layout" svg:width="3.1cm" svg:height="0.8cm" svg:x="15.704cm" svg:y="10.917cm">
          <text:p text:style-name="P17"><text:span text:style-name="T14">InR_mRNA</text:span></text:p>
          <draw:enhanced-geometry svg:viewBox="0 0 21600 21600" draw:mirror-horizontal="false" draw:mirror-vertical="false" draw:type="rectangle" draw:enhanced-path="M 0 0 L 21600 0 21600 21600 0 21600 0 0 Z N"/>
        </draw:custom-shape>
        <draw:custom-shape draw:style-name="gr180" draw:text-style-name="P16" draw:layer="layout" svg:width="2.896cm" svg:height="0.6cm" svg:x="19.704cm" svg:y="10.917cm">
          <text:p text:style-name="P15"><text:span text:style-name="T3">SOD2_mRNA</text:span></text:p>
          <draw:enhanced-geometry svg:viewBox="0 0 21600 21600" draw:type="rectangle" draw:enhanced-path="M 0 0 L 21600 0 21600 21600 0 21600 0 0 Z N"/>
        </draw:custom-shape>
        <draw:custom-shape draw:style-name="gr180" draw:text-style-name="P14" draw:layer="layout" svg:width="3.1cm" svg:height="0.8cm" svg:x="19.704cm" svg:y="10.917cm">
          <text:p text:style-name="P13"><text:span text:style-name="T13">InR_mRNA</text:span></text:p>
          <draw:enhanced-geometry svg:viewBox="0 0 21600 21600" draw:type="rectangle" draw:enhanced-path="M 0 0 L 21600 0 21600 21600 0 21600 0 0 Z N"/>
        </draw:custom-shape>
        <draw:line draw:style-name="gr154" draw:text-style-name="P2" draw:layer="layout" svg:x1="20.415cm" svg:y1="10.802cm" svg:x2="20.405cm" svg:y2="9.752cm">
          <text:p/>
        </draw:line>
        <draw:line draw:style-name="gr154" draw:text-style-name="P2" draw:layer="layout" svg:x1="7.405cm" svg:y1="8.958cm" svg:x2="7.415cm" svg:y2="10.008cm">
          <text:p/>
        </draw:line>
        <draw:line draw:style-name="gr154" draw:text-style-name="P2" draw:layer="layout" svg:x1="3.205cm" svg:y1="8.958cm" svg:x2="3.215cm" svg:y2="10.008cm">
          <text:p/>
        </draw:line>
        <draw:line draw:style-name="gr154" draw:text-style-name="P2" draw:layer="layout" svg:x1="7.905cm" svg:y1="12.958cm" svg:x2="7.915cm" svg:y2="14.008cm">
          <text:p/>
        </draw:line>
        <draw:custom-shape draw:style-name="gr181" draw:text-style-name="P11" draw:layer="layout" svg:width="1.2cm" svg:height="0.853cm" svg:x="13.2cm" svg:y="13.323cm">
          <text:p text:style-name="P12"><text:span text:style-name="T12">Ø</text:span></text:p>
          <draw:enhanced-geometry svg:viewBox="0 0 21600 21600" draw:type="mso-spt202" draw:enhanced-path="M 0 0 L 21600 0 21600 21600 0 21600 0 0 Z N"/>
        </draw:custom-shape>
        <draw:line draw:style-name="gr168" draw:text-style-name="P2" draw:layer="layout" svg:x1="13.805cm" svg:y1="15.122cm" svg:x2="15.604cm" svg:y2="15.126cm">
          <text:p/>
        </draw:line>
        <draw:line draw:style-name="gr169" draw:text-style-name="P2" draw:layer="layout" svg:x1="18.498cm" svg:y1="14.924cm" svg:x2="19.698cm" svg:y2="14.928cm">
          <text:p/>
        </draw:line>
        <draw:line draw:style-name="gr170" draw:text-style-name="P2" draw:layer="layout" svg:x1="22.606cm" svg:y1="14.924cm" svg:x2="23.81cm" svg:y2="14.928cm">
          <text:p/>
        </draw:line>
        <draw:custom-shape draw:style-name="gr182" draw:text-style-name="P11" draw:layer="layout" svg:width="1.2cm" svg:height="0.853cm" svg:x="23.501cm" svg:y="14.501cm">
          <text:p text:style-name="P10"><text:span text:style-name="T12">Ø</text:span></text:p>
          <draw:enhanced-geometry svg:viewBox="0 0 21600 21600" draw:type="mso-spt202" draw:enhanced-path="M 0 0 L 21600 0 21600 21600 0 21600 0 0 Z N"/>
        </draw:custom-shape>
        <draw:custom-shape draw:style-name="gr183" draw:text-style-name="P11" draw:layer="layout" svg:width="1.199cm" svg:height="0.853cm" svg:x="19.009cm" svg:y="13.023cm">
          <text:p text:style-name="P12"><text:span text:style-name="T12">Ø</text:span></text:p>
          <draw:enhanced-geometry svg:viewBox="0 0 21600 21600" draw:type="mso-spt202" draw:enhanced-path="M 0 0 L 21600 0 21600 21600 0 21600 0 0 Z N"/>
        </draw:custom-shape>
        <draw:custom-shape draw:style-name="gr184" draw:text-style-name="P11" draw:layer="layout" svg:width="1.2cm" svg:height="0.853cm" svg:x="23.403cm" svg:y="13.023cm">
          <text:p text:style-name="P10"><text:span text:style-name="T12">Ø</text:span></text:p>
          <draw:enhanced-geometry svg:viewBox="0 0 21600 21600" draw:type="mso-spt202" draw:enhanced-path="M 0 0 L 21600 0 21600 21600 0 21600 0 0 Z N"/>
        </draw:custom-shape>
        <draw:custom-shape draw:style-name="gr185" draw:text-style-name="P11" draw:layer="layout" svg:width="1.199cm" svg:height="0.853cm" svg:x="13.002cm" svg:y="14.681cm">
          <text:p text:style-name="P12"><text:span text:style-name="T12">Ø</text:span></text:p>
          <draw:enhanced-geometry svg:viewBox="0 0 21600 21600" draw:type="mso-spt202" draw:enhanced-path="M 0 0 L 21600 0 21600 21600 0 21600 0 0 Z N"/>
        </draw:custom-shape>
        <draw:line draw:style-name="gr174" draw:text-style-name="P2" draw:layer="layout" svg:x1="14.201cm" svg:y1="14.125cm" svg:x2="15.604cm" svg:y2="14.928cm">
          <text:p/>
        </draw:line>
        <draw:line draw:style-name="gr175" draw:text-style-name="P2" draw:layer="layout" svg:x1="20.005cm" svg:y1="13.469cm" svg:x2="21.005cm" svg:y2="13.479cm">
          <text:p/>
        </draw:line>
        <draw:line draw:style-name="gr186" draw:text-style-name="P2" draw:layer="layout" svg:x1="22.507cm" svg:y1="13.469cm" svg:x2="23.706cm" svg:y2="13.473cm">
          <text:p/>
        </draw:line>
        <draw:custom-shape draw:style-name="gr180" draw:text-style-name="P16" draw:layer="layout" svg:width="2.896cm" svg:height="0.6cm" svg:x="15.705cm" svg:y="14.718cm">
          <text:p text:style-name="P15"><text:span text:style-name="T3">SOD2_mRNA</text:span></text:p>
          <draw:enhanced-geometry svg:viewBox="0 0 21600 21600" draw:type="rectangle" draw:enhanced-path="M 0 0 L 21600 0 21600 21600 0 21600 0 0 Z N"/>
        </draw:custom-shape>
        <draw:custom-shape draw:style-name="gr180" draw:text-style-name="P14" draw:layer="layout" svg:width="3.1cm" svg:height="0.8cm" svg:x="15.705cm" svg:y="14.718cm">
          <text:p text:style-name="P13"><text:span text:style-name="T13">SOD2_mRNA</text:span></text:p>
          <draw:enhanced-geometry svg:viewBox="0 0 21600 21600" draw:type="rectangle" draw:enhanced-path="M 0 0 L 21600 0 21600 21600 0 21600 0 0 Z N"/>
        </draw:custom-shape>
        <draw:line draw:style-name="gr154" draw:text-style-name="P2" draw:layer="layout" svg:x1="20.416cm" svg:y1="14.603cm" svg:x2="20.406cm" svg:y2="13.553cm">
          <text:p/>
        </draw:line>
        <draw:custom-shape draw:style-name="gr187" draw:text-style-name="P20" draw:layer="layout" svg:width="1.504cm" svg:height="0.876cm" svg:x="21.3cm" svg:y="8.7cm">
          <text:p text:style-name="P19"><text:span text:style-name="T13">InR</text:span></text:p>
          <draw:enhanced-geometry svg:viewBox="0 0 21600 21600" draw:type="mso-spt202" draw:enhanced-path="M 0 0 L 21600 0 21600 21600 0 21600 0 0 Z N"/>
        </draw:custom-shape>
        <draw:path draw:style-name="gr188" draw:layer="layout" svg:width="3.535cm" svg:height="3.534cm" draw:transform="rotate (2.3561944901919) translate (14.1cm 16.4cm)" svg:viewBox="0 0 3536 3535" svg:d="m0-3253c3536 0 3536 3535 3536 3535">
          <text:p/>
        </draw:path>
        <draw:custom-shape draw:style-name="gr189" draw:text-style-name="P6" draw:layer="layout" svg:width="1.6cm" svg:height="1.376cm" svg:x="0.4cm" svg:y="0.224cm">
          <text:p text:style-name="P3"><text:span text:style-name="T5">F</text:span></text:p>
          <draw:enhanced-geometry svg:viewBox="0 0 21600 21600" draw:type="mso-spt202" draw:enhanced-path="M 0 0 L 21600 0 21600 21600 0 21600 0 0 Z N"/>
        </draw:custom-shape>
        <draw:custom-shape draw:style-name="gr180" draw:text-style-name="P14" draw:layer="layout" svg:width="3.1cm" svg:height="0.8cm" svg:x="19.705cm" svg:y="14.718cm">
          <text:p text:style-name="P13"><text:span text:style-name="T13">SOD2_mRNA</text:span></text:p>
          <draw:enhanced-geometry svg:viewBox="0 0 21600 21600" draw:type="rectangle" draw:enhanced-path="M 0 0 L 21600 0 21600 21600 0 21600 0 0 Z N"/>
        </draw:custom-shape>
        <draw:custom-shape draw:style-name="gr14" draw:text-style-name="P22" draw:layer="layout" svg:width="1.402cm" svg:height="0.799cm" svg:x="2.8cm" svg:y="3.23cm">
          <text:p text:style-name="P21"><text:span text:style-name="T13">Akt</text:span></text:p>
          <draw:enhanced-geometry svg:viewBox="0 0 21600 21600" draw:type="rectangle" draw:enhanced-path="M 0 0 L 21600 0 21600 21600 0 21600 0 0 Z N"/>
        </draw:custom-shape>
        <draw:custom-shape draw:style-name="gr17" draw:text-style-name="P1" draw:layer="layout" svg:width="0.6cm" svg:height="0.599cm" svg:x="4.004cm" svg:y="2.9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6cm" svg:height="0.6cm" svg:x="4.004cm" svg:y="3.59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6cm" svg:height="0.599cm" svg:x="5.503cm" svg:y="4.7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1.63cm" svg:height="0.8cm" svg:x="0.898cm" svg:y="4.8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3.898cm" svg:y="4.8cm">
          <text:p text:style-name="P13"><text:span text:style-name="T13">FOXO</text:span></text:p>
          <draw:enhanced-geometry svg:viewBox="0 0 21600 21600" draw:type="rectangle" draw:enhanced-path="M 0 0 L 21600 0 21600 21600 0 21600 0 0 Z N"/>
        </draw:custom-shape>
        <draw:line draw:style-name="gr156" draw:text-style-name="P2" draw:layer="layout" svg:x1="8.802cm" svg:y1="5.111cm" svg:x2="9.803cm" svg:y2="5.115cm">
          <text:p/>
        </draw:line>
        <draw:line draw:style-name="gr157" draw:text-style-name="P2" draw:layer="layout" svg:x1="9.776cm" svg:y1="5.314cm" svg:x2="8.63cm" svg:y2="5.318cm">
          <text:p/>
        </draw:line>
        <draw:line draw:style-name="gr178" draw:text-style-name="P2" draw:layer="layout" svg:x1="9.302cm" svg:y1="6.42cm" svg:x2="9.306cm" svg:y2="5.383cm">
          <text:p/>
        </draw:line>
        <draw:custom-shape draw:style-name="gr14" draw:text-style-name="P14" draw:layer="layout" svg:width="1.63cm" svg:height="0.8cm" svg:x="8.699cm" svg:y="6.4cm">
          <text:p text:style-name="P13"><text:span text:style-name="T13">PP2A</text:span></text:p>
          <draw:enhanced-geometry svg:viewBox="0 0 21600 21600" draw:type="rectangle" draw:enhanced-path="M 0 0 L 21600 0 21600 21600 0 21600 0 0 Z N"/>
        </draw:custom-shape>
        <draw:line draw:style-name="gr179" draw:text-style-name="P2" draw:layer="layout" svg:x1="9.302cm" svg:y1="4cm" svg:x2="9.306cm" svg:y2="5.001cm">
          <text:p/>
        </draw:line>
        <draw:custom-shape draw:style-name="gr14" draw:text-style-name="P22" draw:layer="layout" svg:width="1.402cm" svg:height="0.799cm" svg:x="8.801cm" svg:y="3.23cm">
          <text:p text:style-name="P21"><text:span text:style-name="T13">JNK</text:span></text:p>
          <draw:enhanced-geometry svg:viewBox="0 0 21600 21600" draw:type="rectangle" draw:enhanced-path="M 0 0 L 21600 0 21600 21600 0 21600 0 0 Z N"/>
        </draw:custom-shape>
        <draw:custom-shape draw:style-name="gr17" draw:text-style-name="P1" draw:layer="layout" svg:width="0.6cm" svg:height="0.6cm" svg:x="10.205cm" svg:y="3.39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6cm" svg:height="0.599cm" svg:x="11.504cm" svg:y="5.0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1.63cm" svg:height="0.8cm" svg:x="6.899cm" svg:y="4.8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9.899cm" svg:y="4.8cm">
          <text:p text:style-name="P13"><text:span text:style-name="T13">FOXO</text:span></text:p>
          <draw:enhanced-geometry svg:viewBox="0 0 21600 21600" draw:type="rectangle" draw:enhanced-path="M 0 0 L 21600 0 21600 21600 0 21600 0 0 Z N"/>
        </draw:custom-shape>
        <draw:line draw:style-name="gr156" draw:text-style-name="P2" draw:layer="layout" svg:x1="15.102cm" svg:y1="5.111cm" svg:x2="16.103cm" svg:y2="5.115cm">
          <text:p/>
        </draw:line>
        <draw:line draw:style-name="gr157" draw:text-style-name="P2" draw:layer="layout" svg:x1="16.076cm" svg:y1="5.314cm" svg:x2="14.93cm" svg:y2="5.318cm">
          <text:p/>
        </draw:line>
        <draw:line draw:style-name="gr178" draw:text-style-name="P2" draw:layer="layout" svg:x1="15.602cm" svg:y1="6.42cm" svg:x2="15.606cm" svg:y2="5.383cm">
          <text:p/>
        </draw:line>
        <draw:custom-shape draw:style-name="gr14" draw:text-style-name="P14" draw:layer="layout" svg:width="1.63cm" svg:height="0.8cm" svg:x="14.999cm" svg:y="6.4cm">
          <text:p text:style-name="P13"><text:span text:style-name="T13">PP2A</text:span></text:p>
          <draw:enhanced-geometry svg:viewBox="0 0 21600 21600" draw:type="rectangle" draw:enhanced-path="M 0 0 L 21600 0 21600 21600 0 21600 0 0 Z N"/>
        </draw:custom-shape>
        <draw:line draw:style-name="gr179" draw:text-style-name="P2" draw:layer="layout" svg:x1="15.602cm" svg:y1="4cm" svg:x2="15.606cm" svg:y2="5.001cm">
          <text:p/>
        </draw:line>
        <draw:custom-shape draw:style-name="gr17" draw:text-style-name="P1" draw:layer="layout" svg:width="0.6cm" svg:height="0.599cm" svg:x="17.304cm" svg:y="5.616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1.63cm" svg:height="0.8cm" svg:x="13.8cm" svg:y="16.3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16.199cm" svg:y="4.8cm">
          <text:p text:style-name="P13"><text:span text:style-name="T13">FOXO</text:span></text:p>
          <draw:enhanced-geometry svg:viewBox="0 0 21600 21600" draw:type="rectangle" draw:enhanced-path="M 0 0 L 21600 0 21600 21600 0 21600 0 0 Z N"/>
        </draw:custom-shape>
        <draw:custom-shape draw:style-name="gr14" draw:text-style-name="P22" draw:layer="layout" svg:width="1.402cm" svg:height="0.799cm" svg:x="15.101cm" svg:y="3.231cm">
          <text:p text:style-name="P21"><text:span text:style-name="T13">IKK</text:span></text:p>
          <draw:enhanced-geometry svg:viewBox="0 0 21600 21600" draw:type="rectangle" draw:enhanced-path="M 0 0 L 21600 0 21600 21600 0 21600 0 0 Z N"/>
        </draw:custom-shape>
        <draw:custom-shape draw:style-name="gr17" draw:text-style-name="P1" draw:layer="layout" svg:width="0.6cm" svg:height="0.6cm" svg:x="16.505cm" svg:y="3.397cm">
          <text:p text:style-name="P5"><text:span text:style-name="T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1.63cm" svg:height="0.8cm" svg:x="20.999cm" svg:y="13.1cm">
          <text:p text:style-name="P13"><text:span text:style-name="T13">SOD2</text:span></text:p>
          <draw:enhanced-geometry svg:viewBox="0 0 21600 21600" draw:type="rectangle" draw:enhanced-path="M 0 0 L 21600 0 21600 21600 0 21600 0 0 Z N"/>
        </draw:custom-shape>
        <draw:custom-shape draw:style-name="gr14" draw:text-style-name="P14" draw:layer="layout" svg:width="1.63cm" svg:height="0.8cm" svg:x="14.999cm" svg:y="6.4cm">
          <text:p text:style-name="P13"><text:span text:style-name="T13">PP2A</text:span></text:p>
          <draw:enhanced-geometry svg:viewBox="0 0 21600 21600" draw:type="rectangle" draw:enhanced-path="M 0 0 L 21600 0 21600 21600 0 21600 0 0 Z N"/>
        </draw:custom-shape>
        <draw:custom-shape draw:style-name="gr14" draw:text-style-name="P14" draw:layer="layout" svg:width="1.63cm" svg:height="0.8cm" svg:x="0.898cm" svg:y="9.8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3.898cm" svg:y="9.8cm">
          <text:p text:style-name="P13"><text:span text:style-name="T13">FOXO</text:span></text:p>
          <draw:enhanced-geometry svg:viewBox="0 0 21600 21600" draw:type="rectangle" draw:enhanced-path="M 0 0 L 21600 0 21600 21600 0 21600 0 0 Z N"/>
        </draw:custom-shape>
        <draw:line draw:style-name="gr156" draw:text-style-name="P2" draw:layer="layout" svg:x1="2.702cm" svg:y1="10.111cm" svg:x2="3.852cm" svg:y2="10.121cm">
          <text:p/>
        </draw:line>
        <draw:custom-shape draw:style-name="gr190" draw:text-style-name="P23" draw:layer="layout" svg:width="0.6cm" svg:height="0.599cm" svg:x="5.503cm" svg:y="9.917cm">
          <text:p text:style-name="P5"><text:span text:style-name="T3">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3" draw:layer="layout" svg:width="0.6cm" svg:height="0.599cm" svg:x="6.103cm" svg:y="10.118cm">
          <text:p text:style-name="P5"><text:span text:style-name="T3">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23" draw:layer="layout" svg:width="0.6cm" svg:height="0.599cm" svg:x="6.703cm" svg:y="10.319cm">
          <text:p text:style-name="P5"><text:span text:style-name="T3">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6" draw:text-style-name="P2" draw:layer="layout" svg:width="3.47cm" svg:height="0.59cm" svg:x="1.329cm" svg:y="16.994cm">
          <draw:image xlink:href="Pictures/1000000000000258000000682CC68BFD.png" xlink:type="simple" xlink:show="embed" xlink:actuate="onLoad">
            <text:p/>
          </draw:image>
        </draw:frame>
        <draw:custom-shape draw:style-name="gr14" draw:text-style-name="P14" draw:layer="layout" svg:width="1.63cm" svg:height="0.8cm" svg:x="2cm" svg:y="16.4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2cm" svg:y="14.8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2cm" svg:y="12.7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8.7cm" svg:y="13.7cm">
          <text:p text:style-name="P13"><text:span text:style-name="T13">FOXO</text:span></text:p>
          <draw:enhanced-geometry svg:viewBox="0 0 21600 21600" draw:type="rectangle" draw:enhanced-path="M 0 0 L 21600 0 21600 21600 0 21600 0 0 Z N"/>
        </draw:custom-shape>
        <draw:custom-shape draw:style-name="gr14" draw:text-style-name="P14" draw:layer="layout" svg:width="1.63cm" svg:height="0.8cm" svg:x="13.199cm" svg:y="4.8cm">
          <text:p text:style-name="P13"><text:span text:style-name="T13">FOXO</text:span></text:p>
          <draw:enhanced-geometry svg:viewBox="0 0 21600 21600" draw:type="rectangle" draw:enhanced-path="M 0 0 L 21600 0 21600 21600 0 21600 0 0 Z N"/>
        </draw:custom-shape>
        <draw:custom-shape draw:style-name="gr191" draw:text-style-name="P11" draw:layer="layout" svg:width="3.223cm" svg:height="0.853cm" svg:x="4.602cm" svg:y="17.421cm">
          <text:p text:style-name="P10"><text:span text:style-name="T4">Nucleus</text:span></text:p>
          <draw:enhanced-geometry svg:viewBox="0 0 21600 21600" draw:type="mso-spt202" draw:enhanced-path="M 0 0 L 21600 0 21600 21600 0 21600 0 0 Z N"/>
        </draw:custom-shape>
        <draw:custom-shape draw:style-name="gr192" draw:text-style-name="P11" draw:layer="layout" svg:width="3.223cm" svg:height="0.853cm" svg:x="18.103cm" svg:y="17.022cm">
          <text:p text:style-name="P10"><text:span text:style-name="T4">Nucleus</text:span></text:p>
          <draw:enhanced-geometry svg:viewBox="0 0 21600 21600" draw:type="mso-spt202" draw:enhanced-path="M 0 0 L 21600 0 21600 21600 0 21600 0 0 Z N"/>
        </draw:custom-shape>
        <draw:line draw:style-name="gr159" draw:text-style-name="P2" draw:layer="layout" svg:x1="2.697cm" svg:y1="15.66cm" svg:x2="2.697cm" svg:y2="16.41cm">
          <text:p/>
        </draw:line>
        <presentation:notes draw:style-name="dp4">
          <draw:page-thumbnail draw:style-name="gr59" draw:layer="layout" svg:width="14.772cm" svg:height="11.06cm" svg:x="3.074cm" svg:y="2.257cm" draw:page-number="6" presentation:class="page"/>
          <draw:frame presentation:style-name="pr1" draw:layer="layout" svg:width="16.726cm" svg:height="13.042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5f_0_5f_degrees_5f_22" draw:display-name="Black_0_degrees_22" draw:style="single" draw:color="#000000" draw:distance="0.2cm" draw:rotation="0"/>
    <draw:hatch draw:name="Black_5f_90_5f_degrees_5f_22" draw:display-name="Black_90_degrees_22" draw:style="single" draw:color="#000000" draw:distance="0.2cm" draw:rotation="900"/>
    <draw:hatch draw:name="Hatch_20_1" draw:display-name="Hatch 1" draw:style="single" draw:color="#000000" draw:distance="0.02cm" draw:rotation="0"/>
    <draw:fill-image draw:name="Bitmape_20_1" draw:display-name="Bitmape 1" xlink:href="Pictures/1000000000000008000000084CDE366A.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marker draw:name="Arrowheads_20_1" draw:display-name="Arrowheads 1" svg:viewBox="0 0 237 237" svg:d="m119 0 118 237h-237z"/>
    <draw:marker draw:name="Arrowheads_20_16" draw:display-name="Arrowheads 16" svg:viewBox="0 0 237 237" svg:d="m119 0 118 237h-237z"/>
    <draw:marker draw:name="Arrowheads_20_17" draw:display-name="Arrowheads 17" svg:viewBox="0 0 237 237" svg:d="m119 0 118 237h-237z"/>
    <draw:marker draw:name="Arrowheads_20_18" draw:display-name="Arrowheads 18" svg:viewBox="0 0 237 237" svg:d="m119 0 118 237h-237z"/>
    <draw:marker draw:name="Arrowheads_20_19" draw:display-name="Arrowheads 19" svg:viewBox="0 0 237 237" svg:d="m119 0 118 237h-237z"/>
    <draw:marker draw:name="Arrowheads_20_2" draw:display-name="Arrowheads 2" svg:viewBox="0 0 237 237" svg:d="m119 0 118 237h-237z"/>
    <draw:marker draw:name="Arrowheads_20_20" draw:display-name="Arrowheads 20" svg:viewBox="0 0 237 237" svg:d="m119 0 118 237h-237z"/>
    <draw:marker draw:name="Arrowheads_20_22" draw:display-name="Arrowheads 22" svg:viewBox="0 0 237 237" svg:d="m119 0 118 237h-237z"/>
    <draw:marker draw:name="Arrowheads_20_24" draw:display-name="Arrowheads 24" svg:viewBox="0 0 237 237" svg:d="m119 0 118 237h-237z"/>
    <draw:marker draw:name="Arrowheads_20_25" draw:display-name="Arrowheads 25" svg:viewBox="0 0 237 237" svg:d="m119 0 118 237h-237z"/>
    <draw:marker draw:name="Arrowheads_20_26" draw:display-name="Arrowheads 26" svg:viewBox="0 0 237 237" svg:d="m119 0 118 237h-237z"/>
    <draw:marker draw:name="Arrowheads_20_27" draw:display-name="Arrowheads 27" svg:viewBox="0 0 237 237" svg:d="m119 0 118 237h-237z"/>
    <draw:marker draw:name="Arrowheads_20_28" draw:display-name="Arrowheads 28" svg:viewBox="0 0 237 237" svg:d="m119 0 118 237h-237z"/>
    <draw:marker draw:name="Arrowheads_20_29" draw:display-name="Arrowheads 29" svg:viewBox="0 0 237 237" svg:d="m119 0 118 237h-237z"/>
    <draw:marker draw:name="Arrowheads_20_3" draw:display-name="Arrowheads 3" svg:viewBox="0 0 237 237" svg:d="m119 0 118 237h-237z"/>
    <draw:marker draw:name="Arrowheads_20_30" draw:display-name="Arrowheads 30" svg:viewBox="0 0 237 237" svg:d="m119 0 118 237h-237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8" draw:display-name="Arrowheads 38" svg:viewBox="0 0 210 210" svg:d="m105 0 105 210h-210z"/>
    <draw:marker draw:name="Arrowheads_20_39" draw:display-name="Arrowheads 39" svg:viewBox="0 0 210 210" svg:d="m105 0 105 210h-210z"/>
    <draw:marker draw:name="Arrowheads_20_4" draw:display-name="Arrowheads 4" svg:viewBox="0 0 237 237" svg:d="m119 0 118 237h-237z"/>
    <draw:marker draw:name="Arrowheads_20_40" draw:display-name="Arrowheads 40" svg:viewBox="0 0 210 210" svg:d="m105 0 105 210h-210z"/>
    <draw:marker draw:name="Arrowheads_20_41" draw:display-name="Arrowheads 41" svg:viewBox="0 0 210 210" svg:d="m105 0 105 210h-210z"/>
    <draw:marker draw:name="Arrowheads_20_42" draw:display-name="Arrowheads 42" svg:viewBox="0 0 210 210" svg:d="m105 0 105 210h-210z"/>
    <draw:marker draw:name="Arrowheads_20_43" draw:display-name="Arrowheads 43" svg:viewBox="0 0 210 210" svg:d="m105 0 105 210h-210z"/>
    <draw:marker draw:name="Arrowheads_20_44" draw:display-name="Arrowheads 44" svg:viewBox="0 0 210 210" svg:d="m105 0 105 210h-210z"/>
    <draw:marker draw:name="Arrowheads_20_45" draw:display-name="Arrowheads 45" svg:viewBox="0 0 210 210" svg:d="m105 0 105 210h-210z"/>
    <draw:marker draw:name="Arrowheads_20_46" draw:display-name="Arrowheads 46" svg:viewBox="0 0 210 210" svg:d="m105 0 105 210h-210z"/>
    <draw:marker draw:name="Arrowheads_20_47" draw:display-name="Arrowheads 47" svg:viewBox="0 0 210 210" svg:d="m105 0 105 210h-210z"/>
    <draw:marker draw:name="Arrowheads_20_5" draw:display-name="Arrowheads 5" svg:viewBox="0 0 237 237" svg:d="m119 0 118 237h-237z"/>
    <draw:marker draw:name="Arrowheads_20_6" draw:display-name="Arrowheads 6" svg:viewBox="0 0 237 237" svg:d="m119 0 118 237h-237z"/>
    <draw:marker draw:name="Arrowheads_20_7" draw:display-name="Arrowheads 7" svg:viewBox="0 0 237 237" svg:d="m119 0 118 237h-237z"/>
    <draw:marker draw:name="Symmetric_20_Arrow" draw:display-name="Symmetric Arrow" svg:viewBox="0 0 1131 902" svg:d="m564 0-564 902h1131z"/>
    <draw:marker draw:name="msArrowEnd_20_5" draw:display-name="msArrowEnd 5" svg:viewBox="0 0 240 240" svg:d="m120 0 120 240h-240z"/>
    <draw:stroke-dash draw:name="Dash_20_2" draw:display-name="Dash 2" draw:style="rect" draw:dots2="1" draw:dots2-length="0.104cm" draw:distance="0.078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width="0.08cm" draw:marker-start-width="0.42cm" draw:marker-end="Symmetric_20_Arrow" draw:marker-end-width="0.28cm" draw:fill="none" draw:fill-gradient-name="Gradient_20_7" draw:fill-hatch-name="Hatch_20_1" draw:fill-image-name="Bitmape_20_2"/>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stroke-dash="Dash_20_3" svg:stroke-width="0.08cm" draw:marker-start="Arrow" draw:marker-start-width="0.32cm" draw:marker-end="Symmetric_20_Arrow" draw:marker-end-width="0.25cm" draw:fill="none" draw:fill-gradient-name="Gradient_20_7" draw:fill-hatch-name="Hatch_20_1" draw:fill-image-name="Bitmape_20_2"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cm" fo:padding-right="0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cm" fo:padding-bottom="0cm" fo:padding-left="0cm" fo:padding-right="0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10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10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10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10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8.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2.387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2.387cm" fo:min-width="0cm" fo:padding-top="0cm" fo:padding-bottom="0cm" fo:padding-left="0cm" fo:padding-right="0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2.387cm" fo:min-width="0cm" fo:padding-top="0cm" fo:padding-bottom="0cm" fo:padding-left="0cm" fo:padding-right="0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13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13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13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13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writing-mode="lr-tb"/>
    </style:style>
    <style:style style:name="MP4" style:family="paragraph">
      <style:paragraph-properties fo:margin-left="0cm" fo:margin-right="0cm" fo:line-height="102%" fo:text-indent="0cm" style:line-break="strict" style:writing-mode="lr-tb" style:font-independent-line-spacing="true"/>
    </style:style>
    <style:style style:name="MP5" style:family="paragraph">
      <style:paragraph-properties fo:margin-left="0cm" fo:margin-right="0cm" fo:line-height="102%" fo:text-align="center" fo:text-indent="0cm" style:line-break="strict" style:writing-mode="lr-tb"/>
    </style:style>
    <style:style style:name="MP6" style:family="paragraph">
      <style:paragraph-properties fo:margin-left="0cm" fo:margin-right="0cm" fo:line-height="102%" fo:text-align="center" fo:text-indent="0cm" style:line-break="strict" style:writing-mode="lr-tb" style:font-independent-line-spacing="true"/>
    </style:style>
    <style:style style:name="MP7" style:family="paragraph">
      <style:paragraph-properties fo:margin-left="0cm" fo:margin-right="0cm" fo:line-height="102%" fo:text-align="end" fo:text-indent="0cm" style:line-break="strict" style:writing-mode="lr-tb"/>
    </style:style>
    <style:style style:name="MP8" style:family="paragraph">
      <style:paragraph-properties fo:margin-left="0cm" fo:margin-right="0cm" fo:line-height="102%" fo:text-align="end" fo:text-indent="0cm" style:line-break="strict" style:writing-mode="lr-tb" style:font-independent-line-spacing="true"/>
    </style:style>
    <style:style style:name="MP9" style:family="paragraph">
      <style:paragraph-properties fo:text-align="center"/>
    </style:style>
    <style:style style:name="MP10"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4pt" fo:language="en" fo:country="GB"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624cm" svg:x="1cm" svg:y="2.96cm"/>
      <draw:page-thumbnail draw:layer="backgroundobjects" svg:width="8.999cm" svg:height="6.624cm" svg:x="1cm" svg:y="11.536cm"/>
      <draw:page-thumbnail draw:layer="backgroundobjects" svg:width="8.999cm" svg:height="6.624cm" svg:x="1cm" svg:y="20.112cm"/>
      <draw:page-thumbnail draw:layer="backgroundobjects" svg:width="8.999cm" svg:height="6.624cm" svg:x="11cm" svg:y="2.96cm"/>
      <draw:page-thumbnail draw:layer="backgroundobjects" svg:width="8.999cm" svg:height="6.624cm" svg:x="11cm" svg:y="11.536cm"/>
      <draw:page-thumbnail draw:layer="backgroundobjects" svg:width="8.999cm" svg:height="6.624cm" svg:x="11cm" svg:y="20.112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885cm" svg:height="5.888cm" svg:x="1.719cm" svg:y="1.913cm" presentation:class="title" presentation:placeholder="true">
        <draw:text-box/>
      </draw:frame>
      <draw:frame presentation:style-name="Default-outline1" draw:layer="backgroundobjects" svg:width="21.885cm" svg:height="12.342cm" svg:x="1.719cm" svg:y="8.846cm" presentation:class="outline" presentation:placeholder="true">
        <draw:text-box/>
      </draw:frame>
      <draw:frame presentation:style-name="Mpr1" draw:text-style-name="MP4" draw:layer="backgroundobjects" svg:width="5.609cm" svg:height="2.386cm" svg:x="1.719cm" svg:y="33.015cm" presentation:class="date-time">
        <draw:text-box>
          <text:p text:style-name="MP3"><text:span text:style-name="MT2"><presentation:date-time/></text:span></text:p>
        </draw:text-box>
      </draw:frame>
      <draw:frame presentation:style-name="Mpr2" draw:text-style-name="MP6" draw:layer="backgroundobjects" svg:width="7.66cm" svg:height="2.386cm" svg:x="8.846cm" svg:y="33.015cm" presentation:class="footer">
        <draw:text-box>
          <text:p text:style-name="MP5"><text:span text:style-name="MT2"><presentation:footer/></text:span></text:p>
        </draw:text-box>
      </draw:frame>
      <draw:frame presentation:style-name="Mpr3" draw:text-style-name="MP8" draw:layer="backgroundobjects" svg:width="5.609cm" svg:height="2.386cm" svg:x="17.991cm" svg:y="33.015cm" presentation:class="page-number">
        <draw:text-box>
          <text:p text:style-name="MP7"><text:span text:style-name="MT2"><text:page-number>&lt;number&gt;</text:page-number></text:span></text:p>
        </draw:text-box>
      </draw:frame>
      <presentation:notes style:page-layout-name="PM0">
        <draw:rect draw:style-name="Mgr3" draw:text-style-name="MP9" draw:layer="backgroundobjects" svg:width="21cm" svg:height="29.7cm" svg:x="0cm" svg:y="0cm">
          <text:p/>
        </draw:rect>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772cm" svg:height="11.06cm" svg:x="3.074cm" svg:y="2.257cm" presentation:class="page"/>
        <draw:frame presentation:style-name="Default-notes" draw:layer="backgroundobjects" svg:width="16.726cm" svg:height="13.292cm" svg:x="2.099cm" svg:y="14.106cm" presentation:class="notes" presentation:placeholder="true">
          <draw:text-box/>
        </draw:frame>
        <draw:frame presentation:style-name="Mpr4" draw:text-style-name="MP4" draw:layer="backgroundobjects" svg:width="9.036cm" svg:height="1.412cm" svg:x="0cm" svg:y="-0.001cm" presentation:class="header">
          <draw:text-box>
            <text:p text:style-name="MP3"><text:span text:style-name="MT2"><presentation:header/></text:span></text:p>
          </draw:text-box>
        </draw:frame>
        <draw:frame presentation:style-name="Mpr5" draw:text-style-name="MP8" draw:layer="backgroundobjects" svg:width="9.035cm" svg:height="1.412cm" svg:x="11.888cm" svg:y="-0.001cm" presentation:class="date-time">
          <draw:text-box>
            <text:p text:style-name="MP7"><text:span text:style-name="MT2"><presentation:date-time/></text:span></text:p>
          </draw:text-box>
        </draw:frame>
        <draw:frame presentation:style-name="Mpr6" draw:text-style-name="MP4" draw:layer="backgroundobjects" svg:width="9.036cm" svg:height="1.412cm" svg:x="0cm" svg:y="28.207cm" presentation:class="footer">
          <draw:text-box>
            <text:p text:style-name="MP3"><text:span text:style-name="MT2"><presentation:footer/></text:span></text:p>
          </draw:text-box>
        </draw:frame>
        <draw:frame presentation:style-name="Mpr7" draw:text-style-name="MP8" draw:layer="backgroundobjects" svg:width="9.035cm" svg:height="1.412cm" svg:x="11.888cm" svg:y="28.207cm" presentation:class="page-number">
          <draw:text-box>
            <text:p text:style-name="MP7"><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Graham Smith</meta:initial-creator>
    <meta:editing-duration>PT584H34M01S</meta:editing-duration>
    <dc:date>2012-12-23T12:21:37</dc:date>
    <dc:creator>vadmin </dc:creator>
    <meta:generator>OpenOffice.org/3.2$Linux OpenOffice.org_project/320m12$Build-9483</meta:generator>
    <meta:editing-cycles>30</meta:editing-cycles>
    <meta:document-statistic meta:object-count="492"/>
  </office:meta>
</office:document-meta>
</file>